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_data_total" table:style-name="ta1">
        <table:shapes>
          <draw:frame draw:z-index="0" draw:style-name="gr1" draw:text-style-name="P1" svg:width="45.593cm" svg:height="9.005cm" svg:x="3.687cm" svg:y="0cm">
            <draw:object draw:notify-on-update-of-ranges="phase_data_total.A1:phase_data_total.A1 phase_data_total.A2:phase_data_total.A10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hase degrees</text:p>
          </table:table-cell>
        </table:table-row>
        <table:table-row table:style-name="ro1">
          <table:table-cell office:value-type="float" office:value="-53.1942633346302" calcext:value-type="float">
            <text:p>-53.1942633346302</text:p>
          </table:table-cell>
        </table:table-row>
        <table:table-row table:style-name="ro1">
          <table:table-cell office:value-type="float" office:value="-54.1623470457217" calcext:value-type="float">
            <text:p>-54.1623470457217</text:p>
          </table:table-cell>
        </table:table-row>
        <table:table-row table:style-name="ro1">
          <table:table-cell office:value-type="float" office:value="-55.6763556826958" calcext:value-type="float">
            <text:p>-55.6763556826958</text:p>
          </table:table-cell>
        </table:table-row>
        <table:table-row table:style-name="ro1">
          <table:table-cell office:value-type="float" office:value="-58.0291948079437" calcext:value-type="float">
            <text:p>-58.0291948079437</text:p>
          </table:table-cell>
        </table:table-row>
        <table:table-row table:style-name="ro1">
          <table:table-cell office:value-type="float" office:value="-60.051219992591" calcext:value-type="float">
            <text:p>-60.051219992591</text:p>
          </table:table-cell>
        </table:table-row>
        <table:table-row table:style-name="ro1">
          <table:table-cell office:value-type="float" office:value="-61.8110189254262" calcext:value-type="float">
            <text:p>-61.8110189254262</text:p>
          </table:table-cell>
        </table:table-row>
        <table:table-row table:style-name="ro1">
          <table:table-cell office:value-type="float" office:value="-62.9930878179737" calcext:value-type="float">
            <text:p>-62.9930878179737</text:p>
          </table:table-cell>
        </table:table-row>
        <table:table-row table:style-name="ro1">
          <table:table-cell office:value-type="float" office:value="-64.9037495373078" calcext:value-type="float">
            <text:p>-64.9037495373078</text:p>
          </table:table-cell>
        </table:table-row>
        <table:table-row table:style-name="ro1">
          <table:table-cell office:value-type="float" office:value="-66.8449142460344" calcext:value-type="float">
            <text:p>-66.8449142460344</text:p>
          </table:table-cell>
        </table:table-row>
        <table:table-row table:style-name="ro1">
          <table:table-cell office:value-type="float" office:value="-69.1306522051661" calcext:value-type="float">
            <text:p>-69.1306522051661</text:p>
          </table:table-cell>
        </table:table-row>
        <table:table-row table:style-name="ro1">
          <table:table-cell office:value-type="float" office:value="-70.8209919741893" calcext:value-type="float">
            <text:p>-70.8209919741893</text:p>
          </table:table-cell>
        </table:table-row>
        <table:table-row table:style-name="ro1">
          <table:table-cell office:value-type="float" office:value="-72.4075754378184" calcext:value-type="float">
            <text:p>-72.4075754378184</text:p>
          </table:table-cell>
        </table:table-row>
        <table:table-row table:style-name="ro1">
          <table:table-cell office:value-type="float" office:value="-74.422174225689" calcext:value-type="float">
            <text:p>-74.422174225689</text:p>
          </table:table-cell>
        </table:table-row>
        <table:table-row table:style-name="ro1">
          <table:table-cell office:value-type="float" office:value="-76.7014296695057" calcext:value-type="float">
            <text:p>-76.7014296695057</text:p>
          </table:table-cell>
        </table:table-row>
        <table:table-row table:style-name="ro1">
          <table:table-cell office:value-type="float" office:value="-78.7564588977868" calcext:value-type="float">
            <text:p>-78.7564588977868</text:p>
          </table:table-cell>
        </table:table-row>
        <table:table-row table:style-name="ro1">
          <table:table-cell office:value-type="float" office:value="-80.8160807491557" calcext:value-type="float">
            <text:p>-80.8160807491557</text:p>
          </table:table-cell>
        </table:table-row>
        <table:table-row table:style-name="ro1">
          <table:table-cell office:value-type="float" office:value="-82.8749836510982" calcext:value-type="float">
            <text:p>-82.8749836510982</text:p>
          </table:table-cell>
        </table:table-row>
        <table:table-row table:style-name="ro1">
          <table:table-cell office:value-type="float" office:value="-84.5596679689945" calcext:value-type="float">
            <text:p>-84.5596679689945</text:p>
          </table:table-cell>
        </table:table-row>
        <table:table-row table:style-name="ro1">
          <table:table-cell office:value-type="float" office:value="-86.2314702908646" calcext:value-type="float">
            <text:p>-86.2314702908646</text:p>
          </table:table-cell>
        </table:table-row>
        <table:table-row table:style-name="ro1">
          <table:table-cell office:value-type="float" office:value="-87.9423540530517" calcext:value-type="float">
            <text:p>-87.9423540530517</text:p>
          </table:table-cell>
        </table:table-row>
        <table:table-row table:style-name="ro1">
          <table:table-cell office:value-type="float" office:value="-90.3451511231641" calcext:value-type="float">
            <text:p>-90.3451511231641</text:p>
          </table:table-cell>
        </table:table-row>
        <table:table-row table:style-name="ro1">
          <table:table-cell office:value-type="float" office:value="-93.1221304621157" calcext:value-type="float">
            <text:p>-93.1221304621157</text:p>
          </table:table-cell>
        </table:table-row>
        <table:table-row table:style-name="ro1">
          <table:table-cell office:value-type="float" office:value="-95.1944289077348" calcext:value-type="float">
            <text:p>-95.1944289077348</text:p>
          </table:table-cell>
        </table:table-row>
        <table:table-row table:style-name="ro1">
          <table:table-cell office:value-type="float" office:value="-96.9529574681739" calcext:value-type="float">
            <text:p>-96.9529574681739</text:p>
          </table:table-cell>
        </table:table-row>
        <table:table-row table:style-name="ro1">
          <table:table-cell office:value-type="float" office:value="-98.7197465062373" calcext:value-type="float">
            <text:p>-98.7197465062373</text:p>
          </table:table-cell>
        </table:table-row>
        <table:table-row table:style-name="ro1">
          <table:table-cell office:value-type="float" office:value="-101.173838241815" calcext:value-type="float">
            <text:p>-101.173838241815</text:p>
          </table:table-cell>
        </table:table-row>
        <table:table-row table:style-name="ro1">
          <table:table-cell office:value-type="float" office:value="-102.942624265795" calcext:value-type="float">
            <text:p>-102.942624265795</text:p>
          </table:table-cell>
        </table:table-row>
        <table:table-row table:style-name="ro1">
          <table:table-cell office:value-type="float" office:value="-104.796762245057" calcext:value-type="float">
            <text:p>-104.796762245057</text:p>
          </table:table-cell>
        </table:table-row>
        <table:table-row table:style-name="ro1">
          <table:table-cell office:value-type="float" office:value="-107.000094453639" calcext:value-type="float">
            <text:p>-107.000094453639</text:p>
          </table:table-cell>
        </table:table-row>
        <table:table-row table:style-name="ro1">
          <table:table-cell office:value-type="float" office:value="-109.093492000486" calcext:value-type="float">
            <text:p>-109.093492000486</text:p>
          </table:table-cell>
        </table:table-row>
        <table:table-row table:style-name="ro1">
          <table:table-cell office:value-type="float" office:value="-110.839084876676" calcext:value-type="float">
            <text:p>-110.839084876676</text:p>
          </table:table-cell>
        </table:table-row>
        <table:table-row table:style-name="ro1">
          <table:table-cell office:value-type="float" office:value="-112.833654177918" calcext:value-type="float">
            <text:p>-112.833654177918</text:p>
          </table:table-cell>
        </table:table-row>
        <table:table-row table:style-name="ro1">
          <table:table-cell office:value-type="float" office:value="-114.848252965788" calcext:value-type="float">
            <text:p>-114.848252965788</text:p>
          </table:table-cell>
        </table:table-row>
        <table:table-row table:style-name="ro1">
          <table:table-cell office:value-type="float" office:value="-117.189503612078" calcext:value-type="float">
            <text:p>-117.189503612078</text:p>
          </table:table-cell>
        </table:table-row>
        <table:table-row table:style-name="ro1">
          <table:table-cell office:value-type="float" office:value="-119.52867183448" calcext:value-type="float">
            <text:p>-119.52867183448</text:p>
          </table:table-cell>
        </table:table-row>
        <table:table-row table:style-name="ro1">
          <table:table-cell office:value-type="float" office:value="-121.857998891328" calcext:value-type="float">
            <text:p>-121.857998891328</text:p>
          </table:table-cell>
        </table:table-row>
        <table:table-row table:style-name="ro1">
          <table:table-cell office:value-type="float" office:value="-123.882657656153" calcext:value-type="float">
            <text:p>-123.882657656153</text:p>
          </table:table-cell>
        </table:table-row>
        <table:table-row table:style-name="ro1">
          <table:table-cell office:value-type="float" office:value="-125.900049640216" calcext:value-type="float">
            <text:p>-125.900049640216</text:p>
          </table:table-cell>
        </table:table-row>
        <table:table-row table:style-name="ro1">
          <table:table-cell office:value-type="float" office:value="-127.631948928378" calcext:value-type="float">
            <text:p>-127.631948928378</text:p>
          </table:table-cell>
        </table:table-row>
        <table:table-row table:style-name="ro1">
          <table:table-cell office:value-type="float" office:value="-129.629005304464" calcext:value-type="float">
            <text:p>-129.629005304464</text:p>
          </table:table-cell>
        </table:table-row>
        <table:table-row table:style-name="ro1">
          <table:table-cell office:value-type="float" office:value="-131.833673480997" calcext:value-type="float">
            <text:p>-131.833673480997</text:p>
          </table:table-cell>
        </table:table-row>
        <table:table-row table:style-name="ro1">
          <table:table-cell office:value-type="float" office:value="-134.268604246902" calcext:value-type="float">
            <text:p>-134.268604246902</text:p>
          </table:table-cell>
        </table:table-row>
        <table:table-row table:style-name="ro1">
          <table:table-cell office:value-type="float" office:value="-135.962863625636" calcext:value-type="float">
            <text:p>-135.962863625636</text:p>
          </table:table-cell>
        </table:table-row>
        <table:table-row table:style-name="ro1">
          <table:table-cell office:value-type="float" office:value="-137.385944030389" calcext:value-type="float">
            <text:p>-137.385944030389</text:p>
          </table:table-cell>
        </table:table-row>
        <table:table-row table:style-name="ro1">
          <table:table-cell office:value-type="float" office:value="-139.289153328819" calcext:value-type="float">
            <text:p>-139.289153328819</text:p>
          </table:table-cell>
        </table:table-row>
        <table:table-row table:style-name="ro1">
          <table:table-cell office:value-type="float" office:value="-141.976196477045" calcext:value-type="float">
            <text:p>-141.976196477045</text:p>
          </table:table-cell>
        </table:table-row>
        <table:table-row table:style-name="ro1">
          <table:table-cell office:value-type="float" office:value="-143.947584754816" calcext:value-type="float">
            <text:p>-143.947584754816</text:p>
          </table:table-cell>
        </table:table-row>
        <table:table-row table:style-name="ro1">
          <table:table-cell office:value-type="float" office:value="-145.561010691196" calcext:value-type="float">
            <text:p>-145.561010691196</text:p>
          </table:table-cell>
        </table:table-row>
        <table:table-row table:style-name="ro1">
          <table:table-cell office:value-type="float" office:value="-147.144278049567" calcext:value-type="float">
            <text:p>-147.144278049567</text:p>
          </table:table-cell>
        </table:table-row>
        <table:table-row table:style-name="ro1">
          <table:table-cell office:value-type="float" office:value="-149.55137645616" calcext:value-type="float">
            <text:p>-149.55137645616</text:p>
          </table:table-cell>
        </table:table-row>
        <table:table-row table:style-name="ro1">
          <table:table-cell office:value-type="float" office:value="-151.203774214891" calcext:value-type="float">
            <text:p>-151.203774214891</text:p>
          </table:table-cell>
        </table:table-row>
        <table:table-row table:style-name="ro1">
          <table:table-cell office:value-type="float" office:value="-152.256795527994" calcext:value-type="float">
            <text:p>-152.256795527994</text:p>
          </table:table-cell>
        </table:table-row>
        <table:table-row table:style-name="ro1">
          <table:table-cell office:value-type="float" office:value="-154.025606037569" calcext:value-type="float">
            <text:p>-154.025606037569</text:p>
          </table:table-cell>
        </table:table-row>
        <table:table-row table:style-name="ro1">
          <table:table-cell office:value-type="float" office:value="-156.408679905402" calcext:value-type="float">
            <text:p>-156.408679905402</text:p>
          </table:table-cell>
        </table:table-row>
        <table:table-row table:style-name="ro1">
          <table:table-cell office:value-type="float" office:value="-158.629377730657" calcext:value-type="float">
            <text:p>-158.629377730657</text:p>
          </table:table-cell>
        </table:table-row>
        <table:table-row table:style-name="ro1">
          <table:table-cell office:value-type="float" office:value="-159.904768808095" calcext:value-type="float">
            <text:p>-159.904768808095</text:p>
          </table:table-cell>
        </table:table-row>
        <table:table-row table:style-name="ro1">
          <table:table-cell office:value-type="float" office:value="-161.462186333354" calcext:value-type="float">
            <text:p>-161.462186333354</text:p>
          </table:table-cell>
        </table:table-row>
        <table:table-row table:style-name="ro1">
          <table:table-cell office:value-type="float" office:value="-163.518727788671" calcext:value-type="float">
            <text:p>-163.518727788671</text:p>
          </table:table-cell>
        </table:table-row>
        <table:table-row table:style-name="ro1">
          <table:table-cell office:value-type="float" office:value="-165.570247750244" calcext:value-type="float">
            <text:p>-165.570247750244</text:p>
          </table:table-cell>
        </table:table-row>
        <table:table-row table:style-name="ro1">
          <table:table-cell office:value-type="float" office:value="-167.366638064725" calcext:value-type="float">
            <text:p>-167.366638064725</text:p>
          </table:table-cell>
        </table:table-row>
        <table:table-row table:style-name="ro1">
          <table:table-cell office:value-type="float" office:value="-168.69006752598" calcext:value-type="float">
            <text:p>-168.69006752598</text:p>
          </table:table-cell>
        </table:table-row>
        <table:table-row table:style-name="ro1">
          <table:table-cell office:value-type="float" office:value="-170.643292012471" calcext:value-type="float">
            <text:p>-170.643292012471</text:p>
          </table:table-cell>
        </table:table-row>
        <table:table-row table:style-name="ro1">
          <table:table-cell office:value-type="float" office:value="-172.363427784511" calcext:value-type="float">
            <text:p>-172.363427784511</text:p>
          </table:table-cell>
        </table:table-row>
        <table:table-row table:style-name="ro1">
          <table:table-cell office:value-type="float" office:value="-173.694554022731" calcext:value-type="float">
            <text:p>-173.694554022731</text:p>
          </table:table-cell>
        </table:table-row>
        <table:table-row table:style-name="ro1">
          <table:table-cell office:value-type="float" office:value="-175.288469053898" calcext:value-type="float">
            <text:p>-175.288469053898</text:p>
          </table:table-cell>
        </table:table-row>
        <table:table-row table:style-name="ro1">
          <table:table-cell office:value-type="float" office:value="-177.184443315789" calcext:value-type="float">
            <text:p>-177.184443315789</text:p>
          </table:table-cell>
        </table:table-row>
        <table:table-row table:style-name="ro1">
          <table:table-cell office:value-type="float" office:value="-178.747832624796" calcext:value-type="float">
            <text:p>-178.747832624796</text:p>
          </table:table-cell>
        </table:table-row>
        <table:table-row table:style-name="ro1">
          <table:table-cell office:value-type="float" office:value="179.373841546465" calcext:value-type="float">
            <text:p>179.373841546465</text:p>
          </table:table-cell>
        </table:table-row>
        <table:table-row table:style-name="ro1">
          <table:table-cell office:value-type="float" office:value="177.809426135962" calcext:value-type="float">
            <text:p>177.809426135962</text:p>
          </table:table-cell>
        </table:table-row>
        <table:table-row table:style-name="ro1">
          <table:table-cell office:value-type="float" office:value="176.22771639062" calcext:value-type="float">
            <text:p>176.22771639062</text:p>
          </table:table-cell>
        </table:table-row>
        <table:table-row table:style-name="ro1">
          <table:table-cell office:value-type="float" office:value="174.382419409873" calcext:value-type="float">
            <text:p>174.382419409873</text:p>
          </table:table-cell>
        </table:table-row>
        <table:table-row table:style-name="ro1">
          <table:table-cell office:value-type="float" office:value="172.528440823408" calcext:value-type="float">
            <text:p>172.528440823408</text:p>
          </table:table-cell>
        </table:table-row>
        <table:table-row table:style-name="ro1">
          <table:table-cell office:value-type="float" office:value="171.253837737445" calcext:value-type="float">
            <text:p>171.253837737445</text:p>
          </table:table-cell>
        </table:table-row>
        <table:table-row table:style-name="ro1">
          <table:table-cell office:value-type="float" office:value="169.973962909679" calcext:value-type="float">
            <text:p>169.973962909679</text:p>
          </table:table-cell>
        </table:table-row>
        <table:table-row table:style-name="ro1">
          <table:table-cell office:value-type="float" office:value="168.446774807715" calcext:value-type="float">
            <text:p>168.446774807715</text:p>
          </table:table-cell>
        </table:table-row>
        <table:table-row table:style-name="ro1">
          <table:table-cell office:value-type="float" office:value="166.564476637681" calcext:value-type="float">
            <text:p>166.564476637681</text:p>
          </table:table-cell>
        </table:table-row>
        <table:table-row table:style-name="ro1">
          <table:table-cell office:value-type="float" office:value="164.908427321405" calcext:value-type="float">
            <text:p>164.908427321405</text:p>
          </table:table-cell>
        </table:table-row>
        <table:table-row table:style-name="ro1">
          <table:table-cell office:value-type="float" office:value="163.62798667047" calcext:value-type="float">
            <text:p>163.62798667047</text:p>
          </table:table-cell>
        </table:table-row>
        <table:table-row table:style-name="ro1">
          <table:table-cell office:value-type="float" office:value="161.958830403165" calcext:value-type="float">
            <text:p>161.958830403165</text:p>
          </table:table-cell>
        </table:table-row>
        <table:table-row table:style-name="ro1">
          <table:table-cell office:value-type="float" office:value="159.990306111325" calcext:value-type="float">
            <text:p>159.990306111325</text:p>
          </table:table-cell>
        </table:table-row>
        <table:table-row table:style-name="ro1">
          <table:table-cell office:value-type="float" office:value="158.314222605929" calcext:value-type="float">
            <text:p>158.314222605929</text:p>
          </table:table-cell>
        </table:table-row>
        <table:table-row table:style-name="ro1">
          <table:table-cell office:value-type="float" office:value="157.332288900649" calcext:value-type="float">
            <text:p>157.332288900649</text:p>
          </table:table-cell>
        </table:table-row>
        <table:table-row table:style-name="ro1">
          <table:table-cell office:value-type="float" office:value="155.658910063308" calcext:value-type="float">
            <text:p>155.658910063308</text:p>
          </table:table-cell>
        </table:table-row>
        <table:table-row table:style-name="ro1">
          <table:table-cell office:value-type="float" office:value="153.296218393034" calcext:value-type="float">
            <text:p>153.296218393034</text:p>
          </table:table-cell>
        </table:table-row>
        <table:table-row table:style-name="ro1">
          <table:table-cell office:value-type="float" office:value="151.762554461833" calcext:value-type="float">
            <text:p>151.762554461833</text:p>
          </table:table-cell>
        </table:table-row>
        <table:table-row table:style-name="ro1">
          <table:table-cell office:value-type="float" office:value="150.642246457209" calcext:value-type="float">
            <text:p>150.642246457209</text:p>
          </table:table-cell>
        </table:table-row>
        <table:table-row table:style-name="ro1">
          <table:table-cell office:value-type="float" office:value="149.250032697804" calcext:value-type="float">
            <text:p>149.250032697804</text:p>
          </table:table-cell>
        </table:table-row>
        <table:table-row table:style-name="ro1">
          <table:table-cell office:value-type="float" office:value="147.171458208587" calcext:value-type="float">
            <text:p>147.171458208587</text:p>
          </table:table-cell>
        </table:table-row>
        <table:table-row table:style-name="ro1">
          <table:table-cell office:value-type="float" office:value="145.443194063497" calcext:value-type="float">
            <text:p>145.443194063497</text:p>
          </table:table-cell>
        </table:table-row>
        <table:table-row table:style-name="ro1">
          <table:table-cell office:value-type="float" office:value="143.949458084209" calcext:value-type="float">
            <text:p>143.949458084209</text:p>
          </table:table-cell>
        </table:table-row>
        <table:table-row table:style-name="ro1">
          <table:table-cell office:value-type="float" office:value="142.37376636133" calcext:value-type="float">
            <text:p>142.37376636133</text:p>
          </table:table-cell>
        </table:table-row>
        <table:table-row table:style-name="ro1">
          <table:table-cell office:value-type="float" office:value="140.799217629098" calcext:value-type="float">
            <text:p>140.799217629098</text:p>
          </table:table-cell>
        </table:table-row>
        <table:table-row table:style-name="ro1">
          <table:table-cell office:value-type="float" office:value="139.261223244499" calcext:value-type="float">
            <text:p>139.261223244499</text:p>
          </table:table-cell>
        </table:table-row>
        <table:table-row table:style-name="ro1">
          <table:table-cell office:value-type="float" office:value="137.918434720782" calcext:value-type="float">
            <text:p>137.918434720782</text:p>
          </table:table-cell>
        </table:table-row>
        <table:table-row table:style-name="ro1">
          <table:table-cell office:value-type="float" office:value="136.123302714075" calcext:value-type="float">
            <text:p>136.123302714075</text:p>
          </table:table-cell>
        </table:table-row>
        <table:table-row table:style-name="ro1">
          <table:table-cell office:value-type="float" office:value="134.09777883847" calcext:value-type="float">
            <text:p>134.09777883847</text:p>
          </table:table-cell>
        </table:table-row>
        <table:table-row table:style-name="ro1">
          <table:table-cell office:value-type="float" office:value="132.490635260148" calcext:value-type="float">
            <text:p>132.490635260148</text:p>
          </table:table-cell>
        </table:table-row>
        <table:table-row table:style-name="ro1">
          <table:table-cell office:value-type="float" office:value="130.881810296011" calcext:value-type="float">
            <text:p>130.881810296011</text:p>
          </table:table-cell>
        </table:table-row>
        <table:table-row table:style-name="ro1">
          <table:table-cell office:value-type="float" office:value="129.062583900518" calcext:value-type="float">
            <text:p>129.062583900518</text:p>
          </table:table-cell>
        </table:table-row>
        <table:table-row table:style-name="ro1">
          <table:table-cell office:value-type="float" office:value="127.316018170266" calcext:value-type="float">
            <text:p>127.316018170266</text:p>
          </table:table-cell>
        </table:table-row>
        <table:table-row table:style-name="ro1">
          <table:table-cell office:value-type="float" office:value="125.387885245634" calcext:value-type="float">
            <text:p>125.387885245634</text:p>
          </table:table-cell>
        </table:table-row>
        <table:table-row table:style-name="ro1">
          <table:table-cell office:value-type="float" office:value="123.241050233261" calcext:value-type="float">
            <text:p>123.241050233261</text:p>
          </table:table-cell>
        </table:table-row>
        <table:table-row table:style-name="ro1">
          <table:table-cell office:value-type="float" office:value="121.522177246759" calcext:value-type="float">
            <text:p>121.522177246759</text:p>
          </table:table-cell>
        </table:table-row>
        <table:table-row table:style-name="ro1">
          <table:table-cell office:value-type="float" office:value="119.905937174963" calcext:value-type="float">
            <text:p>119.905937174963</text:p>
          </table:table-cell>
        </table:table-row>
        <table:table-row table:style-name="ro1">
          <table:table-cell office:value-type="float" office:value="118.3229376385" calcext:value-type="float">
            <text:p>118.3229376385</text:p>
          </table:table-cell>
        </table:table-row>
        <table:table-row table:style-name="ro1">
          <table:table-cell office:value-type="float" office:value="116.565051177078" calcext:value-type="float">
            <text:p>116.565051177078</text:p>
          </table:table-cell>
        </table:table-row>
        <table:table-row table:style-name="ro1">
          <table:table-cell office:value-type="float" office:value="114.636129649891" calcext:value-type="float">
            <text:p>114.636129649891</text:p>
          </table:table-cell>
        </table:table-row>
        <table:table-row table:style-name="ro1">
          <table:table-cell office:value-type="float" office:value="112.543061000058" calcext:value-type="float">
            <text:p>112.543061000058</text:p>
          </table:table-cell>
        </table:table-row>
        <table:table-row table:style-name="ro1">
          <table:table-cell office:value-type="float" office:value="110.438955914913" calcext:value-type="float">
            <text:p>110.438955914913</text:p>
          </table:table-cell>
        </table:table-row>
        <table:table-row table:style-name="ro1">
          <table:table-cell office:value-type="float" office:value="108.329431852869" calcext:value-type="float">
            <text:p>108.329431852869</text:p>
          </table:table-cell>
        </table:table-row>
        <table:table-row table:style-name="ro1">
          <table:table-cell office:value-type="float" office:value="106.635119157787" calcext:value-type="float">
            <text:p>106.635119157787</text:p>
          </table:table-cell>
        </table:table-row>
        <table:table-row table:style-name="ro1">
          <table:table-cell office:value-type="float" office:value="104.931417178138" calcext:value-type="float">
            <text:p>104.931417178138</text:p>
          </table:table-cell>
        </table:table-row>
        <table:table-row table:style-name="ro1">
          <table:table-cell office:value-type="float" office:value="102.63906244063" calcext:value-type="float">
            <text:p>102.63906244063</text:p>
          </table:table-cell>
        </table:table-row>
        <table:table-row table:style-name="ro1">
          <table:table-cell office:value-type="float" office:value="100.304846468766" calcext:value-type="float">
            <text:p>100.304846468766</text:p>
          </table:table-cell>
        </table:table-row>
        <table:table-row table:style-name="ro1">
          <table:table-cell office:value-type="float" office:value="98.5645186425756" calcext:value-type="float">
            <text:p>98.5645186425756</text:p>
          </table:table-cell>
        </table:table-row>
        <table:table-row table:style-name="ro1">
          <table:table-cell office:value-type="float" office:value="97.2099618456159" calcext:value-type="float">
            <text:p>97.2099618456159</text:p>
          </table:table-cell>
        </table:table-row>
        <table:table-row table:style-name="ro1">
          <table:table-cell office:value-type="float" office:value="95.5054778579784" calcext:value-type="float">
            <text:p>95.5054778579784</text:p>
          </table:table-cell>
        </table:table-row>
        <table:table-row table:style-name="ro1">
          <table:table-cell office:value-type="float" office:value="92.7591076586203" calcext:value-type="float">
            <text:p>92.7591076586203</text:p>
          </table:table-cell>
        </table:table-row>
        <table:table-row table:style-name="ro1">
          <table:table-cell office:value-type="float" office:value="90.3451511231641" calcext:value-type="float">
            <text:p>90.3451511231641</text:p>
          </table:table-cell>
        </table:table-row>
        <table:table-row table:style-name="ro1">
          <table:table-cell office:value-type="float" office:value="88.6196459265556" calcext:value-type="float">
            <text:p>88.6196459265556</text:p>
          </table:table-cell>
        </table:table-row>
        <table:table-row table:style-name="ro1">
          <table:table-cell office:value-type="float" office:value="86.8966406782566" calcext:value-type="float">
            <text:p>86.8966406782566</text:p>
          </table:table-cell>
        </table:table-row>
        <table:table-row table:style-name="ro1">
          <table:table-cell office:value-type="float" office:value="84.8055710922652" calcext:value-type="float">
            <text:p>84.8055710922652</text:p>
          </table:table-cell>
        </table:table-row>
        <table:table-row table:style-name="ro1">
          <table:table-cell office:value-type="float" office:value="83.004807702742" calcext:value-type="float">
            <text:p>83.004807702742</text:p>
          </table:table-cell>
        </table:table-row>
        <table:table-row table:style-name="ro1">
          <table:table-cell office:value-type="float" office:value="81.2802534937627" calcext:value-type="float">
            <text:p>81.2802534937627</text:p>
          </table:table-cell>
        </table:table-row>
        <table:table-row table:style-name="ro1">
          <table:table-cell office:value-type="float" office:value="79.5085229876684" calcext:value-type="float">
            <text:p>79.5085229876684</text:p>
          </table:table-cell>
        </table:table-row>
        <table:table-row table:style-name="ro1">
          <table:table-cell office:value-type="float" office:value="77.7352262721076" calcext:value-type="float">
            <text:p>77.7352262721076</text:p>
          </table:table-cell>
        </table:table-row>
        <table:table-row table:style-name="ro1">
          <table:table-cell office:value-type="float" office:value="75.5406048496815" calcext:value-type="float">
            <text:p>75.5406048496815</text:p>
          </table:table-cell>
        </table:table-row>
        <table:table-row table:style-name="ro1">
          <table:table-cell office:value-type="float" office:value="73.3342424831246" calcext:value-type="float">
            <text:p>73.3342424831246</text:p>
          </table:table-cell>
        </table:table-row>
        <table:table-row table:style-name="ro1">
          <table:table-cell office:value-type="float" office:value="71.2351367071037" calcext:value-type="float">
            <text:p>71.2351367071037</text:p>
          </table:table-cell>
        </table:table-row>
        <table:table-row table:style-name="ro1">
          <table:table-cell office:value-type="float" office:value="69.3624530153122" calcext:value-type="float">
            <text:p>69.3624530153122</text:p>
          </table:table-cell>
        </table:table-row>
        <table:table-row table:style-name="ro1">
          <table:table-cell office:value-type="float" office:value="66.7098827598713" calcext:value-type="float">
            <text:p>66.7098827598713</text:p>
          </table:table-cell>
        </table:table-row>
        <table:table-row table:style-name="ro1">
          <table:table-cell office:value-type="float" office:value="64.5217302759202" calcext:value-type="float">
            <text:p>64.5217302759202</text:p>
          </table:table-cell>
        </table:table-row>
        <table:table-row table:style-name="ro1">
          <table:table-cell office:value-type="float" office:value="62.660728657994" calcext:value-type="float">
            <text:p>62.660728657994</text:p>
          </table:table-cell>
        </table:table-row>
        <table:table-row table:style-name="ro1">
          <table:table-cell office:value-type="float" office:value="61.2503380337904" calcext:value-type="float">
            <text:p>61.2503380337904</text:p>
          </table:table-cell>
        </table:table-row>
        <table:table-row table:style-name="ro1">
          <table:table-cell office:value-type="float" office:value="59.0362434679265" calcext:value-type="float">
            <text:p>59.0362434679265</text:p>
          </table:table-cell>
        </table:table-row>
        <table:table-row table:style-name="ro1">
          <table:table-cell office:value-type="float" office:value="56.4065525839724" calcext:value-type="float">
            <text:p>56.4065525839724</text:p>
          </table:table-cell>
        </table:table-row>
        <table:table-row table:style-name="ro1">
          <table:table-cell office:value-type="float" office:value="54.0999503597838" calcext:value-type="float">
            <text:p>54.0999503597838</text:p>
          </table:table-cell>
        </table:table-row>
        <table:table-row table:style-name="ro1">
          <table:table-cell office:value-type="float" office:value="52.5785354748598" calcext:value-type="float">
            <text:p>52.5785354748598</text:p>
          </table:table-cell>
        </table:table-row>
        <table:table-row table:style-name="ro1">
          <table:table-cell office:value-type="float" office:value="50.3709946955357" calcext:value-type="float">
            <text:p>50.3709946955357</text:p>
          </table:table-cell>
        </table:table-row>
        <table:table-row table:style-name="ro1">
          <table:table-cell office:value-type="float" office:value="47.9108378261678" calcext:value-type="float">
            <text:p>47.9108378261678</text:p>
          </table:table-cell>
        </table:table-row>
        <table:table-row table:style-name="ro1">
          <table:table-cell office:value-type="float" office:value="45.9710219310792" calcext:value-type="float">
            <text:p>45.9710219310792</text:p>
          </table:table-cell>
        </table:table-row>
        <table:table-row table:style-name="ro1">
          <table:table-cell office:value-type="float" office:value="44.5144541699919" calcext:value-type="float">
            <text:p>44.5144541699919</text:p>
          </table:table-cell>
        </table:table-row>
        <table:table-row table:style-name="ro1">
          <table:table-cell office:value-type="float" office:value="42.1135814561354" calcext:value-type="float">
            <text:p>42.1135814561354</text:p>
          </table:table-cell>
        </table:table-row>
        <table:table-row table:style-name="ro1">
          <table:table-cell office:value-type="float" office:value="39.7625239331875" calcext:value-type="float">
            <text:p>39.7625239331875</text:p>
          </table:table-cell>
        </table:table-row>
        <table:table-row table:style-name="ro1">
          <table:table-cell office:value-type="float" office:value="38.0816135933063" calcext:value-type="float">
            <text:p>38.0816135933063</text:p>
          </table:table-cell>
        </table:table-row>
        <table:table-row table:style-name="ro1">
          <table:table-cell office:value-type="float" office:value="36.869897645844" calcext:value-type="float">
            <text:p>36.869897645844</text:p>
          </table:table-cell>
        </table:table-row>
        <table:table-row table:style-name="ro1">
          <table:table-cell office:value-type="float" office:value="34.7164293488647" calcext:value-type="float">
            <text:p>34.7164293488647</text:p>
          </table:table-cell>
        </table:table-row>
        <table:table-row table:style-name="ro1">
          <table:table-cell office:value-type="float" office:value="32.3944226456154" calcext:value-type="float">
            <text:p>32.3944226456154</text:p>
          </table:table-cell>
        </table:table-row>
        <table:table-row table:style-name="ro1">
          <table:table-cell office:value-type="float" office:value="30.5662698895545" calcext:value-type="float">
            <text:p>30.5662698895545</text:p>
          </table:table-cell>
        </table:table-row>
        <table:table-row table:style-name="ro1">
          <table:table-cell office:value-type="float" office:value="28.7962257851092" calcext:value-type="float">
            <text:p>28.7962257851092</text:p>
          </table:table-cell>
        </table:table-row>
        <table:table-row table:style-name="ro1">
          <table:table-cell office:value-type="float" office:value="27.157234529207" calcext:value-type="float">
            <text:p>27.157234529207</text:p>
          </table:table-cell>
        </table:table-row>
        <table:table-row table:style-name="ro1">
          <table:table-cell office:value-type="float" office:value="25.5341329916476" calcext:value-type="float">
            <text:p>25.5341329916476</text:p>
          </table:table-cell>
        </table:table-row>
        <table:table-row table:style-name="ro1">
          <table:table-cell office:value-type="float" office:value="23.929254767451" calcext:value-type="float">
            <text:p>23.929254767451</text:p>
          </table:table-cell>
        </table:table-row>
        <table:table-row table:style-name="ro1">
          <table:table-cell office:value-type="float" office:value="22.0434176754884" calcext:value-type="float">
            <text:p>22.0434176754884</text:p>
          </table:table-cell>
        </table:table-row>
        <table:table-row table:style-name="ro1">
          <table:table-cell office:value-type="float" office:value="19.9831065219" calcext:value-type="float">
            <text:p>19.9831065219</text:p>
          </table:table-cell>
        </table:table-row>
        <table:table-row table:style-name="ro1">
          <table:table-cell office:value-type="float" office:value="17.7200653222909" calcext:value-type="float">
            <text:p>17.7200653222909</text:p>
          </table:table-cell>
        </table:table-row>
        <table:table-row table:style-name="ro1">
          <table:table-cell office:value-type="float" office:value="16.2987963815373" calcext:value-type="float">
            <text:p>16.2987963815373</text:p>
          </table:table-cell>
        </table:table-row>
        <table:table-row table:style-name="ro1">
          <table:table-cell office:value-type="float" office:value="15.056471427388" calcext:value-type="float">
            <text:p>15.056471427388</text:p>
          </table:table-cell>
        </table:table-row>
        <table:table-row table:style-name="ro1">
          <table:table-cell office:value-type="float" office:value="13.4075084370632" calcext:value-type="float">
            <text:p>13.4075084370632</text:p>
          </table:table-cell>
        </table:table-row>
        <table:table-row table:style-name="ro1">
          <table:table-cell office:value-type="float" office:value="11.6893691754392" calcext:value-type="float">
            <text:p>11.6893691754392</text:p>
          </table:table-cell>
        </table:table-row>
        <table:table-row table:style-name="ro1">
          <table:table-cell office:value-type="float" office:value="9.93409747035657" calcext:value-type="float">
            <text:p>9.93409747035657</text:p>
          </table:table-cell>
        </table:table-row>
        <table:table-row table:style-name="ro1">
          <table:table-cell office:value-type="float" office:value="8.26449408465858" calcext:value-type="float">
            <text:p>8.26449408465858</text:p>
          </table:table-cell>
        </table:table-row>
        <table:table-row table:style-name="ro1">
          <table:table-cell office:value-type="float" office:value="6.30544597726862" calcext:value-type="float">
            <text:p>6.30544597726862</text:p>
          </table:table-cell>
        </table:table-row>
        <table:table-row table:style-name="ro1">
          <table:table-cell office:value-type="float" office:value="4.06336599293304" calcext:value-type="float">
            <text:p>4.06336599293304</text:p>
          </table:table-cell>
        </table:table-row>
        <table:table-row table:style-name="ro1">
          <table:table-cell office:value-type="float" office:value="2.48955292199916" calcext:value-type="float">
            <text:p>2.48955292199916</text:p>
          </table:table-cell>
        </table:table-row>
        <table:table-row table:style-name="ro1">
          <table:table-cell office:value-type="float" office:value="1.25216737520385" calcext:value-type="float">
            <text:p>1.25216737520385</text:p>
          </table:table-cell>
        </table:table-row>
        <table:table-row table:style-name="ro1">
          <table:table-cell office:value-type="float" office:value="-0.314808807389103" calcext:value-type="float">
            <text:p>-0.314808807389103</text:p>
          </table:table-cell>
        </table:table-row>
        <table:table-row table:style-name="ro1">
          <table:table-cell office:value-type="float" office:value="-2.19057386403822" calcext:value-type="float">
            <text:p>-2.19057386403822</text:p>
          </table:table-cell>
        </table:table-row>
        <table:table-row table:style-name="ro1">
          <table:table-cell office:value-type="float" office:value="-4.04135585443149" calcext:value-type="float">
            <text:p>-4.04135585443149</text:p>
          </table:table-cell>
        </table:table-row>
        <table:table-row table:style-name="ro1">
          <table:table-cell office:value-type="float" office:value="-5.58724396420435" calcext:value-type="float">
            <text:p>-5.58724396420435</text:p>
          </table:table-cell>
        </table:table-row>
        <table:table-row table:style-name="ro1">
          <table:table-cell office:value-type="float" office:value="-7.20249538147656" calcext:value-type="float">
            <text:p>-7.20249538147656</text:p>
          </table:table-cell>
        </table:table-row>
        <table:table-row table:style-name="ro1">
          <table:table-cell office:value-type="float" office:value="-9.05343866217377" calcext:value-type="float">
            <text:p>-9.05343866217377</text:p>
          </table:table-cell>
        </table:table-row>
        <table:table-row table:style-name="ro1">
          <table:table-cell office:value-type="float" office:value="-10.5251078710283" calcext:value-type="float">
            <text:p>-10.5251078710283</text:p>
          </table:table-cell>
        </table:table-row>
        <table:table-row table:style-name="ro1">
          <table:table-cell office:value-type="float" office:value="-11.7307753322874" calcext:value-type="float">
            <text:p>-11.7307753322874</text:p>
          </table:table-cell>
        </table:table-row>
        <table:table-row table:style-name="ro1">
          <table:table-cell office:value-type="float" office:value="-13.1340223063963" calcext:value-type="float">
            <text:p>-13.1340223063963</text:p>
          </table:table-cell>
        </table:table-row>
        <table:table-row table:style-name="ro1">
          <table:table-cell office:value-type="float" office:value="-15.3912129352633" calcext:value-type="float">
            <text:p>-15.3912129352633</text:p>
          </table:table-cell>
        </table:table-row>
        <table:table-row table:style-name="ro1">
          <table:table-cell office:value-type="float" office:value="-17.2618203716128" calcext:value-type="float">
            <text:p>-17.2618203716128</text:p>
          </table:table-cell>
        </table:table-row>
        <table:table-row table:style-name="ro1">
          <table:table-cell office:value-type="float" office:value="-18.2394008466512" calcext:value-type="float">
            <text:p>-18.2394008466512</text:p>
          </table:table-cell>
        </table:table-row>
        <table:table-row table:style-name="ro1">
          <table:table-cell office:value-type="float" office:value="-19.6120937089041" calcext:value-type="float">
            <text:p>-19.6120937089041</text:p>
          </table:table-cell>
        </table:table-row>
        <table:table-row table:style-name="ro1">
          <table:table-cell office:value-type="float" office:value="-21.7442850989853" calcext:value-type="float">
            <text:p>-21.7442850989853</text:p>
          </table:table-cell>
        </table:table-row>
        <table:table-row table:style-name="ro1">
          <table:table-cell office:value-type="float" office:value="-23.6820877245384" calcext:value-type="float">
            <text:p>-23.6820877245384</text:p>
          </table:table-cell>
        </table:table-row>
        <table:table-row table:style-name="ro1">
          <table:table-cell office:value-type="float" office:value="-24.9047688080952" calcext:value-type="float">
            <text:p>-24.9047688080952</text:p>
          </table:table-cell>
        </table:table-row>
        <table:table-row table:style-name="ro1">
          <table:table-cell office:value-type="float" office:value="-26.4259840241669" calcext:value-type="float">
            <text:p>-26.4259840241669</text:p>
          </table:table-cell>
        </table:table-row>
        <table:table-row table:style-name="ro1">
          <table:table-cell office:value-type="float" office:value="-28.7836329109175" calcext:value-type="float">
            <text:p>-28.7836329109175</text:p>
          </table:table-cell>
        </table:table-row>
        <table:table-row table:style-name="ro1">
          <table:table-cell office:value-type="float" office:value="-30.5432445999452" calcext:value-type="float">
            <text:p>-30.5432445999452</text:p>
          </table:table-cell>
        </table:table-row>
        <table:table-row table:style-name="ro1">
          <table:table-cell office:value-type="float" office:value="-31.8093892877931" calcext:value-type="float">
            <text:p>-31.8093892877931</text:p>
          </table:table-cell>
        </table:table-row>
        <table:table-row table:style-name="ro1">
          <table:table-cell office:value-type="float" office:value="-33.2586315575472" calcext:value-type="float">
            <text:p>-33.2586315575472</text:p>
          </table:table-cell>
        </table:table-row>
        <table:table-row table:style-name="ro1">
          <table:table-cell office:value-type="float" office:value="-35.2475750583462" calcext:value-type="float">
            <text:p>-35.2475750583462</text:p>
          </table:table-cell>
        </table:table-row>
        <table:table-row table:style-name="ro1">
          <table:table-cell office:value-type="float" office:value="-37.0565281894096" calcext:value-type="float">
            <text:p>-37.0565281894096</text:p>
          </table:table-cell>
        </table:table-row>
        <table:table-row table:style-name="ro1">
          <table:table-cell office:value-type="float" office:value="-38.5619504850016" calcext:value-type="float">
            <text:p>-38.5619504850016</text:p>
          </table:table-cell>
        </table:table-row>
        <table:table-row table:style-name="ro1">
          <table:table-cell office:value-type="float" office:value="-40.5328409386107" calcext:value-type="float">
            <text:p>-40.5328409386107</text:p>
          </table:table-cell>
        </table:table-row>
        <table:table-row table:style-name="ro1">
          <table:table-cell office:value-type="float" office:value="-42.316224840531" calcext:value-type="float">
            <text:p>-42.316224840531</text:p>
          </table:table-cell>
        </table:table-row>
        <table:table-row table:style-name="ro1">
          <table:table-cell office:value-type="float" office:value="-44.1048262897889" calcext:value-type="float">
            <text:p>-44.1048262897889</text:p>
          </table:table-cell>
        </table:table-row>
        <table:table-row table:style-name="ro1">
          <table:table-cell office:value-type="float" office:value="-45.6740368979845" calcext:value-type="float">
            <text:p>-45.6740368979845</text:p>
          </table:table-cell>
        </table:table-row>
        <table:table-row table:style-name="ro1">
          <table:table-cell office:value-type="float" office:value="-47.0373306968199" calcext:value-type="float">
            <text:p>-47.0373306968199</text:p>
          </table:table-cell>
        </table:table-row>
        <table:table-row table:style-name="ro1">
          <table:table-cell office:value-type="float" office:value="-48.8441355762924" calcext:value-type="float">
            <text:p>-48.8441355762924</text:p>
          </table:table-cell>
        </table:table-row>
        <table:table-row table:style-name="ro1">
          <table:table-cell office:value-type="float" office:value="-50.4403320310055" calcext:value-type="float">
            <text:p>-50.4403320310055</text:p>
          </table:table-cell>
        </table:table-row>
        <table:table-row table:style-name="ro1">
          <table:table-cell office:value-type="float" office:value="-52.0407165870047" calcext:value-type="float">
            <text:p>-52.0407165870047</text:p>
          </table:table-cell>
        </table:table-row>
        <table:table-row table:style-name="ro1">
          <table:table-cell office:value-type="float" office:value="-54.0902769208223" calcext:value-type="float">
            <text:p>-54.0902769208223</text:p>
          </table:table-cell>
        </table:table-row>
        <table:table-row table:style-name="ro1">
          <table:table-cell office:value-type="float" office:value="-56.0409401803237" calcext:value-type="float">
            <text:p>-56.0409401803237</text:p>
          </table:table-cell>
        </table:table-row>
        <table:table-row table:style-name="ro1">
          <table:table-cell office:value-type="float" office:value="-57.8556339729091" calcext:value-type="float">
            <text:p>-57.8556339729091</text:p>
          </table:table-cell>
        </table:table-row>
        <table:table-row table:style-name="ro1">
          <table:table-cell office:value-type="float" office:value="-59.317931363128" calcext:value-type="float">
            <text:p>-59.317931363128</text:p>
          </table:table-cell>
        </table:table-row>
        <table:table-row table:style-name="ro1">
          <table:table-cell office:value-type="float" office:value="-60.9453959009229" calcext:value-type="float">
            <text:p>-60.9453959009229</text:p>
          </table:table-cell>
        </table:table-row>
        <table:table-row table:style-name="ro1">
          <table:table-cell office:value-type="float" office:value="-62.8503183022168" calcext:value-type="float">
            <text:p>-62.8503183022168</text:p>
          </table:table-cell>
        </table:table-row>
        <table:table-row table:style-name="ro1">
          <table:table-cell office:value-type="float" office:value="-64.7637363530964" calcext:value-type="float">
            <text:p>-64.7637363530964</text:p>
          </table:table-cell>
        </table:table-row>
        <table:table-row table:style-name="ro1">
          <table:table-cell office:value-type="float" office:value="-66.8449142460344" calcext:value-type="float">
            <text:p>-66.8449142460344</text:p>
          </table:table-cell>
        </table:table-row>
        <table:table-row table:style-name="ro1">
          <table:table-cell office:value-type="float" office:value="-68.1985905136482" calcext:value-type="float">
            <text:p>-68.1985905136482</text:p>
          </table:table-cell>
        </table:table-row>
        <table:table-row table:style-name="ro1">
          <table:table-cell office:value-type="float" office:value="-70.188522858453" calcext:value-type="float">
            <text:p>-70.188522858453</text:p>
          </table:table-cell>
        </table:table-row>
        <table:table-row table:style-name="ro1">
          <table:table-cell office:value-type="float" office:value="-72.2040110760696" calcext:value-type="float">
            <text:p>-72.2040110760696</text:p>
          </table:table-cell>
        </table:table-row>
        <table:table-row table:style-name="ro1">
          <table:table-cell office:value-type="float" office:value="-74.0084722414829" calcext:value-type="float">
            <text:p>-74.0084722414829</text:p>
          </table:table-cell>
        </table:table-row>
        <table:table-row table:style-name="ro1">
          <table:table-cell office:value-type="float" office:value="-75.393262645553" calcext:value-type="float">
            <text:p>-75.393262645553</text:p>
          </table:table-cell>
        </table:table-row>
        <table:table-row table:style-name="ro1">
          <table:table-cell office:value-type="float" office:value="-77.0307465439713" calcext:value-type="float">
            <text:p>-77.0307465439713</text:p>
          </table:table-cell>
        </table:table-row>
        <table:table-row table:style-name="ro1">
          <table:table-cell office:value-type="float" office:value="-79.3593802975894" calcext:value-type="float">
            <text:p>-79.3593802975894</text:p>
          </table:table-cell>
        </table:table-row>
        <table:table-row table:style-name="ro1">
          <table:table-cell office:value-type="float" office:value="-81.8218710187744" calcext:value-type="float">
            <text:p>-81.8218710187744</text:p>
          </table:table-cell>
        </table:table-row>
        <table:table-row table:style-name="ro1">
          <table:table-cell office:value-type="float" office:value="-83.8481566207144" calcext:value-type="float">
            <text:p>-83.8481566207144</text:p>
          </table:table-cell>
        </table:table-row>
        <table:table-row table:style-name="ro1">
          <table:table-cell office:value-type="float" office:value="-85.5221204261504" calcext:value-type="float">
            <text:p>-85.5221204261504</text:p>
          </table:table-cell>
        </table:table-row>
        <table:table-row table:style-name="ro1">
          <table:table-cell office:value-type="float" office:value="-87.2573886425184" calcext:value-type="float">
            <text:p>-87.2573886425184</text:p>
          </table:table-cell>
        </table:table-row>
        <table:table-row table:style-name="ro1">
          <table:table-cell office:value-type="float" office:value="-88.9769698113322" calcext:value-type="float">
            <text:p>-88.9769698113322</text:p>
          </table:table-cell>
        </table:table-row>
        <table:table-row table:style-name="ro1">
          <table:table-cell office:value-type="float" office:value="-90.6861441978353" calcext:value-type="float">
            <text:p>-90.6861441978353</text:p>
          </table:table-cell>
        </table:table-row>
        <table:table-row table:style-name="ro1">
          <table:table-cell office:value-type="float" office:value="-93.1221304621157" calcext:value-type="float">
            <text:p>-93.1221304621157</text:p>
          </table:table-cell>
        </table:table-row>
        <table:table-row table:style-name="ro1">
          <table:table-cell office:value-type="float" office:value="-95.2259274089668" calcext:value-type="float">
            <text:p>-95.2259274089668</text:p>
          </table:table-cell>
        </table:table-row>
        <table:table-row table:style-name="ro1">
          <table:table-cell office:value-type="float" office:value="-97.2531946127253" calcext:value-type="float">
            <text:p>-97.2531946127253</text:p>
          </table:table-cell>
        </table:table-row>
        <table:table-row table:style-name="ro1">
          <table:table-cell office:value-type="float" office:value="-99.3489775892873" calcext:value-type="float">
            <text:p>-99.3489775892873</text:p>
          </table:table-cell>
        </table:table-row>
        <table:table-row table:style-name="ro1">
          <table:table-cell office:value-type="float" office:value="-101.173838241815" calcext:value-type="float">
            <text:p>-101.173838241815</text:p>
          </table:table-cell>
        </table:table-row>
        <table:table-row table:style-name="ro1">
          <table:table-cell office:value-type="float" office:value="-103.441204837099" calcext:value-type="float">
            <text:p>-103.441204837099</text:p>
          </table:table-cell>
        </table:table-row>
        <table:table-row table:style-name="ro1">
          <table:table-cell office:value-type="float" office:value="-105.897489741925" calcext:value-type="float">
            <text:p>-105.897489741925</text:p>
          </table:table-cell>
        </table:table-row>
        <table:table-row table:style-name="ro1">
          <table:table-cell office:value-type="float" office:value="-107.665186201579" calcext:value-type="float">
            <text:p>-107.665186201579</text:p>
          </table:table-cell>
        </table:table-row>
        <table:table-row table:style-name="ro1">
          <table:table-cell office:value-type="float" office:value="-109.653824058053" calcext:value-type="float">
            <text:p>-109.653824058053</text:p>
          </table:table-cell>
        </table:table-row>
        <table:table-row table:style-name="ro1">
          <table:table-cell office:value-type="float" office:value="-111.540975918538" calcext:value-type="float">
            <text:p>-111.540975918538</text:p>
          </table:table-cell>
        </table:table-row>
        <table:table-row table:style-name="ro1">
          <table:table-cell office:value-type="float" office:value="-113.428692808745" calcext:value-type="float">
            <text:p>-113.428692808745</text:p>
          </table:table-cell>
        </table:table-row>
        <table:table-row table:style-name="ro1">
          <table:table-cell office:value-type="float" office:value="-115.628418878218" calcext:value-type="float">
            <text:p>-115.628418878218</text:p>
          </table:table-cell>
        </table:table-row>
        <table:table-row table:style-name="ro1">
          <table:table-cell office:value-type="float" office:value="-117.66073851196" calcext:value-type="float">
            <text:p>-117.66073851196</text:p>
          </table:table-cell>
        </table:table-row>
        <table:table-row table:style-name="ro1">
          <table:table-cell office:value-type="float" office:value="-119.701409545411" calcext:value-type="float">
            <text:p>-119.701409545411</text:p>
          </table:table-cell>
        </table:table-row>
        <table:table-row table:style-name="ro1">
          <table:table-cell office:value-type="float" office:value="-121.561811841649" calcext:value-type="float">
            <text:p>-121.561811841649</text:p>
          </table:table-cell>
        </table:table-row>
        <table:table-row table:style-name="ro1">
          <table:table-cell office:value-type="float" office:value="-123.593447416028" calcext:value-type="float">
            <text:p>-123.593447416028</text:p>
          </table:table-cell>
        </table:table-row>
        <table:table-row table:style-name="ro1">
          <table:table-cell office:value-type="float" office:value="-125.618489839252" calcext:value-type="float">
            <text:p>-125.618489839252</text:p>
          </table:table-cell>
        </table:table-row>
        <table:table-row table:style-name="ro1">
          <table:table-cell office:value-type="float" office:value="-127.631948928378" calcext:value-type="float">
            <text:p>-127.631948928378</text:p>
          </table:table-cell>
        </table:table-row>
        <table:table-row table:style-name="ro1">
          <table:table-cell office:value-type="float" office:value="-129.629005304464" calcext:value-type="float">
            <text:p>-129.629005304464</text:p>
          </table:table-cell>
        </table:table-row>
        <table:table-row table:style-name="ro1">
          <table:table-cell office:value-type="float" office:value="-131.833673480997" calcext:value-type="float">
            <text:p>-131.833673480997</text:p>
          </table:table-cell>
        </table:table-row>
        <table:table-row table:style-name="ro1">
          <table:table-cell office:value-type="float" office:value="-134.028978068921" calcext:value-type="float">
            <text:p>-134.028978068921</text:p>
          </table:table-cell>
        </table:table-row>
        <table:table-row table:style-name="ro1">
          <table:table-cell office:value-type="float" office:value="-135.962863625636" calcext:value-type="float">
            <text:p>-135.962863625636</text:p>
          </table:table-cell>
        </table:table-row>
        <table:table-row table:style-name="ro1">
          <table:table-cell office:value-type="float" office:value="-137.657390682905" calcext:value-type="float">
            <text:p>-137.657390682905</text:p>
          </table:table-cell>
        </table:table-row>
        <table:table-row table:style-name="ro1">
          <table:table-cell office:value-type="float" office:value="-139.102796923242" calcext:value-type="float">
            <text:p>-139.102796923242</text:p>
          </table:table-cell>
        </table:table-row>
        <table:table-row table:style-name="ro1">
          <table:table-cell office:value-type="float" office:value="-140.758260164367" calcext:value-type="float">
            <text:p>-140.758260164367</text:p>
          </table:table-cell>
        </table:table-row>
        <table:table-row table:style-name="ro1">
          <table:table-cell office:value-type="float" office:value="-142.657709693714" calcext:value-type="float">
            <text:p>-142.657709693714</text:p>
          </table:table-cell>
        </table:table-row>
        <table:table-row table:style-name="ro1">
          <table:table-cell office:value-type="float" office:value="-145.283570651135" calcext:value-type="float">
            <text:p>-145.283570651135</text:p>
          </table:table-cell>
        </table:table-row>
        <table:table-row table:style-name="ro1">
          <table:table-cell office:value-type="float" office:value="-147.425942865428" calcext:value-type="float">
            <text:p>-147.425942865428</text:p>
          </table:table-cell>
        </table:table-row>
        <table:table-row table:style-name="ro1">
          <table:table-cell office:value-type="float" office:value="-148.807519016201" calcext:value-type="float">
            <text:p>-148.807519016201</text:p>
          </table:table-cell>
        </table:table-row>
        <table:table-row table:style-name="ro1">
          <table:table-cell office:value-type="float" office:value="-150.624234581187" calcext:value-type="float">
            <text:p>-150.624234581187</text:p>
          </table:table-cell>
        </table:table-row>
        <table:table-row table:style-name="ro1">
          <table:table-cell office:value-type="float" office:value="-152.549002229068" calcext:value-type="float">
            <text:p>-152.549002229068</text:p>
          </table:table-cell>
        </table:table-row>
        <table:table-row table:style-name="ro1">
          <table:table-cell office:value-type="float" office:value="-154.763736353096" calcext:value-type="float">
            <text:p>-154.763736353096</text:p>
          </table:table-cell>
        </table:table-row>
        <table:table-row table:style-name="ro1">
          <table:table-cell office:value-type="float" office:value="-156.238430527436" calcext:value-type="float">
            <text:p>-156.238430527436</text:p>
          </table:table-cell>
        </table:table-row>
        <table:table-row table:style-name="ro1">
          <table:table-cell office:value-type="float" office:value="-158.137637579714" calcext:value-type="float">
            <text:p>-158.137637579714</text:p>
          </table:table-cell>
        </table:table-row>
        <table:table-row table:style-name="ro1">
          <table:table-cell office:value-type="float" office:value="-160.433683746396" calcext:value-type="float">
            <text:p>-160.433683746396</text:p>
          </table:table-cell>
        </table:table-row>
        <table:table-row table:style-name="ro1">
          <table:table-cell office:value-type="float" office:value="-162.181111085477" calcext:value-type="float">
            <text:p>-162.181111085477</text:p>
          </table:table-cell>
        </table:table-row>
        <table:table-row table:style-name="ro1">
          <table:table-cell office:value-type="float" office:value="-163.518727788671" calcext:value-type="float">
            <text:p>-163.518727788671</text:p>
          </table:table-cell>
        </table:table-row>
        <table:table-row table:style-name="ro1">
          <table:table-cell office:value-type="float" office:value="-165.256437163529" calcext:value-type="float">
            <text:p>-165.256437163529</text:p>
          </table:table-cell>
        </table:table-row>
        <table:table-row table:style-name="ro1">
          <table:table-cell office:value-type="float" office:value="-167.366638064725" calcext:value-type="float">
            <text:p>-167.366638064725</text:p>
          </table:table-cell>
        </table:table-row>
        <table:table-row table:style-name="ro1">
          <table:table-cell office:value-type="float" office:value="-169.066183214244" calcext:value-type="float">
            <text:p>-169.066183214244</text:p>
          </table:table-cell>
        </table:table-row>
        <table:table-row table:style-name="ro1">
          <table:table-cell office:value-type="float" office:value="-170.326644567597" calcext:value-type="float">
            <text:p>-170.326644567597</text:p>
          </table:table-cell>
        </table:table-row>
        <table:table-row table:style-name="ro1">
          <table:table-cell office:value-type="float" office:value="-172.005135269237" calcext:value-type="float">
            <text:p>-172.005135269237</text:p>
          </table:table-cell>
        </table:table-row>
        <table:table-row table:style-name="ro1">
          <table:table-cell office:value-type="float" office:value="-174.2894068625" calcext:value-type="float">
            <text:p>-174.2894068625</text:p>
          </table:table-cell>
        </table:table-row>
        <table:table-row table:style-name="ro1">
          <table:table-cell office:value-type="float" office:value="-175.891887822864" calcext:value-type="float">
            <text:p>-175.891887822864</text:p>
          </table:table-cell>
        </table:table-row>
        <table:table-row table:style-name="ro1">
          <table:table-cell office:value-type="float" office:value="-177.153383084184" calcext:value-type="float">
            <text:p>-177.153383084184</text:p>
          </table:table-cell>
        </table:table-row>
        <table:table-row table:style-name="ro1">
          <table:table-cell office:value-type="float" office:value="-178.740954792825" calcext:value-type="float">
            <text:p>-178.740954792825</text:p>
          </table:table-cell>
        </table:table-row>
        <table:table-row table:style-name="ro1">
          <table:table-cell office:value-type="float" office:value="179.060809054264" calcext:value-type="float">
            <text:p>179.060809054264</text:p>
          </table:table-cell>
        </table:table-row>
        <table:table-row table:style-name="ro1">
          <table:table-cell office:value-type="float" office:value="177.496860220415" calcext:value-type="float">
            <text:p>177.496860220415</text:p>
          </table:table-cell>
        </table:table-row>
        <table:table-row table:style-name="ro1">
          <table:table-cell office:value-type="float" office:value="175.914383220025" calcext:value-type="float">
            <text:p>175.914383220025</text:p>
          </table:table-cell>
        </table:table-row>
        <table:table-row table:style-name="ro1">
          <table:table-cell office:value-type="float" office:value="174.351752626265" calcext:value-type="float">
            <text:p>174.351752626265</text:p>
          </table:table-cell>
        </table:table-row>
        <table:table-row table:style-name="ro1">
          <table:table-cell office:value-type="float" office:value="172.178647895625" calcext:value-type="float">
            <text:p>172.178647895625</text:p>
          </table:table-cell>
        </table:table-row>
        <table:table-row table:style-name="ro1">
          <table:table-cell office:value-type="float" office:value="170.897377511708" calcext:value-type="float">
            <text:p>170.897377511708</text:p>
          </table:table-cell>
        </table:table-row>
        <table:table-row table:style-name="ro1">
          <table:table-cell office:value-type="float" office:value="169.919402012458" calcext:value-type="float">
            <text:p>169.919402012458</text:p>
          </table:table-cell>
        </table:table-row>
        <table:table-row table:style-name="ro1">
          <table:table-cell office:value-type="float" office:value="168.384329875534" calcext:value-type="float">
            <text:p>168.384329875534</text:p>
          </table:table-cell>
        </table:table-row>
        <table:table-row table:style-name="ro1">
          <table:table-cell office:value-type="float" office:value="166.115332314742" calcext:value-type="float">
            <text:p>166.115332314742</text:p>
          </table:table-cell>
        </table:table-row>
        <table:table-row table:style-name="ro1">
          <table:table-cell office:value-type="float" office:value="163.839853307436" calcext:value-type="float">
            <text:p>163.839853307436</text:p>
          </table:table-cell>
        </table:table-row>
        <table:table-row table:style-name="ro1">
          <table:table-cell office:value-type="float" office:value="162.645975363739" calcext:value-type="float">
            <text:p>162.645975363739</text:p>
          </table:table-cell>
        </table:table-row>
        <table:table-row table:style-name="ro1">
          <table:table-cell office:value-type="float" office:value="161.467443469947" calcext:value-type="float">
            <text:p>161.467443469947</text:p>
          </table:table-cell>
        </table:table-row>
        <table:table-row table:style-name="ro1">
          <table:table-cell office:value-type="float" office:value="159.911811927852" calcext:value-type="float">
            <text:p>159.911811927852</text:p>
          </table:table-cell>
        </table:table-row>
        <table:table-row table:style-name="ro1">
          <table:table-cell office:value-type="float" office:value="157.569620196658" calcext:value-type="float">
            <text:p>157.569620196658</text:p>
          </table:table-cell>
        </table:table-row>
        <table:table-row table:style-name="ro1">
          <table:table-cell office:value-type="float" office:value="156.194056481542" calcext:value-type="float">
            <text:p>156.194056481542</text:p>
          </table:table-cell>
        </table:table-row>
        <table:table-row table:style-name="ro1">
          <table:table-cell office:value-type="float" office:value="154.815302896366" calcext:value-type="float">
            <text:p>154.815302896366</text:p>
          </table:table-cell>
        </table:table-row>
        <table:table-row table:style-name="ro1">
          <table:table-cell office:value-type="float" office:value="153.296218393034" calcext:value-type="float">
            <text:p>153.296218393034</text:p>
          </table:table-cell>
        </table:table-row>
        <table:table-row table:style-name="ro1">
          <table:table-cell office:value-type="float" office:value="151.216367089083" calcext:value-type="float">
            <text:p>151.216367089083</text:p>
          </table:table-cell>
        </table:table-row>
        <table:table-row table:style-name="ro1">
          <table:table-cell office:value-type="float" office:value="149.300277449186" calcext:value-type="float">
            <text:p>149.300277449186</text:p>
          </table:table-cell>
        </table:table-row>
        <table:table-row table:style-name="ro1">
          <table:table-cell office:value-type="float" office:value="148.190610712207" calcext:value-type="float">
            <text:p>148.190610712207</text:p>
          </table:table-cell>
        </table:table-row>
        <table:table-row table:style-name="ro1">
          <table:table-cell office:value-type="float" office:value="146.741368442453" calcext:value-type="float">
            <text:p>146.741368442453</text:p>
          </table:table-cell>
        </table:table-row>
        <table:table-row table:style-name="ro1">
          <table:table-cell office:value-type="float" office:value="144.645844256612" calcext:value-type="float">
            <text:p>144.645844256612</text:p>
          </table:table-cell>
        </table:table-row>
        <table:table-row table:style-name="ro1">
          <table:table-cell office:value-type="float" office:value="142.815293546767" calcext:value-type="float">
            <text:p>142.815293546767</text:p>
          </table:table-cell>
        </table:table-row>
        <table:table-row table:style-name="ro1">
          <table:table-cell office:value-type="float" office:value="141.877934978952" calcext:value-type="float">
            <text:p>141.877934978952</text:p>
          </table:table-cell>
        </table:table-row>
        <table:table-row table:style-name="ro1">
          <table:table-cell office:value-type="float" office:value="140.556038423125" calcext:value-type="float">
            <text:p>140.556038423125</text:p>
          </table:table-cell>
        </table:table-row>
        <table:table-row table:style-name="ro1">
          <table:table-cell office:value-type="float" office:value="138.81407483429" calcext:value-type="float">
            <text:p>138.81407483429</text:p>
          </table:table-cell>
        </table:table-row>
        <table:table-row table:style-name="ro1">
          <table:table-cell office:value-type="float" office:value="136.789910608246" calcext:value-type="float">
            <text:p>136.7899106082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.427569572327" calcext:value-type="float">
            <text:p>133.427569572327</text:p>
          </table:table-cell>
        </table:table-row>
        <table:table-row table:style-name="ro1">
          <table:table-cell office:value-type="float" office:value="131.820169880136" calcext:value-type="float">
            <text:p>131.820169880136</text:p>
          </table:table-cell>
        </table:table-row>
        <table:table-row table:style-name="ro1">
          <table:table-cell office:value-type="float" office:value="130.010637430358" calcext:value-type="float">
            <text:p>130.010637430358</text:p>
          </table:table-cell>
        </table:table-row>
        <table:table-row table:style-name="ro1">
          <table:table-cell office:value-type="float" office:value="128.609504685353" calcext:value-type="float">
            <text:p>128.609504685353</text:p>
          </table:table-cell>
        </table:table-row>
        <table:table-row table:style-name="ro1">
          <table:table-cell office:value-type="float" office:value="127.193599170764" calcext:value-type="float">
            <text:p>127.193599170764</text:p>
          </table:table-cell>
        </table:table-row>
        <table:table-row table:style-name="ro1">
          <table:table-cell office:value-type="float" office:value="125.311213439633" calcext:value-type="float">
            <text:p>125.311213439633</text:p>
          </table:table-cell>
        </table:table-row>
        <table:table-row table:style-name="ro1">
          <table:table-cell office:value-type="float" office:value="123.146995832256" calcext:value-type="float">
            <text:p>123.146995832256</text:p>
          </table:table-cell>
        </table:table-row>
        <table:table-row table:style-name="ro1">
          <table:table-cell office:value-type="float" office:value="121.075226779591" calcext:value-type="float">
            <text:p>121.075226779591</text:p>
          </table:table-cell>
        </table:table-row>
        <table:table-row table:style-name="ro1">
          <table:table-cell office:value-type="float" office:value="119.339970868156" calcext:value-type="float">
            <text:p>119.339970868156</text:p>
          </table:table-cell>
        </table:table-row>
        <table:table-row table:style-name="ro1">
          <table:table-cell office:value-type="float" office:value="118.033851891464" calcext:value-type="float">
            <text:p>118.033851891464</text:p>
          </table:table-cell>
        </table:table-row>
        <table:table-row table:style-name="ro1">
          <table:table-cell office:value-type="float" office:value="116.119756156993" calcext:value-type="float">
            <text:p>116.119756156993</text:p>
          </table:table-cell>
        </table:table-row>
        <table:table-row table:style-name="ro1">
          <table:table-cell office:value-type="float" office:value="114.333876569047" calcext:value-type="float">
            <text:p>114.333876569047</text:p>
          </table:table-cell>
        </table:table-row>
        <table:table-row table:style-name="ro1">
          <table:table-cell office:value-type="float" office:value="112.543061000058" calcext:value-type="float">
            <text:p>112.543061000058</text:p>
          </table:table-cell>
        </table:table-row>
        <table:table-row table:style-name="ro1">
          <table:table-cell office:value-type="float" office:value="110.438955914913" calcext:value-type="float">
            <text:p>110.438955914913</text:p>
          </table:table-cell>
        </table:table-row>
        <table:table-row table:style-name="ro1">
          <table:table-cell office:value-type="float" office:value="108.434948822922" calcext:value-type="float">
            <text:p>108.434948822922</text:p>
          </table:table-cell>
        </table:table-row>
        <table:table-row table:style-name="ro1">
          <table:table-cell office:value-type="float" office:value="106.635119157787" calcext:value-type="float">
            <text:p>106.635119157787</text:p>
          </table:table-cell>
        </table:table-row>
        <table:table-row table:style-name="ro1">
          <table:table-cell office:value-type="float" office:value="104.691960527235" calcext:value-type="float">
            <text:p>104.691960527235</text:p>
          </table:table-cell>
        </table:table-row>
        <table:table-row table:style-name="ro1">
          <table:table-cell office:value-type="float" office:value="102.969253456029" calcext:value-type="float">
            <text:p>102.969253456029</text:p>
          </table:table-cell>
        </table:table-row>
        <table:table-row table:style-name="ro1">
          <table:table-cell office:value-type="float" office:value="100.975655172813" calcext:value-type="float">
            <text:p>100.975655172813</text:p>
          </table:table-cell>
        </table:table-row>
        <table:table-row table:style-name="ro1">
          <table:table-cell office:value-type="float" office:value="98.901716032892" calcext:value-type="float">
            <text:p>98.901716032892</text:p>
          </table:table-cell>
        </table:table-row>
        <table:table-row table:style-name="ro1">
          <table:table-cell office:value-type="float" office:value="96.8699923082143" calcext:value-type="float">
            <text:p>96.8699923082143</text:p>
          </table:table-cell>
        </table:table-row>
        <table:table-row table:style-name="ro1">
          <table:table-cell office:value-type="float" office:value="94.4778795738497" calcext:value-type="float">
            <text:p>94.4778795738497</text:p>
          </table:table-cell>
        </table:table-row>
        <table:table-row table:style-name="ro1">
          <table:table-cell office:value-type="float" office:value="92.7426113574816" calcext:value-type="float">
            <text:p>92.7426113574816</text:p>
          </table:table-cell>
        </table:table-row>
        <table:table-row table:style-name="ro1">
          <table:table-cell office:value-type="float" office:value="90.6861441978353" calcext:value-type="float">
            <text:p>90.6861441978353</text:p>
          </table:table-cell>
        </table:table-row>
        <table:table-row table:style-name="ro1">
          <table:table-cell office:value-type="float" office:value="88.6279083505394" calcext:value-type="float">
            <text:p>88.6279083505394</text:p>
          </table:table-cell>
        </table:table-row>
        <table:table-row table:style-name="ro1">
          <table:table-cell office:value-type="float" office:value="86.5526131481348" calcext:value-type="float">
            <text:p>86.5526131481348</text:p>
          </table:table-cell>
        </table:table-row>
        <table:table-row table:style-name="ro1">
          <table:table-cell office:value-type="float" office:value="84.4613624672095" calcext:value-type="float">
            <text:p>84.4613624672095</text:p>
          </table:table-cell>
        </table:table-row>
        <table:table-row table:style-name="ro1">
          <table:table-cell office:value-type="float" office:value="82.3595932389732" calcext:value-type="float">
            <text:p>82.3595932389732</text:p>
          </table:table-cell>
        </table:table-row>
        <table:table-row table:style-name="ro1">
          <table:table-cell office:value-type="float" office:value="80.1939072401029" calcext:value-type="float">
            <text:p>80.1939072401029</text:p>
          </table:table-cell>
        </table:table-row>
        <table:table-row table:style-name="ro1">
          <table:table-cell office:value-type="float" office:value="78.0031006920764" calcext:value-type="float">
            <text:p>78.0031006920764</text:p>
          </table:table-cell>
        </table:table-row>
        <table:table-row table:style-name="ro1">
          <table:table-cell office:value-type="float" office:value="76.3012829929155" calcext:value-type="float">
            <text:p>76.3012829929155</text:p>
          </table:table-cell>
        </table:table-row>
        <table:table-row table:style-name="ro1">
          <table:table-cell office:value-type="float" office:value="74.1974860460645" calcext:value-type="float">
            <text:p>74.1974860460645</text:p>
          </table:table-cell>
        </table:table-row>
        <table:table-row table:style-name="ro1">
          <table:table-cell office:value-type="float" office:value="72.1107087704937" calcext:value-type="float">
            <text:p>72.1107087704937</text:p>
          </table:table-cell>
        </table:table-row>
        <table:table-row table:style-name="ro1">
          <table:table-cell office:value-type="float" office:value="70.13570259659" calcext:value-type="float">
            <text:p>70.13570259659</text:p>
          </table:table-cell>
        </table:table-row>
        <table:table-row table:style-name="ro1">
          <table:table-cell office:value-type="float" office:value="68.263185502643" calcext:value-type="float">
            <text:p>68.263185502643</text:p>
          </table:table-cell>
        </table:table-row>
        <table:table-row table:style-name="ro1">
          <table:table-cell office:value-type="float" office:value="65.9312766981252" calcext:value-type="float">
            <text:p>65.9312766981252</text:p>
          </table:table-cell>
        </table:table-row>
        <table:table-row table:style-name="ro1">
          <table:table-cell office:value-type="float" office:value="63.434948822922" calcext:value-type="float">
            <text:p>63.434948822922</text:p>
          </table:table-cell>
        </table:table-row>
        <table:table-row table:style-name="ro1">
          <table:table-cell office:value-type="float" office:value="61.5823619409829" calcext:value-type="float">
            <text:p>61.5823619409829</text:p>
          </table:table-cell>
        </table:table-row>
        <table:table-row table:style-name="ro1">
          <table:table-cell office:value-type="float" office:value="60.3408907640049" calcext:value-type="float">
            <text:p>60.3408907640049</text:p>
          </table:table-cell>
        </table:table-row>
        <table:table-row table:style-name="ro1">
          <table:table-cell office:value-type="float" office:value="58.1420011086722" calcext:value-type="float">
            <text:p>58.1420011086722</text:p>
          </table:table-cell>
        </table:table-row>
        <table:table-row table:style-name="ro1">
          <table:table-cell office:value-type="float" office:value="55.3486840879955" calcext:value-type="float">
            <text:p>55.3486840879955</text:p>
          </table:table-cell>
        </table:table-row>
        <table:table-row table:style-name="ro1">
          <table:table-cell office:value-type="float" office:value="53.3374444388467" calcext:value-type="float">
            <text:p>53.3374444388467</text:p>
          </table:table-cell>
        </table:table-row>
        <table:table-row table:style-name="ro1">
          <table:table-cell office:value-type="float" office:value="51.60994389363" calcext:value-type="float">
            <text:p>51.60994389363</text:p>
          </table:table-cell>
        </table:table-row>
        <table:table-row table:style-name="ro1">
          <table:table-cell office:value-type="float" office:value="49.6223702416842" calcext:value-type="float">
            <text:p>49.6223702416842</text:p>
          </table:table-cell>
        </table:table-row>
        <table:table-row table:style-name="ro1">
          <table:table-cell office:value-type="float" office:value="47.1747441146101" calcext:value-type="float">
            <text:p>47.1747441146101</text:p>
          </table:table-cell>
        </table:table-row>
        <table:table-row table:style-name="ro1">
          <table:table-cell office:value-type="float" office:value="45.2417529092681" calcext:value-type="float">
            <text:p>45.2417529092681</text:p>
          </table:table-cell>
        </table:table-row>
        <table:table-row table:style-name="ro1">
          <table:table-cell office:value-type="float" office:value="43.7914075679731" calcext:value-type="float">
            <text:p>43.7914075679731</text:p>
          </table:table-cell>
        </table:table-row>
        <table:table-row table:style-name="ro1">
          <table:table-cell office:value-type="float" office:value="42.0891621738322" calcext:value-type="float">
            <text:p>42.0891621738322</text:p>
          </table:table-cell>
        </table:table-row>
        <table:table-row table:style-name="ro1">
          <table:table-cell office:value-type="float" office:value="39.6742593752323" calcext:value-type="float">
            <text:p>39.6742593752323</text:p>
          </table:table-cell>
        </table:table-row>
        <table:table-row table:style-name="ro1">
          <table:table-cell office:value-type="float" office:value="37.5479225565953" calcext:value-type="float">
            <text:p>37.5479225565953</text:p>
          </table:table-cell>
        </table:table-row>
        <table:table-row table:style-name="ro1">
          <table:table-cell office:value-type="float" office:value="36.1998021236195" calcext:value-type="float">
            <text:p>36.1998021236195</text:p>
          </table:table-cell>
        </table:table-row>
        <table:table-row table:style-name="ro1">
          <table:table-cell office:value-type="float" office:value="34.8006705012875" calcext:value-type="float">
            <text:p>34.8006705012875</text:p>
          </table:table-cell>
        </table:table-row>
        <table:table-row table:style-name="ro1">
          <table:table-cell office:value-type="float" office:value="32.6752725658626" calcext:value-type="float">
            <text:p>32.6752725658626</text:p>
          </table:table-cell>
        </table:table-row>
        <table:table-row table:style-name="ro1">
          <table:table-cell office:value-type="float" office:value="30.4486235438405" calcext:value-type="float">
            <text:p>30.4486235438405</text:p>
          </table:table-cell>
        </table:table-row>
        <table:table-row table:style-name="ro1">
          <table:table-cell office:value-type="float" office:value="28.3456936230767" calcext:value-type="float">
            <text:p>28.3456936230767</text:p>
          </table:table-cell>
        </table:table-row>
        <table:table-row table:style-name="ro1">
          <table:table-cell office:value-type="float" office:value="26.7127203849381" calcext:value-type="float">
            <text:p>26.7127203849381</text:p>
          </table:table-cell>
        </table:table-row>
        <table:table-row table:style-name="ro1">
          <table:table-cell office:value-type="float" office:value="24.7981324534377" calcext:value-type="float">
            <text:p>24.7981324534377</text:p>
          </table:table-cell>
        </table:table-row>
        <table:table-row table:style-name="ro1">
          <table:table-cell office:value-type="float" office:value="22.8972631215466" calcext:value-type="float">
            <text:p>22.8972631215466</text:p>
          </table:table-cell>
        </table:table-row>
        <table:table-row table:style-name="ro1">
          <table:table-cell office:value-type="float" office:value="20.5940902203088" calcext:value-type="float">
            <text:p>20.5940902203088</text:p>
          </table:table-cell>
        </table:table-row>
        <table:table-row table:style-name="ro1">
          <table:table-cell office:value-type="float" office:value="19.2592916437672" calcext:value-type="float">
            <text:p>19.2592916437672</text:p>
          </table:table-cell>
        </table:table-row>
        <table:table-row table:style-name="ro1">
          <table:table-cell office:value-type="float" office:value="17.6076304481073" calcext:value-type="float">
            <text:p>17.6076304481073</text:p>
          </table:table-cell>
        </table:table-row>
        <table:table-row table:style-name="ro1">
          <table:table-cell office:value-type="float" office:value="15.7671825424757" calcext:value-type="float">
            <text:p>15.7671825424757</text:p>
          </table:table-cell>
        </table:table-row>
        <table:table-row table:style-name="ro1">
          <table:table-cell office:value-type="float" office:value="13.8811808437634" calcext:value-type="float">
            <text:p>13.8811808437634</text:p>
          </table:table-cell>
        </table:table-row>
        <table:table-row table:style-name="ro1">
          <table:table-cell office:value-type="float" office:value="12.1836565859874" calcext:value-type="float">
            <text:p>12.1836565859874</text:p>
          </table:table-cell>
        </table:table-row>
        <table:table-row table:style-name="ro1">
          <table:table-cell office:value-type="float" office:value="10.304846468766" calcext:value-type="float">
            <text:p>10.304846468766</text:p>
          </table:table-cell>
        </table:table-row>
        <table:table-row table:style-name="ro1">
          <table:table-cell office:value-type="float" office:value="8.35656670649716" calcext:value-type="float">
            <text:p>8.35656670649716</text:p>
          </table:table-cell>
        </table:table-row>
        <table:table-row table:style-name="ro1">
          <table:table-cell office:value-type="float" office:value="6.6544250460066" calcext:value-type="float">
            <text:p>6.6544250460066</text:p>
          </table:table-cell>
        </table:table-row>
        <table:table-row table:style-name="ro1">
          <table:table-cell office:value-type="float" office:value="5.02407525853955" calcext:value-type="float">
            <text:p>5.02407525853955</text:p>
          </table:table-cell>
        </table:table-row>
        <table:table-row table:style-name="ro1">
          <table:table-cell office:value-type="float" office:value="3.43986969374602" calcext:value-type="float">
            <text:p>3.43986969374602</text:p>
          </table:table-cell>
        </table:table-row>
        <table:table-row table:style-name="ro1">
          <table:table-cell office:value-type="float" office:value="1.86767883943417" calcext:value-type="float">
            <text:p>1.86767883943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5216737520385" calcext:value-type="float">
            <text:p>-1.25216737520385</text:p>
          </table:table-cell>
        </table:table-row>
        <table:table-row table:style-name="ro1">
          <table:table-cell office:value-type="float" office:value="-3.14495746469802" calcext:value-type="float">
            <text:p>-3.14495746469802</text:p>
          </table:table-cell>
        </table:table-row>
        <table:table-row table:style-name="ro1">
          <table:table-cell office:value-type="float" office:value="-4.71153094610156" calcext:value-type="float">
            <text:p>-4.71153094610156</text:p>
          </table:table-cell>
        </table:table-row>
        <table:table-row table:style-name="ro1">
          <table:table-cell office:value-type="float" office:value="-6.23708007645849" calcext:value-type="float">
            <text:p>-6.23708007645849</text:p>
          </table:table-cell>
        </table:table-row>
        <table:table-row table:style-name="ro1">
          <table:table-cell office:value-type="float" office:value="-7.47155917659238" calcext:value-type="float">
            <text:p>-7.47155917659238</text:p>
          </table:table-cell>
        </table:table-row>
        <table:table-row table:style-name="ro1">
          <table:table-cell office:value-type="float" office:value="-9.05343866217377" calcext:value-type="float">
            <text:p>-9.05343866217377</text:p>
          </table:table-cell>
        </table:table-row>
        <table:table-row table:style-name="ro1">
          <table:table-cell office:value-type="float" office:value="-10.9442196990676" calcext:value-type="float">
            <text:p>-10.9442196990676</text:p>
          </table:table-cell>
        </table:table-row>
        <table:table-row table:style-name="ro1">
          <table:table-cell office:value-type="float" office:value="-13.0639541273863" calcext:value-type="float">
            <text:p>-13.0639541273863</text:p>
          </table:table-cell>
        </table:table-row>
        <table:table-row table:style-name="ro1">
          <table:table-cell office:value-type="float" office:value="-14.6338309715662" calcext:value-type="float">
            <text:p>-14.6338309715662</text:p>
          </table:table-cell>
        </table:table-row>
        <table:table-row table:style-name="ro1">
          <table:table-cell office:value-type="float" office:value="-16.2849224718834" calcext:value-type="float">
            <text:p>-16.2849224718834</text:p>
          </table:table-cell>
        </table:table-row>
        <table:table-row table:style-name="ro1">
          <table:table-cell office:value-type="float" office:value="-17.8503183022168" calcext:value-type="float">
            <text:p>-17.8503183022168</text:p>
          </table:table-cell>
        </table:table-row>
        <table:table-row table:style-name="ro1">
          <table:table-cell office:value-type="float" office:value="-19.5085089868081" calcext:value-type="float">
            <text:p>-19.5085089868081</text:p>
          </table:table-cell>
        </table:table-row>
        <table:table-row table:style-name="ro1">
          <table:table-cell office:value-type="float" office:value="-21.1705505220352" calcext:value-type="float">
            <text:p>-21.1705505220352</text:p>
          </table:table-cell>
        </table:table-row>
        <table:table-row table:style-name="ro1">
          <table:table-cell office:value-type="float" office:value="-22.9540865376285" calcext:value-type="float">
            <text:p>-22.9540865376285</text:p>
          </table:table-cell>
        </table:table-row>
        <table:table-row table:style-name="ro1">
          <table:table-cell office:value-type="float" office:value="-24.6235647861636" calcext:value-type="float">
            <text:p>-24.6235647861636</text:p>
          </table:table-cell>
        </table:table-row>
        <table:table-row table:style-name="ro1">
          <table:table-cell office:value-type="float" office:value="-26.1518676220504" calcext:value-type="float">
            <text:p>-26.1518676220504</text:p>
          </table:table-cell>
        </table:table-row>
        <table:table-row table:style-name="ro1">
          <table:table-cell office:value-type="float" office:value="-27.2553283749431" calcext:value-type="float">
            <text:p>-27.2553283749431</text:p>
          </table:table-cell>
        </table:table-row>
        <table:table-row table:style-name="ro1">
          <table:table-cell office:value-type="float" office:value="-29.2054615164352" calcext:value-type="float">
            <text:p>-29.2054615164352</text:p>
          </table:table-cell>
        </table:table-row>
        <table:table-row table:style-name="ro1">
          <table:table-cell office:value-type="float" office:value="-30.7499673021964" calcext:value-type="float">
            <text:p>-30.7499673021964</text:p>
          </table:table-cell>
        </table:table-row>
        <table:table-row table:style-name="ro1">
          <table:table-cell office:value-type="float" office:value="-32.1372489810418" calcext:value-type="float">
            <text:p>-32.1372489810418</text:p>
          </table:table-cell>
        </table:table-row>
        <table:table-row table:style-name="ro1">
          <table:table-cell office:value-type="float" office:value="-33.6900675259798" calcext:value-type="float">
            <text:p>-33.6900675259798</text:p>
          </table:table-cell>
        </table:table-row>
        <table:table-row table:style-name="ro1">
          <table:table-cell office:value-type="float" office:value="-35.2475750583462" calcext:value-type="float">
            <text:p>-35.2475750583462</text:p>
          </table:table-cell>
        </table:table-row>
        <table:table-row table:style-name="ro1">
          <table:table-cell office:value-type="float" office:value="-37.2447828926594" calcext:value-type="float">
            <text:p>-37.2447828926594</text:p>
          </table:table-cell>
        </table:table-row>
        <table:table-row table:style-name="ro1">
          <table:table-cell office:value-type="float" office:value="-38.806095032849" calcext:value-type="float">
            <text:p>-38.806095032849</text:p>
          </table:table-cell>
        </table:table-row>
        <table:table-row table:style-name="ro1">
          <table:table-cell office:value-type="float" office:value="-40.3286219646505" calcext:value-type="float">
            <text:p>-40.3286219646505</text:p>
          </table:table-cell>
        </table:table-row>
        <table:table-row table:style-name="ro1">
          <table:table-cell office:value-type="float" office:value="-42.316224840531" calcext:value-type="float">
            <text:p>-42.316224840531</text:p>
          </table:table-cell>
        </table:table-row>
        <table:table-row table:style-name="ro1">
          <table:table-cell office:value-type="float" office:value="-44.0977788384698" calcext:value-type="float">
            <text:p>-44.0977788384698</text:p>
          </table:table-cell>
        </table:table-row>
        <table:table-row table:style-name="ro1">
          <table:table-cell office:value-type="float" office:value="-45.6740368979845" calcext:value-type="float">
            <text:p>-45.6740368979845</text:p>
          </table:table-cell>
        </table:table-row>
        <table:table-row table:style-name="ro1">
          <table:table-cell office:value-type="float" office:value="-47.254574965935" calcext:value-type="float">
            <text:p>-47.254574965935</text:p>
          </table:table-cell>
        </table:table-row>
        <table:table-row table:style-name="ro1">
          <table:table-cell office:value-type="float" office:value="-49.0856167799749" calcext:value-type="float">
            <text:p>-49.0856167799749</text:p>
          </table:table-cell>
        </table:table-row>
        <table:table-row table:style-name="ro1">
          <table:table-cell office:value-type="float" office:value="-50.6879912532625" calcext:value-type="float">
            <text:p>-50.6879912532625</text:p>
          </table:table-cell>
        </table:table-row>
        <table:table-row table:style-name="ro1">
          <table:table-cell office:value-type="float" office:value="-52.2941963085409" calcext:value-type="float">
            <text:p>-52.2941963085409</text:p>
          </table:table-cell>
        </table:table-row>
        <table:table-row table:style-name="ro1">
          <table:table-cell office:value-type="float" office:value="-54.0902769208223" calcext:value-type="float">
            <text:p>-54.0902769208223</text:p>
          </table:table-cell>
        </table:table-row>
        <table:table-row table:style-name="ro1">
          <table:table-cell office:value-type="float" office:value="-55.7736381877762" calcext:value-type="float">
            <text:p>-55.7736381877762</text:p>
          </table:table-cell>
        </table:table-row>
        <table:table-row table:style-name="ro1">
          <table:table-cell office:value-type="float" office:value="-57.7533002545757" calcext:value-type="float">
            <text:p>-57.7533002545757</text:p>
          </table:table-cell>
        </table:table-row>
        <table:table-row table:style-name="ro1">
          <table:table-cell office:value-type="float" office:value="-59.6012722858339" calcext:value-type="float">
            <text:p>-59.6012722858339</text:p>
          </table:table-cell>
        </table:table-row>
        <table:table-row table:style-name="ro1">
          <table:table-cell office:value-type="float" office:value="-61.3631367508748" calcext:value-type="float">
            <text:p>-61.3631367508748</text:p>
          </table:table-cell>
        </table:table-row>
        <table:table-row table:style-name="ro1">
          <table:table-cell office:value-type="float" office:value="-63.1380821555973" calcext:value-type="float">
            <text:p>-63.1380821555973</text:p>
          </table:table-cell>
        </table:table-row>
        <table:table-row table:style-name="ro1">
          <table:table-cell office:value-type="float" office:value="-64.7637363530964" calcext:value-type="float">
            <text:p>-64.7637363530964</text:p>
          </table:table-cell>
        </table:table-row>
        <table:table-row table:style-name="ro1">
          <table:table-cell office:value-type="float" office:value="-66.2384305274357" calcext:value-type="float">
            <text:p>-66.2384305274357</text:p>
          </table:table-cell>
        </table:table-row>
        <table:table-row table:style-name="ro1">
          <table:table-cell office:value-type="float" office:value="-68.4429207149623" calcext:value-type="float">
            <text:p>-68.4429207149623</text:p>
          </table:table-cell>
        </table:table-row>
        <table:table-row table:style-name="ro1">
          <table:table-cell office:value-type="float" office:value="-70.6154843206422" calcext:value-type="float">
            <text:p>-70.6154843206422</text:p>
          </table:table-cell>
        </table:table-row>
        <table:table-row table:style-name="ro1">
          <table:table-cell office:value-type="float" office:value="-72.9466852312991" calcext:value-type="float">
            <text:p>-72.9466852312991</text:p>
          </table:table-cell>
        </table:table-row>
        <table:table-row table:style-name="ro1">
          <table:table-cell office:value-type="float" office:value="-74.9816393688493" calcext:value-type="float">
            <text:p>-74.9816393688493</text:p>
          </table:table-cell>
        </table:table-row>
        <table:table-row table:style-name="ro1">
          <table:table-cell office:value-type="float" office:value="-76.4520610119995" calcext:value-type="float">
            <text:p>-76.4520610119995</text:p>
          </table:table-cell>
        </table:table-row>
        <table:table-row table:style-name="ro1">
          <table:table-cell office:value-type="float" office:value="-77.7638884905837" calcext:value-type="float">
            <text:p>-77.7638884905837</text:p>
          </table:table-cell>
        </table:table-row>
        <table:table-row table:style-name="ro1">
          <table:table-cell office:value-type="float" office:value="-79.695153531234" calcext:value-type="float">
            <text:p>-79.695153531234</text:p>
          </table:table-cell>
        </table:table-row>
        <table:table-row table:style-name="ro1">
          <table:table-cell office:value-type="float" office:value="-82.0644496299112" calcext:value-type="float">
            <text:p>-82.0644496299112</text:p>
          </table:table-cell>
        </table:table-row>
        <table:table-row table:style-name="ro1">
          <table:table-cell office:value-type="float" office:value="-83.8481566207144" calcext:value-type="float">
            <text:p>-83.8481566207144</text:p>
          </table:table-cell>
        </table:table-row>
        <table:table-row table:style-name="ro1">
          <table:table-cell office:value-type="float" office:value="-85.9143832200251" calcext:value-type="float">
            <text:p>-85.9143832200251</text:p>
          </table:table-cell>
        </table:table-row>
        <table:table-row table:style-name="ro1">
          <table:table-cell office:value-type="float" office:value="-87.9423540530517" calcext:value-type="float">
            <text:p>-87.942354053051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91.7357045889284" calcext:value-type="float">
            <text:p>-91.7357045889284</text:p>
          </table:table-cell>
        </table:table-row>
        <table:table-row table:style-name="ro1">
          <table:table-cell office:value-type="float" office:value="-93.4473868518652" calcext:value-type="float">
            <text:p>-93.4473868518652</text:p>
          </table:table-cell>
        </table:table-row>
        <table:table-row table:style-name="ro1">
          <table:table-cell office:value-type="float" office:value="-95.5386375327905" calcext:value-type="float">
            <text:p>-95.5386375327905</text:p>
          </table:table-cell>
        </table:table-row>
        <table:table-row table:style-name="ro1">
          <table:table-cell office:value-type="float" office:value="-98.0316560944837" calcext:value-type="float">
            <text:p>-98.0316560944837</text:p>
          </table:table-cell>
        </table:table-row>
        <table:table-row table:style-name="ro1">
          <table:table-cell office:value-type="float" office:value="-99.8060927598971" calcext:value-type="float">
            <text:p>-99.8060927598971</text:p>
          </table:table-cell>
        </table:table-row>
        <table:table-row table:style-name="ro1">
          <table:table-cell office:value-type="float" office:value="-101.583418604687" calcext:value-type="float">
            <text:p>-101.583418604687</text:p>
          </table:table-cell>
        </table:table-row>
        <table:table-row table:style-name="ro1">
          <table:table-cell office:value-type="float" office:value="-103.441204837099" calcext:value-type="float">
            <text:p>-103.441204837099</text:p>
          </table:table-cell>
        </table:table-row>
        <table:table-row table:style-name="ro1">
          <table:table-cell office:value-type="float" office:value="-105.99358409773" calcext:value-type="float">
            <text:p>-105.99358409773</text:p>
          </table:table-cell>
        </table:table-row>
        <table:table-row table:style-name="ro1">
          <table:table-cell office:value-type="float" office:value="-107.771320822909" calcext:value-type="float">
            <text:p>-107.771320822909</text:p>
          </table:table-cell>
        </table:table-row>
        <table:table-row table:style-name="ro1">
          <table:table-cell office:value-type="float" office:value="-109.536654938128" calcext:value-type="float">
            <text:p>-109.536654938128</text:p>
          </table:table-cell>
        </table:table-row>
        <table:table-row table:style-name="ro1">
          <table:table-cell office:value-type="float" office:value="-111.997403406642" calcext:value-type="float">
            <text:p>-111.997403406642</text:p>
          </table:table-cell>
        </table:table-row>
        <table:table-row table:style-name="ro1">
          <table:table-cell office:value-type="float" office:value="-114.21175431097" calcext:value-type="float">
            <text:p>-114.21175431097</text:p>
          </table:table-cell>
        </table:table-row>
        <table:table-row table:style-name="ro1">
          <table:table-cell office:value-type="float" office:value="-115.942295489872" calcext:value-type="float">
            <text:p>-115.942295489872</text:p>
          </table:table-cell>
        </table:table-row>
        <table:table-row table:style-name="ro1">
          <table:table-cell office:value-type="float" office:value="-117.499138731047" calcext:value-type="float">
            <text:p>-117.499138731047</text:p>
          </table:table-cell>
        </table:table-row>
        <table:table-row table:style-name="ro1">
          <table:table-cell office:value-type="float" office:value="-119.224419190201" calcext:value-type="float">
            <text:p>-119.224419190201</text:p>
          </table:table-cell>
        </table:table-row>
        <table:table-row table:style-name="ro1">
          <table:table-cell office:value-type="float" office:value="-121.745287422355" calcext:value-type="float">
            <text:p>-121.745287422355</text:p>
          </table:table-cell>
        </table:table-row>
        <table:table-row table:style-name="ro1">
          <table:table-cell office:value-type="float" office:value="-124.169920456593" calcext:value-type="float">
            <text:p>-124.169920456593</text:p>
          </table:table-cell>
        </table:table-row>
        <table:table-row table:style-name="ro1">
          <table:table-cell office:value-type="float" office:value="-126.179620447979" calcext:value-type="float">
            <text:p>-126.179620447979</text:p>
          </table:table-cell>
        </table:table-row>
        <table:table-row table:style-name="ro1">
          <table:table-cell office:value-type="float" office:value="-127.844458465114" calcext:value-type="float">
            <text:p>-127.844458465114</text:p>
          </table:table-cell>
        </table:table-row>
        <table:table-row table:style-name="ro1">
          <table:table-cell office:value-type="float" office:value="-129.582977886143" calcext:value-type="float">
            <text:p>-129.582977886143</text:p>
          </table:table-cell>
        </table:table-row>
        <table:table-row table:style-name="ro1">
          <table:table-cell office:value-type="float" office:value="-131.833673480997" calcext:value-type="float">
            <text:p>-131.833673480997</text:p>
          </table:table-cell>
        </table:table-row>
        <table:table-row table:style-name="ro1">
          <table:table-cell office:value-type="float" office:value="-134.274775700941" calcext:value-type="float">
            <text:p>-134.274775700941</text:p>
          </table:table-cell>
        </table:table-row>
        <table:table-row table:style-name="ro1">
          <table:table-cell office:value-type="float" office:value="-136.208592432027" calcext:value-type="float">
            <text:p>-136.208592432027</text:p>
          </table:table-cell>
        </table:table-row>
        <table:table-row table:style-name="ro1">
          <table:table-cell office:value-type="float" office:value="-138.13966014782" calcext:value-type="float">
            <text:p>-138.13966014782</text:p>
          </table:table-cell>
        </table:table-row>
        <table:table-row table:style-name="ro1">
          <table:table-cell office:value-type="float" office:value="-139.325060434738" calcext:value-type="float">
            <text:p>-139.325060434738</text:p>
          </table:table-cell>
        </table:table-row>
        <table:table-row table:style-name="ro1">
          <table:table-cell office:value-type="float" office:value="-141.234480095541" calcext:value-type="float">
            <text:p>-141.234480095541</text:p>
          </table:table-cell>
        </table:table-row>
        <table:table-row table:style-name="ro1">
          <table:table-cell office:value-type="float" office:value="-143.67317404788" calcext:value-type="float">
            <text:p>-143.67317404788</text:p>
          </table:table-cell>
        </table:table-row>
        <table:table-row table:style-name="ro1">
          <table:table-cell office:value-type="float" office:value="-145.750966993188" calcext:value-type="float">
            <text:p>-145.750966993188</text:p>
          </table:table-cell>
        </table:table-row>
        <table:table-row table:style-name="ro1">
          <table:table-cell office:value-type="float" office:value="-147.605577354385" calcext:value-type="float">
            <text:p>-147.605577354385</text:p>
          </table:table-cell>
        </table:table-row>
        <table:table-row table:style-name="ro1">
          <table:table-cell office:value-type="float" office:value="-149.26451229808" calcext:value-type="float">
            <text:p>-149.26451229808</text:p>
          </table:table-cell>
        </table:table-row>
        <table:table-row table:style-name="ro1">
          <table:table-cell office:value-type="float" office:value="-151.495988478189" calcext:value-type="float">
            <text:p>-151.495988478189</text:p>
          </table:table-cell>
        </table:table-row>
        <table:table-row table:style-name="ro1">
          <table:table-cell office:value-type="float" office:value="-153.138082155597" calcext:value-type="float">
            <text:p>-153.138082155597</text:p>
          </table:table-cell>
        </table:table-row>
        <table:table-row table:style-name="ro1">
          <table:table-cell office:value-type="float" office:value="-155.36387035011" calcext:value-type="float">
            <text:p>-155.36387035011</text:p>
          </table:table-cell>
        </table:table-row>
        <table:table-row table:style-name="ro1">
          <table:table-cell office:value-type="float" office:value="-157.278501846781" calcext:value-type="float">
            <text:p>-157.278501846781</text:p>
          </table:table-cell>
        </table:table-row>
        <table:table-row table:style-name="ro1">
          <table:table-cell office:value-type="float" office:value="-159.057349450012" calcext:value-type="float">
            <text:p>-159.057349450012</text:p>
          </table:table-cell>
        </table:table-row>
        <table:table-row table:style-name="ro1">
          <table:table-cell office:value-type="float" office:value="-160.632652452224" calcext:value-type="float">
            <text:p>-160.632652452224</text:p>
          </table:table-cell>
        </table:table-row>
        <table:table-row table:style-name="ro1">
          <table:table-cell office:value-type="float" office:value="-162.490755209742" calcext:value-type="float">
            <text:p>-162.490755209742</text:p>
          </table:table-cell>
        </table:table-row>
        <table:table-row table:style-name="ro1">
          <table:table-cell office:value-type="float" office:value="-164.320475877581" calcext:value-type="float">
            <text:p>-164.320475877581</text:p>
          </table:table-cell>
        </table:table-row>
        <table:table-row table:style-name="ro1">
          <table:table-cell office:value-type="float" office:value="-165.963756532074" calcext:value-type="float">
            <text:p>-165.963756532074</text:p>
          </table:table-cell>
        </table:table-row>
        <table:table-row table:style-name="ro1">
          <table:table-cell office:value-type="float" office:value="-167.611536846691" calcext:value-type="float">
            <text:p>-167.611536846691</text:p>
          </table:table-cell>
        </table:table-row>
        <table:table-row table:style-name="ro1">
          <table:table-cell office:value-type="float" office:value="-169.380344723845" calcext:value-type="float">
            <text:p>-169.380344723845</text:p>
          </table:table-cell>
        </table:table-row>
        <table:table-row table:style-name="ro1">
          <table:table-cell office:value-type="float" office:value="-171.37481682183" calcext:value-type="float">
            <text:p>-171.37481682183</text:p>
          </table:table-cell>
        </table:table-row>
        <table:table-row table:style-name="ro1">
          <table:table-cell office:value-type="float" office:value="-173.308735567448" calcext:value-type="float">
            <text:p>-173.308735567448</text:p>
          </table:table-cell>
        </table:table-row>
        <table:table-row table:style-name="ro1">
          <table:table-cell office:value-type="float" office:value="-174.920392139985" calcext:value-type="float">
            <text:p>-174.920392139985</text:p>
          </table:table-cell>
        </table:table-row>
        <table:table-row table:style-name="ro1">
          <table:table-cell office:value-type="float" office:value="-176.206935718311" calcext:value-type="float">
            <text:p>-176.206935718311</text:p>
          </table:table-cell>
        </table:table-row>
        <table:table-row table:style-name="ro1">
          <table:table-cell office:value-type="float" office:value="-178.111811993259" calcext:value-type="float">
            <text:p>-178.1118119932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8.426335945897" calcext:value-type="float">
            <text:p>178.426335945897</text:p>
          </table:table-cell>
        </table:table-row>
        <table:table-row table:style-name="ro1">
          <table:table-cell office:value-type="float" office:value="176.837702247861" calcext:value-type="float">
            <text:p>176.837702247861</text:p>
          </table:table-cell>
        </table:table-row>
        <table:table-row table:style-name="ro1">
          <table:table-cell office:value-type="float" office:value="175.601294645005" calcext:value-type="float">
            <text:p>175.601294645005</text:p>
          </table:table-cell>
        </table:table-row>
        <table:table-row table:style-name="ro1">
          <table:table-cell office:value-type="float" office:value="174.07249580761" calcext:value-type="float">
            <text:p>174.07249580761</text:p>
          </table:table-cell>
        </table:table-row>
        <table:table-row table:style-name="ro1">
          <table:table-cell office:value-type="float" office:value="172.528440823408" calcext:value-type="float">
            <text:p>172.528440823408</text:p>
          </table:table-cell>
        </table:table-row>
        <table:table-row table:style-name="ro1">
          <table:table-cell office:value-type="float" office:value="170.589018082457" calcext:value-type="float">
            <text:p>170.589018082457</text:p>
          </table:table-cell>
        </table:table-row>
        <table:table-row table:style-name="ro1">
          <table:table-cell office:value-type="float" office:value="168.628525358978" calcext:value-type="float">
            <text:p>168.628525358978</text:p>
          </table:table-cell>
        </table:table-row>
        <table:table-row table:style-name="ro1">
          <table:table-cell office:value-type="float" office:value="167.098927254785" calcext:value-type="float">
            <text:p>167.098927254785</text:p>
          </table:table-cell>
        </table:table-row>
        <table:table-row table:style-name="ro1">
          <table:table-cell office:value-type="float" office:value="165.888466457784" calcext:value-type="float">
            <text:p>165.888466457784</text:p>
          </table:table-cell>
        </table:table-row>
        <table:table-row table:style-name="ro1">
          <table:table-cell office:value-type="float" office:value="164.310007070916" calcext:value-type="float">
            <text:p>164.310007070916</text:p>
          </table:table-cell>
        </table:table-row>
        <table:table-row table:style-name="ro1">
          <table:table-cell office:value-type="float" office:value="162.149681697783" calcext:value-type="float">
            <text:p>162.149681697783</text:p>
          </table:table-cell>
        </table:table-row>
        <table:table-row table:style-name="ro1">
          <table:table-cell office:value-type="float" office:value="160.491491013192" calcext:value-type="float">
            <text:p>160.491491013192</text:p>
          </table:table-cell>
        </table:table-row>
        <table:table-row table:style-name="ro1">
          <table:table-cell office:value-type="float" office:value="159.118002534754" calcext:value-type="float">
            <text:p>159.118002534754</text:p>
          </table:table-cell>
        </table:table-row>
        <table:table-row table:style-name="ro1">
          <table:table-cell office:value-type="float" office:value="157.451546456004" calcext:value-type="float">
            <text:p>157.451546456004</text:p>
          </table:table-cell>
        </table:table-row>
        <table:table-row table:style-name="ro1">
          <table:table-cell office:value-type="float" office:value="155.942650549988" calcext:value-type="float">
            <text:p>155.942650549988</text:p>
          </table:table-cell>
        </table:table-row>
        <table:table-row table:style-name="ro1">
          <table:table-cell office:value-type="float" office:value="154.403625737856" calcext:value-type="float">
            <text:p>154.403625737856</text:p>
          </table:table-cell>
        </table:table-row>
        <table:table-row table:style-name="ro1">
          <table:table-cell office:value-type="float" office:value="153.019769281777" calcext:value-type="float">
            <text:p>153.019769281777</text:p>
          </table:table-cell>
        </table:table-row>
        <table:table-row table:style-name="ro1">
          <table:table-cell office:value-type="float" office:value="150.945395900923" calcext:value-type="float">
            <text:p>150.945395900923</text:p>
          </table:table-cell>
        </table:table-row>
        <table:table-row table:style-name="ro1">
          <table:table-cell office:value-type="float" office:value="149.142346642033" calcext:value-type="float">
            <text:p>149.142346642033</text:p>
          </table:table-cell>
        </table:table-row>
        <table:table-row table:style-name="ro1">
          <table:table-cell office:value-type="float" office:value="147.862751018958" calcext:value-type="float">
            <text:p>147.862751018958</text:p>
          </table:table-cell>
        </table:table-row>
        <table:table-row table:style-name="ro1">
          <table:table-cell office:value-type="float" office:value="146.569972047902" calcext:value-type="float">
            <text:p>146.569972047902</text:p>
          </table:table-cell>
        </table:table-row>
        <table:table-row table:style-name="ro1">
          <table:table-cell office:value-type="float" office:value="144.571595653757" calcext:value-type="float">
            <text:p>144.571595653757</text:p>
          </table:table-cell>
        </table:table-row>
        <table:table-row table:style-name="ro1">
          <table:table-cell office:value-type="float" office:value="142.755217107341" calcext:value-type="float">
            <text:p>142.755217107341</text:p>
          </table:table-cell>
        </table:table-row>
        <table:table-row table:style-name="ro1">
          <table:table-cell office:value-type="float" office:value="141.193904967151" calcext:value-type="float">
            <text:p>141.193904967151</text:p>
          </table:table-cell>
        </table:table-row>
        <table:table-row table:style-name="ro1">
          <table:table-cell office:value-type="float" office:value="139.67137803535" calcext:value-type="float">
            <text:p>139.67137803535</text:p>
          </table:table-cell>
        </table:table-row>
        <table:table-row table:style-name="ro1">
          <table:table-cell office:value-type="float" office:value="137.895761973467" calcext:value-type="float">
            <text:p>137.895761973467</text:p>
          </table:table-cell>
        </table:table-row>
        <table:table-row table:style-name="ro1">
          <table:table-cell office:value-type="float" office:value="136.114563272485" calcext:value-type="float">
            <text:p>136.114563272485</text:p>
          </table:table-cell>
        </table:table-row>
        <table:table-row table:style-name="ro1">
          <table:table-cell office:value-type="float" office:value="134.552385829139" calcext:value-type="float">
            <text:p>134.552385829139</text:p>
          </table:table-cell>
        </table:table-row>
        <table:table-row table:style-name="ro1">
          <table:table-cell office:value-type="float" office:value="132.745425034065" calcext:value-type="float">
            <text:p>132.745425034065</text:p>
          </table:table-cell>
        </table:table-row>
        <table:table-row table:style-name="ro1">
          <table:table-cell office:value-type="float" office:value="130.946445768169" calcext:value-type="float">
            <text:p>130.946445768169</text:p>
          </table:table-cell>
        </table:table-row>
        <table:table-row table:style-name="ro1">
          <table:table-cell office:value-type="float" office:value="129.109373583796" calcext:value-type="float">
            <text:p>129.109373583796</text:p>
          </table:table-cell>
        </table:table-row>
        <table:table-row table:style-name="ro1">
          <table:table-cell office:value-type="float" office:value="127.193599170764" calcext:value-type="float">
            <text:p>127.193599170764</text:p>
          </table:table-cell>
        </table:table-row>
        <table:table-row table:style-name="ro1">
          <table:table-cell office:value-type="float" office:value="125.311213439633" calcext:value-type="float">
            <text:p>125.311213439633</text:p>
          </table:table-cell>
        </table:table-row>
        <table:table-row table:style-name="ro1">
          <table:table-cell office:value-type="float" office:value="123.69006752598" calcext:value-type="float">
            <text:p>123.69006752598</text:p>
          </table:table-cell>
        </table:table-row>
        <table:table-row table:style-name="ro1">
          <table:table-cell office:value-type="float" office:value="121.798912824294" calcext:value-type="float">
            <text:p>121.798912824294</text:p>
          </table:table-cell>
        </table:table-row>
        <table:table-row table:style-name="ro1">
          <table:table-cell office:value-type="float" office:value="119.785459037689" calcext:value-type="float">
            <text:p>119.785459037689</text:p>
          </table:table-cell>
        </table:table-row>
        <table:table-row table:style-name="ro1">
          <table:table-cell office:value-type="float" office:value="117.897271030948" calcext:value-type="float">
            <text:p>117.897271030948</text:p>
          </table:table-cell>
        </table:table-row>
        <table:table-row table:style-name="ro1">
          <table:table-cell office:value-type="float" office:value="115.974393962431" calcext:value-type="float">
            <text:p>115.974393962431</text:p>
          </table:table-cell>
        </table:table-row>
        <table:table-row table:style-name="ro1">
          <table:table-cell office:value-type="float" office:value="113.761569472564" calcext:value-type="float">
            <text:p>113.761569472564</text:p>
          </table:table-cell>
        </table:table-row>
        <table:table-row table:style-name="ro1">
          <table:table-cell office:value-type="float" office:value="112.234990892489" calcext:value-type="float">
            <text:p>112.234990892489</text:p>
          </table:table-cell>
        </table:table-row>
        <table:table-row table:style-name="ro1">
          <table:table-cell office:value-type="float" office:value="110.556045219583" calcext:value-type="float">
            <text:p>110.556045219583</text:p>
          </table:table-cell>
        </table:table-row>
        <table:table-row table:style-name="ro1">
          <table:table-cell office:value-type="float" office:value="109.179008025811" calcext:value-type="float">
            <text:p>109.179008025811</text:p>
          </table:table-cell>
        </table:table-row>
        <table:table-row table:style-name="ro1">
          <table:table-cell office:value-type="float" office:value="107.053314768701" calcext:value-type="float">
            <text:p>107.053314768701</text:p>
          </table:table-cell>
        </table:table-row>
        <table:table-row table:style-name="ro1">
          <table:table-cell office:value-type="float" office:value="104.364582449697" calcext:value-type="float">
            <text:p>104.364582449697</text:p>
          </table:table-cell>
        </table:table-row>
        <table:table-row table:style-name="ro1">
          <table:table-cell office:value-type="float" office:value="102.308015817428" calcext:value-type="float">
            <text:p>102.308015817428</text:p>
          </table:table-cell>
        </table:table-row>
        <table:table-row table:style-name="ro1">
          <table:table-cell office:value-type="float" office:value="100.911128384283" calcext:value-type="float">
            <text:p>100.911128384283</text:p>
          </table:table-cell>
        </table:table-row>
        <table:table-row table:style-name="ro1">
          <table:table-cell office:value-type="float" office:value="99.5179491609488" calcext:value-type="float">
            <text:p>99.5179491609488</text:p>
          </table:table-cell>
        </table:table-row>
        <table:table-row table:style-name="ro1">
          <table:table-cell office:value-type="float" office:value="97.504732450612" calcext:value-type="float">
            <text:p>97.504732450612</text:p>
          </table:table-cell>
        </table:table-row>
        <table:table-row table:style-name="ro1">
          <table:table-cell office:value-type="float" office:value="95.5054778579784" calcext:value-type="float">
            <text:p>95.5054778579784</text:p>
          </table:table-cell>
        </table:table-row>
        <table:table-row table:style-name="ro1">
          <table:table-cell office:value-type="float" office:value="93.4473868518652" calcext:value-type="float">
            <text:p>93.4473868518652</text:p>
          </table:table-cell>
        </table:table-row>
        <table:table-row table:style-name="ro1">
          <table:table-cell office:value-type="float" office:value="91.3720916494606" calcext:value-type="float">
            <text:p>91.3720916494606</text:p>
          </table:table-cell>
        </table:table-row>
        <table:table-row table:style-name="ro1">
          <table:table-cell office:value-type="float" office:value="89.6569156004765" calcext:value-type="float">
            <text:p>89.6569156004765</text:p>
          </table:table-cell>
        </table:table-row>
        <table:table-row table:style-name="ro1">
          <table:table-cell office:value-type="float" office:value="87.5853434791492" calcext:value-type="float">
            <text:p>87.5853434791492</text:p>
          </table:table-cell>
        </table:table-row>
        <table:table-row table:style-name="ro1">
          <table:table-cell office:value-type="float" office:value="85.495093136393" calcext:value-type="float">
            <text:p>85.495093136393</text:p>
          </table:table-cell>
        </table:table-row>
        <table:table-row table:style-name="ro1">
          <table:table-cell office:value-type="float" office:value="83.3915356616832" calcext:value-type="float">
            <text:p>83.3915356616832</text:p>
          </table:table-cell>
        </table:table-row>
        <table:table-row table:style-name="ro1">
          <table:table-cell office:value-type="float" office:value="81.2802534937627" calcext:value-type="float">
            <text:p>81.2802534937627</text:p>
          </table:table-cell>
        </table:table-row>
        <table:table-row table:style-name="ro1">
          <table:table-cell office:value-type="float" office:value="79.5085229876684" calcext:value-type="float">
            <text:p>79.5085229876684</text:p>
          </table:table-cell>
        </table:table-row>
        <table:table-row table:style-name="ro1">
          <table:table-cell office:value-type="float" office:value="77.7352262721076" calcext:value-type="float">
            <text:p>77.7352262721076</text:p>
          </table:table-cell>
        </table:table-row>
        <table:table-row table:style-name="ro1">
          <table:table-cell office:value-type="float" office:value="75.5406048496815" calcext:value-type="float">
            <text:p>75.5406048496815</text:p>
          </table:table-cell>
        </table:table-row>
        <table:table-row table:style-name="ro1">
          <table:table-cell office:value-type="float" office:value="73.3342424831246" calcext:value-type="float">
            <text:p>73.3342424831246</text:p>
          </table:table-cell>
        </table:table-row>
        <table:table-row table:style-name="ro1">
          <table:table-cell office:value-type="float" office:value="71.2351367071037" calcext:value-type="float">
            <text:p>71.2351367071037</text:p>
          </table:table-cell>
        </table:table-row>
        <table:table-row table:style-name="ro1">
          <table:table-cell office:value-type="float" office:value="69.4844751269235" calcext:value-type="float">
            <text:p>69.4844751269235</text:p>
          </table:table-cell>
        </table:table-row>
        <table:table-row table:style-name="ro1">
          <table:table-cell office:value-type="float" office:value="67.6198649480404" calcext:value-type="float">
            <text:p>67.6198649480404</text:p>
          </table:table-cell>
        </table:table-row>
        <table:table-row table:style-name="ro1">
          <table:table-cell office:value-type="float" office:value="65.1517470342119" calcext:value-type="float">
            <text:p>65.1517470342119</text:p>
          </table:table-cell>
        </table:table-row>
        <table:table-row table:style-name="ro1">
          <table:table-cell office:value-type="float" office:value="63.1218602479014" calcext:value-type="float">
            <text:p>63.1218602479014</text:p>
          </table:table-cell>
        </table:table-row>
        <table:table-row table:style-name="ro1">
          <table:table-cell office:value-type="float" office:value="61.5570713756367" calcext:value-type="float">
            <text:p>61.5570713756367</text:p>
          </table:table-cell>
        </table:table-row>
        <table:table-row table:style-name="ro1">
          <table:table-cell office:value-type="float" office:value="59.6934133704912" calcext:value-type="float">
            <text:p>59.6934133704912</text:p>
          </table:table-cell>
        </table:table-row>
        <table:table-row table:style-name="ro1">
          <table:table-cell office:value-type="float" office:value="57.3690615259255" calcext:value-type="float">
            <text:p>57.3690615259255</text:p>
          </table:table-cell>
        </table:table-row>
        <table:table-row table:style-name="ro1">
          <table:table-cell office:value-type="float" office:value="55.2613747172344" calcext:value-type="float">
            <text:p>55.2613747172344</text:p>
          </table:table-cell>
        </table:table-row>
        <table:table-row table:style-name="ro1">
          <table:table-cell office:value-type="float" office:value="53.5427899076757" calcext:value-type="float">
            <text:p>53.5427899076757</text:p>
          </table:table-cell>
        </table:table-row>
        <table:table-row table:style-name="ro1">
          <table:table-cell office:value-type="float" office:value="51.3401917459099" calcext:value-type="float">
            <text:p>51.3401917459099</text:p>
          </table:table-cell>
        </table:table-row>
        <table:table-row table:style-name="ro1">
          <table:table-cell office:value-type="float" office:value="49.1375935841441" calcext:value-type="float">
            <text:p>49.1375935841441</text:p>
          </table:table-cell>
        </table:table-row>
        <table:table-row table:style-name="ro1">
          <table:table-cell office:value-type="float" office:value="46.9414863909144" calcext:value-type="float">
            <text:p>46.9414863909144</text:p>
          </table:table-cell>
        </table:table-row>
        <table:table-row table:style-name="ro1">
          <table:table-cell office:value-type="float" office:value="45.2417529092681" calcext:value-type="float">
            <text:p>45.2417529092681</text:p>
          </table:table-cell>
        </table:table-row>
        <table:table-row table:style-name="ro1">
          <table:table-cell office:value-type="float" office:value="43.3082114317355" calcext:value-type="float">
            <text:p>43.3082114317355</text:p>
          </table:table-cell>
        </table:table-row>
        <table:table-row table:style-name="ro1">
          <table:table-cell office:value-type="float" office:value="41.4087409627945" calcext:value-type="float">
            <text:p>41.4087409627945</text:p>
          </table:table-cell>
        </table:table-row>
        <table:table-row table:style-name="ro1">
          <table:table-cell office:value-type="float" office:value="39.7625239331875" calcext:value-type="float">
            <text:p>39.7625239331875</text:p>
          </table:table-cell>
        </table:table-row>
        <table:table-row table:style-name="ro1">
          <table:table-cell office:value-type="float" office:value="37.6095907907123" calcext:value-type="float">
            <text:p>37.6095907907123</text:p>
          </table:table-cell>
        </table:table-row>
        <table:table-row table:style-name="ro1">
          <table:table-cell office:value-type="float" office:value="35.1852133279477" calcext:value-type="float">
            <text:p>35.1852133279477</text:p>
          </table:table-cell>
        </table:table-row>
        <table:table-row table:style-name="ro1">
          <table:table-cell office:value-type="float" office:value="33.318625212609" calcext:value-type="float">
            <text:p>33.318625212609</text:p>
          </table:table-cell>
        </table:table-row>
        <table:table-row table:style-name="ro1">
          <table:table-cell office:value-type="float" office:value="31.6512728867126" calcext:value-type="float">
            <text:p>31.6512728867126</text:p>
          </table:table-cell>
        </table:table-row>
        <table:table-row table:style-name="ro1">
          <table:table-cell office:value-type="float" office:value="29.7034526855699" calcext:value-type="float">
            <text:p>29.7034526855699</text:p>
          </table:table-cell>
        </table:table-row>
        <table:table-row table:style-name="ro1">
          <table:table-cell office:value-type="float" office:value="27.7432044720063" calcext:value-type="float">
            <text:p>27.7432044720063</text:p>
          </table:table-cell>
        </table:table-row>
        <table:table-row table:style-name="ro1">
          <table:table-cell office:value-type="float" office:value="25.9819081629801" calcext:value-type="float">
            <text:p>25.9819081629801</text:p>
          </table:table-cell>
        </table:table-row>
        <table:table-row table:style-name="ro1">
          <table:table-cell office:value-type="float" office:value="24.6607778873478" calcext:value-type="float">
            <text:p>24.6607778873478</text:p>
          </table:table-cell>
        </table:table-row>
        <table:table-row table:style-name="ro1">
          <table:table-cell office:value-type="float" office:value="22.5945911166347" calcext:value-type="float">
            <text:p>22.5945911166347</text:p>
          </table:table-cell>
        </table:table-row>
        <table:table-row table:style-name="ro1">
          <table:table-cell office:value-type="float" office:value="20.709037591649" calcext:value-type="float">
            <text:p>20.709037591649</text:p>
          </table:table-cell>
        </table:table-row>
        <table:table-row table:style-name="ro1">
          <table:table-cell office:value-type="float" office:value="18.7413404451927" calcext:value-type="float">
            <text:p>18.7413404451927</text:p>
          </table:table-cell>
        </table:table-row>
        <table:table-row table:style-name="ro1">
          <table:table-cell office:value-type="float" office:value="17.3156355100038" calcext:value-type="float">
            <text:p>17.3156355100038</text:p>
          </table:table-cell>
        </table:table-row>
        <table:table-row table:style-name="ro1">
          <table:table-cell office:value-type="float" office:value="15.6795241224193" calcext:value-type="float">
            <text:p>15.6795241224193</text:p>
          </table:table-cell>
        </table:table-row>
        <table:table-row table:style-name="ro1">
          <table:table-cell office:value-type="float" office:value="13.5704343851615" calcext:value-type="float">
            <text:p>13.5704343851615</text:p>
          </table:table-cell>
        </table:table-row>
        <table:table-row table:style-name="ro1">
          <table:table-cell office:value-type="float" office:value="11.5601307942178" calcext:value-type="float">
            <text:p>11.5601307942178</text:p>
          </table:table-cell>
        </table:table-row>
        <table:table-row table:style-name="ro1">
          <table:table-cell office:value-type="float" office:value="9.61972779969885" calcext:value-type="float">
            <text:p>9.61972779969885</text:p>
          </table:table-cell>
        </table:table-row>
        <table:table-row table:style-name="ro1">
          <table:table-cell office:value-type="float" office:value="7.6789638073687" calcext:value-type="float">
            <text:p>7.6789638073687</text:p>
          </table:table-cell>
        </table:table-row>
        <table:table-row table:style-name="ro1">
          <table:table-cell office:value-type="float" office:value="5.67924971638495" calcext:value-type="float">
            <text:p>5.67924971638495</text:p>
          </table:table-cell>
        </table:table-row>
        <table:table-row table:style-name="ro1">
          <table:table-cell office:value-type="float" office:value="4.08561677997488" calcext:value-type="float">
            <text:p>4.08561677997488</text:p>
          </table:table-cell>
        </table:table-row>
        <table:table-row table:style-name="ro1">
          <table:table-cell office:value-type="float" office:value="2.83100167786527" calcext:value-type="float">
            <text:p>2.83100167786527</text:p>
          </table:table-cell>
        </table:table-row>
        <table:table-row table:style-name="ro1">
          <table:table-cell office:value-type="float" office:value="1.57366405410255" calcext:value-type="float">
            <text:p>1.57366405410255</text:p>
          </table:table-cell>
        </table:table-row>
        <table:table-row table:style-name="ro1">
          <table:table-cell office:value-type="float" office:value="-0.311387040274828" calcext:value-type="float">
            <text:p>-0.311387040274828</text:p>
          </table:table-cell>
        </table:table-row>
        <table:table-row table:style-name="ro1">
          <table:table-cell office:value-type="float" office:value="-2.19057386403822" calcext:value-type="float">
            <text:p>-2.19057386403822</text:p>
          </table:table-cell>
        </table:table-row>
        <table:table-row table:style-name="ro1">
          <table:table-cell office:value-type="float" office:value="-4.08561677997488" calcext:value-type="float">
            <text:p>-4.08561677997488</text:p>
          </table:table-cell>
        </table:table-row>
        <table:table-row table:style-name="ro1">
          <table:table-cell office:value-type="float" office:value="-5.64824737373526" calcext:value-type="float">
            <text:p>-5.64824737373526</text:p>
          </table:table-cell>
        </table:table-row>
        <table:table-row table:style-name="ro1">
          <table:table-cell office:value-type="float" office:value="-6.81821457165187" calcext:value-type="float">
            <text:p>-6.81821457165187</text:p>
          </table:table-cell>
        </table:table-row>
        <table:table-row table:style-name="ro1">
          <table:table-cell office:value-type="float" office:value="-8.3929251873925" calcext:value-type="float">
            <text:p>-8.3929251873925</text:p>
          </table:table-cell>
        </table:table-row>
        <table:table-row table:style-name="ro1">
          <table:table-cell office:value-type="float" office:value="-10.2771405814124" calcext:value-type="float">
            <text:p>-10.2771405814124</text:p>
          </table:table-cell>
        </table:table-row>
        <table:table-row table:style-name="ro1">
          <table:table-cell office:value-type="float" office:value="-12.1595957285265" calcext:value-type="float">
            <text:p>-12.1595957285265</text:p>
          </table:table-cell>
        </table:table-row>
        <table:table-row table:style-name="ro1">
          <table:table-cell office:value-type="float" office:value="-13.3639640013724" calcext:value-type="float">
            <text:p>-13.3639640013724</text:p>
          </table:table-cell>
        </table:table-row>
        <table:table-row table:style-name="ro1">
          <table:table-cell office:value-type="float" office:value="-15.0110775779913" calcext:value-type="float">
            <text:p>-15.0110775779913</text:p>
          </table:table-cell>
        </table:table-row>
        <table:table-row table:style-name="ro1">
          <table:table-cell office:value-type="float" office:value="-16.3720133295301" calcext:value-type="float">
            <text:p>-16.3720133295301</text:p>
          </table:table-cell>
        </table:table-row>
        <table:table-row table:style-name="ro1">
          <table:table-cell office:value-type="float" office:value="-17.8503183022168" calcext:value-type="float">
            <text:p>-17.8503183022168</text:p>
          </table:table-cell>
        </table:table-row>
        <table:table-row table:style-name="ro1">
          <table:table-cell office:value-type="float" office:value="-19.5085089868081" calcext:value-type="float">
            <text:p>-19.5085089868081</text:p>
          </table:table-cell>
        </table:table-row>
        <table:table-row table:style-name="ro1">
          <table:table-cell office:value-type="float" office:value="-21.4579823533754" calcext:value-type="float">
            <text:p>-21.4579823533754</text:p>
          </table:table-cell>
        </table:table-row>
        <table:table-row table:style-name="ro1">
          <table:table-cell office:value-type="float" office:value="-23.1176643252128" calcext:value-type="float">
            <text:p>-23.1176643252128</text:p>
          </table:table-cell>
        </table:table-row>
        <table:table-row table:style-name="ro1">
          <table:table-cell office:value-type="float" office:value="-24.7751405688319" calcext:value-type="float">
            <text:p>-24.7751405688319</text:p>
          </table:table-cell>
        </table:table-row>
        <table:table-row table:style-name="ro1">
          <table:table-cell office:value-type="float" office:value="-26.1518676220504" calcext:value-type="float">
            <text:p>-26.1518676220504</text:p>
          </table:table-cell>
        </table:table-row>
        <table:table-row table:style-name="ro1">
          <table:table-cell office:value-type="float" office:value="-27.9454052505224" calcext:value-type="float">
            <text:p>-27.9454052505224</text:p>
          </table:table-cell>
        </table:table-row>
        <table:table-row table:style-name="ro1">
          <table:table-cell office:value-type="float" office:value="-29.6290544071928" calcext:value-type="float">
            <text:p>-29.6290544071928</text:p>
          </table:table-cell>
        </table:table-row>
        <table:table-row table:style-name="ro1">
          <table:table-cell office:value-type="float" office:value="-31.3403430871461" calcext:value-type="float">
            <text:p>-31.3403430871461</text:p>
          </table:table-cell>
        </table:table-row>
        <table:table-row table:style-name="ro1">
          <table:table-cell office:value-type="float" office:value="-32.7352262721076" calcext:value-type="float">
            <text:p>-32.7352262721076</text:p>
          </table:table-cell>
        </table:table-row>
        <table:table-row table:style-name="ro1">
          <table:table-cell office:value-type="float" office:value="-34.2986492761009" calcext:value-type="float">
            <text:p>-34.2986492761009</text:p>
          </table:table-cell>
        </table:table-row>
        <table:table-row table:style-name="ro1">
          <table:table-cell office:value-type="float" office:value="-35.6829139308738" calcext:value-type="float">
            <text:p>-35.6829139308738</text:p>
          </table:table-cell>
        </table:table-row>
        <table:table-row table:style-name="ro1">
          <table:table-cell office:value-type="float" office:value="-37.4926533330503" calcext:value-type="float">
            <text:p>-37.4926533330503</text:p>
          </table:table-cell>
        </table:table-row>
        <table:table-row table:style-name="ro1">
          <table:table-cell office:value-type="float" office:value="-38.806095032849" calcext:value-type="float">
            <text:p>-38.806095032849</text:p>
          </table:table-cell>
        </table:table-row>
        <table:table-row table:style-name="ro1">
          <table:table-cell office:value-type="float" office:value="-40.3645365730974" calcext:value-type="float">
            <text:p>-40.3645365730974</text:p>
          </table:table-cell>
        </table:table-row>
        <table:table-row table:style-name="ro1">
          <table:table-cell office:value-type="float" office:value="-42.1042380265334" calcext:value-type="float">
            <text:p>-42.1042380265334</text:p>
          </table:table-cell>
        </table:table-row>
        <table:table-row table:style-name="ro1">
          <table:table-cell office:value-type="float" office:value="-44.3259631020155" calcext:value-type="float">
            <text:p>-44.3259631020155</text:p>
          </table:table-cell>
        </table:table-row>
        <table:table-row table:style-name="ro1">
          <table:table-cell office:value-type="float" office:value="-46.1233027140754" calcext:value-type="float">
            <text:p>-46.1233027140754</text:p>
          </table:table-cell>
        </table:table-row>
        <table:table-row table:style-name="ro1">
          <table:table-cell office:value-type="float" office:value="-47.7048759857357" calcext:value-type="float">
            <text:p>-47.7048759857357</text:p>
          </table:table-cell>
        </table:table-row>
        <table:table-row table:style-name="ro1">
          <table:table-cell office:value-type="float" office:value="-49.502189492041" calcext:value-type="float">
            <text:p>-49.502189492041</text:p>
          </table:table-cell>
        </table:table-row>
        <table:table-row table:style-name="ro1">
          <table:table-cell office:value-type="float" office:value="-50.8906264162041" calcext:value-type="float">
            <text:p>-50.8906264162041</text:p>
          </table:table-cell>
        </table:table-row>
        <table:table-row table:style-name="ro1">
          <table:table-cell office:value-type="float" office:value="-52.5494217682633" calcext:value-type="float">
            <text:p>-52.5494217682633</text:p>
          </table:table-cell>
        </table:table-row>
        <table:table-row table:style-name="ro1">
          <table:table-cell office:value-type="float" office:value="-54.2355590931659" calcext:value-type="float">
            <text:p>-54.2355590931659</text:p>
          </table:table-cell>
        </table:table-row>
        <table:table-row table:style-name="ro1">
          <table:table-cell office:value-type="float" office:value="-56.1291892896112" calcext:value-type="float">
            <text:p>-56.1291892896112</text:p>
          </table:table-cell>
        </table:table-row>
        <table:table-row table:style-name="ro1">
          <table:table-cell office:value-type="float" office:value="-58.3067577810692" calcext:value-type="float">
            <text:p>-58.3067577810692</text:p>
          </table:table-cell>
        </table:table-row>
        <table:table-row table:style-name="ro1">
          <table:table-cell office:value-type="float" office:value="-60.2145409623114" calcext:value-type="float">
            <text:p>-60.2145409623114</text:p>
          </table:table-cell>
        </table:table-row>
        <table:table-row table:style-name="ro1">
          <table:table-cell office:value-type="float" office:value="-61.5208921890035" calcext:value-type="float">
            <text:p>-61.5208921890035</text:p>
          </table:table-cell>
        </table:table-row>
        <table:table-row table:style-name="ro1">
          <table:table-cell office:value-type="float" office:value="-63.2872796150619" calcext:value-type="float">
            <text:p>-63.2872796150619</text:p>
          </table:table-cell>
        </table:table-row>
        <table:table-row table:style-name="ro1">
          <table:table-cell office:value-type="float" office:value="-65.5014258085663" calcext:value-type="float">
            <text:p>-65.5014258085663</text:p>
          </table:table-cell>
        </table:table-row>
        <table:table-row table:style-name="ro1">
          <table:table-cell office:value-type="float" office:value="-67.2785018467807" calcext:value-type="float">
            <text:p>-67.2785018467807</text:p>
          </table:table-cell>
        </table:table-row>
        <table:table-row table:style-name="ro1">
          <table:table-cell office:value-type="float" office:value="-68.6293777306568" calcext:value-type="float">
            <text:p>-68.6293777306568</text:p>
          </table:table-cell>
        </table:table-row>
        <table:table-row table:style-name="ro1">
          <table:table-cell office:value-type="float" office:value="-70.188522858453" calcext:value-type="float">
            <text:p>-70.188522858453</text:p>
          </table:table-cell>
        </table:table-row>
        <table:table-row table:style-name="ro1">
          <table:table-cell office:value-type="float" office:value="-72.9466852312991" calcext:value-type="float">
            <text:p>-72.9466852312991</text:p>
          </table:table-cell>
        </table:table-row>
        <table:table-row table:style-name="ro1">
          <table:table-cell office:value-type="float" office:value="-75.0685828218625" calcext:value-type="float">
            <text:p>-75.0685828218625</text:p>
          </table:table-cell>
        </table:table-row>
        <table:table-row table:style-name="ro1">
          <table:table-cell office:value-type="float" office:value="-77.1062559551178" calcext:value-type="float">
            <text:p>-77.1062559551178</text:p>
          </table:table-cell>
        </table:table-row>
        <table:table-row table:style-name="ro1">
          <table:table-cell office:value-type="float" office:value="-78.822085217494" calcext:value-type="float">
            <text:p>-78.822085217494</text:p>
          </table:table-cell>
        </table:table-row>
        <table:table-row table:style-name="ro1">
          <table:table-cell office:value-type="float" office:value="-80.4257721149082" calcext:value-type="float">
            <text:p>-80.4257721149082</text:p>
          </table:table-cell>
        </table:table-row>
        <table:table-row table:style-name="ro1">
          <table:table-cell office:value-type="float" office:value="-81.7732775358918" calcext:value-type="float">
            <text:p>-81.7732775358918</text:p>
          </table:table-cell>
        </table:table-row>
        <table:table-row table:style-name="ro1">
          <table:table-cell office:value-type="float" office:value="-83.8113840367584" calcext:value-type="float">
            <text:p>-83.8113840367584</text:p>
          </table:table-cell>
        </table:table-row>
        <table:table-row table:style-name="ro1">
          <table:table-cell office:value-type="float" office:value="-86.5526131481348" calcext:value-type="float">
            <text:p>-86.5526131481348</text:p>
          </table:table-cell>
        </table:table-row>
        <table:table-row table:style-name="ro1">
          <table:table-cell office:value-type="float" office:value="-88.970845195694" calcext:value-type="float">
            <text:p>-88.970845195694</text:p>
          </table:table-cell>
        </table:table-row>
        <table:table-row table:style-name="ro1">
          <table:table-cell office:value-type="float" office:value="-90.3451511231641" calcext:value-type="float">
            <text:p>-90.3451511231641</text:p>
          </table:table-cell>
        </table:table-row>
        <table:table-row table:style-name="ro1">
          <table:table-cell office:value-type="float" office:value="-92.0700306530411" calcext:value-type="float">
            <text:p>-92.0700306530411</text:p>
          </table:table-cell>
        </table:table-row>
        <table:table-row table:style-name="ro1">
          <table:table-cell office:value-type="float" office:value="-93.8140748342904" calcext:value-type="float">
            <text:p>-93.8140748342904</text:p>
          </table:table-cell>
        </table:table-row>
        <table:table-row table:style-name="ro1">
          <table:table-cell office:value-type="float" office:value="-95.9180603521076" calcext:value-type="float">
            <text:p>-95.9180603521076</text:p>
          </table:table-cell>
        </table:table-row>
        <table:table-row table:style-name="ro1">
          <table:table-cell office:value-type="float" office:value="-97.6404067610268" calcext:value-type="float">
            <text:p>-97.6404067610268</text:p>
          </table:table-cell>
        </table:table-row>
        <table:table-row table:style-name="ro1">
          <table:table-cell office:value-type="float" office:value="-99.7470901391075" calcext:value-type="float">
            <text:p>-99.7470901391075</text:p>
          </table:table-cell>
        </table:table-row>
        <table:table-row table:style-name="ro1">
          <table:table-cell office:value-type="float" office:value="-102.339087278326" calcext:value-type="float">
            <text:p>-102.339087278326</text:p>
          </table:table-cell>
        </table:table-row>
        <table:table-row table:style-name="ro1">
          <table:table-cell office:value-type="float" office:value="-104.547039262089" calcext:value-type="float">
            <text:p>-104.547039262089</text:p>
          </table:table-cell>
        </table:table-row>
        <table:table-row table:style-name="ro1">
          <table:table-cell office:value-type="float" office:value="-106.330248413655" calcext:value-type="float">
            <text:p>-106.330248413655</text:p>
          </table:table-cell>
        </table:table-row>
        <table:table-row table:style-name="ro1">
          <table:table-cell office:value-type="float" office:value="-107.99590929724" calcext:value-type="float">
            <text:p>-107.99590929724</text:p>
          </table:table-cell>
        </table:table-row>
        <table:table-row table:style-name="ro1">
          <table:table-cell office:value-type="float" office:value="-110.19059162454" calcext:value-type="float">
            <text:p>-110.19059162454</text:p>
          </table:table-cell>
        </table:table-row>
        <table:table-row table:style-name="ro1">
          <table:table-cell office:value-type="float" office:value="-112.969225127543" calcext:value-type="float">
            <text:p>-112.969225127543</text:p>
          </table:table-cell>
        </table:table-row>
        <table:table-row table:style-name="ro1">
          <table:table-cell office:value-type="float" office:value="-114.995696372329" calcext:value-type="float">
            <text:p>-114.995696372329</text:p>
          </table:table-cell>
        </table:table-row>
        <table:table-row table:style-name="ro1">
          <table:table-cell office:value-type="float" office:value="-116.720745846876" calcext:value-type="float">
            <text:p>-116.720745846876</text:p>
          </table:table-cell>
        </table:table-row>
        <table:table-row table:style-name="ro1">
          <table:table-cell office:value-type="float" office:value="-118.582767169565" calcext:value-type="float">
            <text:p>-118.582767169565</text:p>
          </table:table-cell>
        </table:table-row>
        <table:table-row table:style-name="ro1">
          <table:table-cell office:value-type="float" office:value="-121.083122566699" calcext:value-type="float">
            <text:p>-121.083122566699</text:p>
          </table:table-cell>
        </table:table-row>
        <table:table-row table:style-name="ro1">
          <table:table-cell office:value-type="float" office:value="-122.819083920994" calcext:value-type="float">
            <text:p>-122.819083920994</text:p>
          </table:table-cell>
        </table:table-row>
        <table:table-row table:style-name="ro1">
          <table:table-cell office:value-type="float" office:value="-124.651315912005" calcext:value-type="float">
            <text:p>-124.651315912005</text:p>
          </table:table-cell>
        </table:table-row>
        <table:table-row table:style-name="ro1">
          <table:table-cell office:value-type="float" office:value="-126.93876273229" calcext:value-type="float">
            <text:p>-126.93876273229</text:p>
          </table:table-cell>
        </table:table-row>
        <table:table-row table:style-name="ro1">
          <table:table-cell office:value-type="float" office:value="-129.410131040172" calcext:value-type="float">
            <text:p>-129.410131040172</text:p>
          </table:table-cell>
        </table:table-row>
        <table:table-row table:style-name="ro1">
          <table:table-cell office:value-type="float" office:value="-131.347777219694" calcext:value-type="float">
            <text:p>-131.347777219694</text:p>
          </table:table-cell>
        </table:table-row>
        <table:table-row table:style-name="ro1">
          <table:table-cell office:value-type="float" office:value="-133.058513609086" calcext:value-type="float">
            <text:p>-133.058513609086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-137.17474411461" calcext:value-type="float">
            <text:p>-137.17474411461</text:p>
          </table:table-cell>
        </table:table-row>
        <table:table-row table:style-name="ro1">
          <table:table-cell office:value-type="float" office:value="-138.846030090047" calcext:value-type="float">
            <text:p>-138.846030090047</text:p>
          </table:table-cell>
        </table:table-row>
        <table:table-row table:style-name="ro1">
          <table:table-cell office:value-type="float" office:value="-140.06361685303" calcext:value-type="float">
            <text:p>-140.06361685303</text:p>
          </table:table-cell>
        </table:table-row>
        <table:table-row table:style-name="ro1">
          <table:table-cell office:value-type="float" office:value="-142.452077443405" calcext:value-type="float">
            <text:p>-142.452077443405</text:p>
          </table:table-cell>
        </table:table-row>
        <table:table-row table:style-name="ro1">
          <table:table-cell office:value-type="float" office:value="-144.814786672052" calcext:value-type="float">
            <text:p>-144.814786672052</text:p>
          </table:table-cell>
        </table:table-row>
        <table:table-row table:style-name="ro1">
          <table:table-cell office:value-type="float" office:value="-146.402494234389" calcext:value-type="float">
            <text:p>-146.402494234389</text:p>
          </table:table-cell>
        </table:table-row>
        <table:table-row table:style-name="ro1">
          <table:table-cell office:value-type="float" office:value="-147.783453941424" calcext:value-type="float">
            <text:p>-147.783453941424</text:p>
          </table:table-cell>
        </table:table-row>
        <table:table-row table:style-name="ro1">
          <table:table-cell office:value-type="float" office:value="-149.719659717493" calcext:value-type="float">
            <text:p>-149.719659717493</text:p>
          </table:table-cell>
        </table:table-row>
        <table:table-row table:style-name="ro1">
          <table:table-cell office:value-type="float" office:value="-152.102728969052" calcext:value-type="float">
            <text:p>-152.102728969052</text:p>
          </table:table-cell>
        </table:table-row>
        <table:table-row table:style-name="ro1">
          <table:table-cell office:value-type="float" office:value="-154.025606037569" calcext:value-type="float">
            <text:p>-154.025606037569</text:p>
          </table:table-cell>
        </table:table-row>
        <table:table-row table:style-name="ro1">
          <table:table-cell office:value-type="float" office:value="-155.937285274275" calcext:value-type="float">
            <text:p>-155.937285274275</text:p>
          </table:table-cell>
        </table:table-row>
        <table:table-row table:style-name="ro1">
          <table:table-cell office:value-type="float" office:value="-157.833654177918" calcext:value-type="float">
            <text:p>-157.833654177918</text:p>
          </table:table-cell>
        </table:table-row>
        <table:table-row table:style-name="ro1">
          <table:table-cell office:value-type="float" office:value="-160.0168934781" calcext:value-type="float">
            <text:p>-160.0168934781</text:p>
          </table:table-cell>
        </table:table-row>
        <table:table-row table:style-name="ro1">
          <table:table-cell office:value-type="float" office:value="-161.668660068688" calcext:value-type="float">
            <text:p>-161.668660068688</text:p>
          </table:table-cell>
        </table:table-row>
        <table:table-row table:style-name="ro1">
          <table:table-cell office:value-type="float" office:value="-163.425992243091" calcext:value-type="float">
            <text:p>-163.425992243091</text:p>
          </table:table-cell>
        </table:table-row>
        <table:table-row table:style-name="ro1">
          <table:table-cell office:value-type="float" office:value="-164.859016164923" calcext:value-type="float">
            <text:p>-164.859016164923</text:p>
          </table:table-cell>
        </table:table-row>
        <table:table-row table:style-name="ro1">
          <table:table-cell office:value-type="float" office:value="-166.667216429436" calcext:value-type="float">
            <text:p>-166.667216429436</text:p>
          </table:table-cell>
        </table:table-row>
        <table:table-row table:style-name="ro1">
          <table:table-cell office:value-type="float" office:value="-168.375604275651" calcext:value-type="float">
            <text:p>-168.375604275651</text:p>
          </table:table-cell>
        </table:table-row>
        <table:table-row table:style-name="ro1">
          <table:table-cell office:value-type="float" office:value="-169.954669630503" calcext:value-type="float">
            <text:p>-169.954669630503</text:p>
          </table:table-cell>
        </table:table-row>
        <table:table-row table:style-name="ro1">
          <table:table-cell office:value-type="float" office:value="-171.960555449163" calcext:value-type="float">
            <text:p>-171.960555449163</text:p>
          </table:table-cell>
        </table:table-row>
        <table:table-row table:style-name="ro1">
          <table:table-cell office:value-type="float" office:value="-173.624679025192" calcext:value-type="float">
            <text:p>-173.624679025192</text:p>
          </table:table-cell>
        </table:table-row>
        <table:table-row table:style-name="ro1">
          <table:table-cell office:value-type="float" office:value="-175.57708857145" calcext:value-type="float">
            <text:p>-175.57708857145</text:p>
          </table:table-cell>
        </table:table-row>
        <table:table-row table:style-name="ro1">
          <table:table-cell office:value-type="float" office:value="-177.469236982365" calcext:value-type="float">
            <text:p>-177.469236982365</text:p>
          </table:table-cell>
        </table:table-row>
        <table:table-row table:style-name="ro1">
          <table:table-cell office:value-type="float" office:value="-179.050433143564" calcext:value-type="float">
            <text:p>-179.050433143564</text:p>
          </table:table-cell>
        </table:table-row>
        <table:table-row table:style-name="ro1">
          <table:table-cell office:value-type="float" office:value="179.05564959642" calcext:value-type="float">
            <text:p>179.05564959642</text:p>
          </table:table-cell>
        </table:table-row>
        <table:table-row table:style-name="ro1">
          <table:table-cell office:value-type="float" office:value="177.797401838234" calcext:value-type="float">
            <text:p>177.797401838234</text:p>
          </table:table-cell>
        </table:table-row>
        <table:table-row table:style-name="ro1">
          <table:table-cell office:value-type="float" office:value="176.248270929474" calcext:value-type="float">
            <text:p>176.248270929474</text:p>
          </table:table-cell>
        </table:table-row>
        <table:table-row table:style-name="ro1">
          <table:table-cell office:value-type="float" office:value="174.663679902609" calcext:value-type="float">
            <text:p>174.663679902609</text:p>
          </table:table-cell>
        </table:table-row>
        <table:table-row table:style-name="ro1">
          <table:table-cell office:value-type="float" office:value="172.797504618523" calcext:value-type="float">
            <text:p>172.797504618523</text:p>
          </table:table-cell>
        </table:table-row>
        <table:table-row table:style-name="ro1">
          <table:table-cell office:value-type="float" office:value="170.946561337826" calcext:value-type="float">
            <text:p>170.946561337826</text:p>
          </table:table-cell>
        </table:table-row>
        <table:table-row table:style-name="ro1">
          <table:table-cell office:value-type="float" office:value="169.667299484078" calcext:value-type="float">
            <text:p>169.667299484078</text:p>
          </table:table-cell>
        </table:table-row>
        <table:table-row table:style-name="ro1">
          <table:table-cell office:value-type="float" office:value="168.079261460078" calcext:value-type="float">
            <text:p>168.079261460078</text:p>
          </table:table-cell>
        </table:table-row>
        <table:table-row table:style-name="ro1">
          <table:table-cell office:value-type="float" office:value="166.115332314742" calcext:value-type="float">
            <text:p>166.115332314742</text:p>
          </table:table-cell>
        </table:table-row>
        <table:table-row table:style-name="ro1">
          <table:table-cell office:value-type="float" office:value="164.442313982469" calcext:value-type="float">
            <text:p>164.442313982469</text:p>
          </table:table-cell>
        </table:table-row>
        <table:table-row table:style-name="ro1">
          <table:table-cell office:value-type="float" office:value="162.943034423383" calcext:value-type="float">
            <text:p>162.943034423383</text:p>
          </table:table-cell>
        </table:table-row>
        <table:table-row table:style-name="ro1">
          <table:table-cell office:value-type="float" office:value="161.368833521184" calcext:value-type="float">
            <text:p>161.368833521184</text:p>
          </table:table-cell>
        </table:table-row>
        <table:table-row table:style-name="ro1">
          <table:table-cell office:value-type="float" office:value="160.096250462692" calcext:value-type="float">
            <text:p>160.096250462692</text:p>
          </table:table-cell>
        </table:table-row>
        <table:table-row table:style-name="ro1">
          <table:table-cell office:value-type="float" office:value="158.428692808745" calcext:value-type="float">
            <text:p>158.428692808745</text:p>
          </table:table-cell>
        </table:table-row>
        <table:table-row table:style-name="ro1">
          <table:table-cell office:value-type="float" office:value="156.47679097954" calcext:value-type="float">
            <text:p>156.47679097954</text:p>
          </table:table-cell>
        </table:table-row>
        <table:table-row table:style-name="ro1">
          <table:table-cell office:value-type="float" office:value="154.815302896366" calcext:value-type="float">
            <text:p>154.815302896366</text:p>
          </table:table-cell>
        </table:table-row>
        <table:table-row table:style-name="ro1">
          <table:table-cell office:value-type="float" office:value="153.019769281777" calcext:value-type="float">
            <text:p>153.019769281777</text:p>
          </table:table-cell>
        </table:table-row>
        <table:table-row table:style-name="ro1">
          <table:table-cell office:value-type="float" office:value="151.488753705891" calcext:value-type="float">
            <text:p>151.488753705891</text:p>
          </table:table-cell>
        </table:table-row>
        <table:table-row table:style-name="ro1">
          <table:table-cell office:value-type="float" office:value="149.788677614165" calcext:value-type="float">
            <text:p>149.788677614165</text:p>
          </table:table-cell>
        </table:table-row>
        <table:table-row table:style-name="ro1">
          <table:table-cell office:value-type="float" office:value="148.126863018727" calcext:value-type="float">
            <text:p>148.126863018727</text:p>
          </table:table-cell>
        </table:table-row>
        <table:table-row table:style-name="ro1">
          <table:table-cell office:value-type="float" office:value="146.569972047902" calcext:value-type="float">
            <text:p>146.569972047902</text:p>
          </table:table-cell>
        </table:table-row>
        <table:table-row table:style-name="ro1">
          <table:table-cell office:value-type="float" office:value="145.007979801441" calcext:value-type="float">
            <text:p>145.007979801441</text:p>
          </table:table-cell>
        </table:table-row>
        <table:table-row table:style-name="ro1">
          <table:table-cell office:value-type="float" office:value="143.443190929177" calcext:value-type="float">
            <text:p>143.443190929177</text:p>
          </table:table-cell>
        </table:table-row>
        <table:table-row table:style-name="ro1">
          <table:table-cell office:value-type="float" office:value="141.877934978952" calcext:value-type="float">
            <text:p>141.877934978952</text:p>
          </table:table-cell>
        </table:table-row>
        <table:table-row table:style-name="ro1">
          <table:table-cell office:value-type="float" office:value="140.114013831395" calcext:value-type="float">
            <text:p>140.114013831395</text:p>
          </table:table-cell>
        </table:table-row>
        <table:table-row table:style-name="ro1">
          <table:table-cell office:value-type="float" office:value="138.130244862219" calcext:value-type="float">
            <text:p>138.130244862219</text:p>
          </table:table-cell>
        </table:table-row>
        <table:table-row table:style-name="ro1">
          <table:table-cell office:value-type="float" office:value="135.895173710211" calcext:value-type="float">
            <text:p>135.895173710211</text:p>
          </table:table-cell>
        </table:table-row>
        <table:table-row table:style-name="ro1">
          <table:table-cell office:value-type="float" office:value="134.09777883847" calcext:value-type="float">
            <text:p>134.09777883847</text:p>
          </table:table-cell>
        </table:table-row>
        <table:table-row table:style-name="ro1">
          <table:table-cell office:value-type="float" office:value="132.96266930318" calcext:value-type="float">
            <text:p>132.96266930318</text:p>
          </table:table-cell>
        </table:table-row>
        <table:table-row table:style-name="ro1">
          <table:table-cell office:value-type="float" office:value="131.580016905139" calcext:value-type="float">
            <text:p>131.580016905139</text:p>
          </table:table-cell>
        </table:table-row>
        <table:table-row table:style-name="ro1">
          <table:table-cell office:value-type="float" office:value="129.764410338202" calcext:value-type="float">
            <text:p>129.764410338202</text:p>
          </table:table-cell>
        </table:table-row>
        <table:table-row table:style-name="ro1">
          <table:table-cell office:value-type="float" office:value="127.959283412995" calcext:value-type="float">
            <text:p>127.959283412995</text:p>
          </table:table-cell>
        </table:table-row>
        <table:table-row table:style-name="ro1">
          <table:table-cell office:value-type="float" office:value="126.28856244805" calcext:value-type="float">
            <text:p>126.28856244805</text:p>
          </table:table-cell>
        </table:table-row>
        <table:table-row table:style-name="ro1">
          <table:table-cell office:value-type="float" office:value="124.508522987668" calcext:value-type="float">
            <text:p>124.508522987668</text:p>
          </table:table-cell>
        </table:table-row>
        <table:table-row table:style-name="ro1">
          <table:table-cell office:value-type="float" office:value="123.051446749582" calcext:value-type="float">
            <text:p>123.051446749582</text:p>
          </table:table-cell>
        </table:table-row>
        <table:table-row table:style-name="ro1">
          <table:table-cell office:value-type="float" office:value="121.522177246759" calcext:value-type="float">
            <text:p>121.522177246759</text:p>
          </table:table-cell>
        </table:table-row>
        <table:table-row table:style-name="ro1">
          <table:table-cell office:value-type="float" office:value="119.46362797636" calcext:value-type="float">
            <text:p>119.46362797636</text:p>
          </table:table-cell>
        </table:table-row>
        <table:table-row table:style-name="ro1">
          <table:table-cell office:value-type="float" office:value="117.590697253043" calcext:value-type="float">
            <text:p>117.590697253043</text:p>
          </table:table-cell>
        </table:table-row>
        <table:table-row table:style-name="ro1">
          <table:table-cell office:value-type="float" office:value="115.676815681838" calcext:value-type="float">
            <text:p>115.676815681838</text:p>
          </table:table-cell>
        </table:table-row>
        <table:table-row table:style-name="ro1">
          <table:table-cell office:value-type="float" office:value="114.19758170952" calcext:value-type="float">
            <text:p>114.19758170952</text:p>
          </table:table-cell>
        </table:table-row>
        <table:table-row table:style-name="ro1">
          <table:table-cell office:value-type="float" office:value="112.416147479344" calcext:value-type="float">
            <text:p>112.416147479344</text:p>
          </table:table-cell>
        </table:table-row>
        <table:table-row table:style-name="ro1">
          <table:table-cell office:value-type="float" office:value="110.125846085872" calcext:value-type="float">
            <text:p>110.125846085872</text:p>
          </table:table-cell>
        </table:table-row>
        <table:table-row table:style-name="ro1">
          <table:table-cell office:value-type="float" office:value="108.116051673356" calcext:value-type="float">
            <text:p>108.116051673356</text:p>
          </table:table-cell>
        </table:table-row>
        <table:table-row table:style-name="ro1">
          <table:table-cell office:value-type="float" office:value="106.731487212871" calcext:value-type="float">
            <text:p>106.731487212871</text:p>
          </table:table-cell>
        </table:table-row>
        <table:table-row table:style-name="ro1">
          <table:table-cell office:value-type="float" office:value="104.606737354447" calcext:value-type="float">
            <text:p>104.606737354447</text:p>
          </table:table-cell>
        </table:table-row>
        <table:table-row table:style-name="ro1">
          <table:table-cell office:value-type="float" office:value="102.236111509416" calcext:value-type="float">
            <text:p>102.236111509416</text:p>
          </table:table-cell>
        </table:table-row>
        <table:table-row table:style-name="ro1">
          <table:table-cell office:value-type="float" office:value="99.9094996998764" calcext:value-type="float">
            <text:p>99.9094996998764</text:p>
          </table:table-cell>
        </table:table-row>
        <table:table-row table:style-name="ro1">
          <table:table-cell office:value-type="float" office:value="98.5645186425756" calcext:value-type="float">
            <text:p>98.5645186425756</text:p>
          </table:table-cell>
        </table:table-row>
        <table:table-row table:style-name="ro1">
          <table:table-cell office:value-type="float" office:value="96.4907716344757" calcext:value-type="float">
            <text:p>96.4907716344757</text:p>
          </table:table-cell>
        </table:table-row>
        <table:table-row table:style-name="ro1">
          <table:table-cell office:value-type="float" office:value="94.1099979612748" calcext:value-type="float">
            <text:p>94.1099979612748</text:p>
          </table:table-cell>
        </table:table-row>
        <table:table-row table:style-name="ro1">
          <table:table-cell office:value-type="float" office:value="92.0576459469483" calcext:value-type="float">
            <text:p>92.0576459469483</text:p>
          </table:table-cell>
        </table:table-row>
        <table:table-row table:style-name="ro1">
          <table:table-cell office:value-type="float" office:value="90.6861441978353" calcext:value-type="float">
            <text:p>90.6861441978353</text:p>
          </table:table-cell>
        </table:table-row>
        <table:table-row table:style-name="ro1">
          <table:table-cell office:value-type="float" office:value="88.6279083505394" calcext:value-type="float">
            <text:p>88.6279083505394</text:p>
          </table:table-cell>
        </table:table-row>
        <table:table-row table:style-name="ro1">
          <table:table-cell office:value-type="float" office:value="86.2088343126348" calcext:value-type="float">
            <text:p>86.2088343126348</text:p>
          </table:table-cell>
        </table:table-row>
        <table:table-row table:style-name="ro1">
          <table:table-cell office:value-type="float" office:value="84.4278021960362" calcext:value-type="float">
            <text:p>84.4278021960362</text:p>
          </table:table-cell>
        </table:table-row>
        <table:table-row table:style-name="ro1">
          <table:table-cell office:value-type="float" office:value="83.004807702742" calcext:value-type="float">
            <text:p>83.004807702742</text:p>
          </table:table-cell>
        </table:table-row>
        <table:table-row table:style-name="ro1">
          <table:table-cell office:value-type="float" office:value="80.8821372462042" calcext:value-type="float">
            <text:p>80.8821372462042</text:p>
          </table:table-cell>
        </table:table-row>
        <table:table-row table:style-name="ro1">
          <table:table-cell office:value-type="float" office:value="78.7585212323735" calcext:value-type="float">
            <text:p>78.7585212323735</text:p>
          </table:table-cell>
        </table:table-row>
        <table:table-row table:style-name="ro1">
          <table:table-cell office:value-type="float" office:value="76.9792326943753" calcext:value-type="float">
            <text:p>76.9792326943753</text:p>
          </table:table-cell>
        </table:table-row>
        <table:table-row table:style-name="ro1">
          <table:table-cell office:value-type="float" office:value="75.8789995236124" calcext:value-type="float">
            <text:p>75.8789995236124</text:p>
          </table:table-cell>
        </table:table-row>
        <table:table-row table:style-name="ro1">
          <table:table-cell office:value-type="float" office:value="73.4339241014903" calcext:value-type="float">
            <text:p>73.4339241014903</text:p>
          </table:table-cell>
        </table:table-row>
        <table:table-row table:style-name="ro1">
          <table:table-cell office:value-type="float" office:value="70.5791790475332" calcext:value-type="float">
            <text:p>70.5791790475332</text:p>
          </table:table-cell>
        </table:table-row>
        <table:table-row table:style-name="ro1">
          <table:table-cell office:value-type="float" office:value="68.7135948863409" calcext:value-type="float">
            <text:p>68.7135948863409</text:p>
          </table:table-cell>
        </table:table-row>
        <table:table-row table:style-name="ro1">
          <table:table-cell office:value-type="float" office:value="66.7098827598713" calcext:value-type="float">
            <text:p>66.7098827598713</text:p>
          </table:table-cell>
        </table:table-row>
        <table:table-row table:style-name="ro1">
          <table:table-cell office:value-type="float" office:value="64.5217302759202" calcext:value-type="float">
            <text:p>64.5217302759202</text:p>
          </table:table-cell>
        </table:table-row>
        <table:table-row table:style-name="ro1">
          <table:table-cell office:value-type="float" office:value="62.1929584684989" calcext:value-type="float">
            <text:p>62.1929584684989</text:p>
          </table:table-cell>
        </table:table-row>
        <table:table-row table:style-name="ro1">
          <table:table-cell office:value-type="float" office:value="60.4713281655202" calcext:value-type="float">
            <text:p>60.4713281655202</text:p>
          </table:table-cell>
        </table:table-row>
        <table:table-row table:style-name="ro1">
          <table:table-cell office:value-type="float" office:value="58.9168774333013" calcext:value-type="float">
            <text:p>58.9168774333013</text:p>
          </table:table-cell>
        </table:table-row>
        <table:table-row table:style-name="ro1">
          <table:table-cell office:value-type="float" office:value="56.3099324740202" calcext:value-type="float">
            <text:p>56.3099324740202</text:p>
          </table:table-cell>
        </table:table-row>
        <table:table-row table:style-name="ro1">
          <table:table-cell office:value-type="float" office:value="54.0231297128907" calcext:value-type="float">
            <text:p>54.0231297128907</text:p>
          </table:table-cell>
        </table:table-row>
        <table:table-row table:style-name="ro1">
          <table:table-cell office:value-type="float" office:value="52.3057595333108" calcext:value-type="float">
            <text:p>52.3057595333108</text:p>
          </table:table-cell>
        </table:table-row>
        <table:table-row table:style-name="ro1">
          <table:table-cell office:value-type="float" office:value="50.6375428844599" calcext:value-type="float">
            <text:p>50.6375428844599</text:p>
          </table:table-cell>
        </table:table-row>
        <table:table-row table:style-name="ro1">
          <table:table-cell office:value-type="float" office:value="49.1375935841441" calcext:value-type="float">
            <text:p>49.1375935841441</text:p>
          </table:table-cell>
        </table:table-row>
        <table:table-row table:style-name="ro1">
          <table:table-cell office:value-type="float" office:value="47.4263358316024" calcext:value-type="float">
            <text:p>47.4263358316024</text:p>
          </table:table-cell>
        </table:table-row>
        <table:table-row table:style-name="ro1">
          <table:table-cell office:value-type="float" office:value="45.4855458300081" calcext:value-type="float">
            <text:p>45.4855458300081</text:p>
          </table:table-cell>
        </table:table-row>
        <table:table-row table:style-name="ro1">
          <table:table-cell office:value-type="float" office:value="43.293821705553" calcext:value-type="float">
            <text:p>43.293821705553</text:p>
          </table:table-cell>
        </table:table-row>
        <table:table-row table:style-name="ro1">
          <table:table-cell office:value-type="float" office:value="40.897203076758" calcext:value-type="float">
            <text:p>40.897203076758</text:p>
          </table:table-cell>
        </table:table-row>
        <table:table-row table:style-name="ro1">
          <table:table-cell office:value-type="float" office:value="39.0284341022036" calcext:value-type="float">
            <text:p>39.0284341022036</text:p>
          </table:table-cell>
        </table:table-row>
        <table:table-row table:style-name="ro1">
          <table:table-cell office:value-type="float" office:value="37.3422903062861" calcext:value-type="float">
            <text:p>37.3422903062861</text:p>
          </table:table-cell>
        </table:table-row>
        <table:table-row table:style-name="ro1">
          <table:table-cell office:value-type="float" office:value="35.6553280979003" calcext:value-type="float">
            <text:p>35.6553280979003</text:p>
          </table:table-cell>
        </table:table-row>
        <table:table-row table:style-name="ro1">
          <table:table-cell office:value-type="float" office:value="33.5034369824142" calcext:value-type="float">
            <text:p>33.5034369824142</text:p>
          </table:table-cell>
        </table:table-row>
        <table:table-row table:style-name="ro1">
          <table:table-cell office:value-type="float" office:value="31.6512728867126" calcext:value-type="float">
            <text:p>31.6512728867126</text:p>
          </table:table-cell>
        </table:table-row>
        <table:table-row table:style-name="ro1">
          <table:table-cell office:value-type="float" office:value="29.9927346009944" calcext:value-type="float">
            <text:p>29.9927346009944</text:p>
          </table:table-cell>
        </table:table-row>
        <table:table-row table:style-name="ro1">
          <table:table-cell office:value-type="float" office:value="28.3456936230767" calcext:value-type="float">
            <text:p>28.3456936230767</text:p>
          </table:table-cell>
        </table:table-row>
        <table:table-row table:style-name="ro1">
          <table:table-cell office:value-type="float" office:value="26.1197561569928" calcext:value-type="float">
            <text:p>26.1197561569928</text:p>
          </table:table-cell>
        </table:table-row>
        <table:table-row table:style-name="ro1">
          <table:table-cell office:value-type="float" office:value="24.4985741914338" calcext:value-type="float">
            <text:p>24.4985741914338</text:p>
          </table:table-cell>
        </table:table-row>
        <table:table-row table:style-name="ro1">
          <table:table-cell office:value-type="float" office:value="22.7703789087622" calcext:value-type="float">
            <text:p>22.7703789087622</text:p>
          </table:table-cell>
        </table:table-row>
        <table:table-row table:style-name="ro1">
          <table:table-cell office:value-type="float" office:value="21.3179122754616" calcext:value-type="float">
            <text:p>21.3179122754616</text:p>
          </table:table-cell>
        </table:table-row>
        <table:table-row table:style-name="ro1">
          <table:table-cell office:value-type="float" office:value="19.4579790115899" calcext:value-type="float">
            <text:p>19.4579790115899</text:p>
          </table:table-cell>
        </table:table-row>
        <table:table-row table:style-name="ro1">
          <table:table-cell office:value-type="float" office:value="17.4119186342542" calcext:value-type="float">
            <text:p>17.4119186342542</text:p>
          </table:table-cell>
        </table:table-row>
        <table:table-row table:style-name="ro1">
          <table:table-cell office:value-type="float" office:value="15.3684633217961" calcext:value-type="float">
            <text:p>15.3684633217961</text:p>
          </table:table-cell>
        </table:table-row>
        <table:table-row table:style-name="ro1">
          <table:table-cell office:value-type="float" office:value="13.4075084370632" calcext:value-type="float">
            <text:p>13.4075084370632</text:p>
          </table:table-cell>
        </table:table-row>
        <table:table-row table:style-name="ro1">
          <table:table-cell office:value-type="float" office:value="11.6243957243489" calcext:value-type="float">
            <text:p>11.6243957243489</text:p>
          </table:table-cell>
        </table:table-row>
        <table:table-row table:style-name="ro1">
          <table:table-cell office:value-type="float" office:value="9.87939057950912" calcext:value-type="float">
            <text:p>9.87939057950912</text:p>
          </table:table-cell>
        </table:table-row>
        <table:table-row table:style-name="ro1">
          <table:table-cell office:value-type="float" office:value="8.26449408465858" calcext:value-type="float">
            <text:p>8.26449408465858</text:p>
          </table:table-cell>
        </table:table-row>
        <table:table-row table:style-name="ro1">
          <table:table-cell office:value-type="float" office:value="6.69126443255228" calcext:value-type="float">
            <text:p>6.69126443255228</text:p>
          </table:table-cell>
        </table:table-row>
        <table:table-row table:style-name="ro1">
          <table:table-cell office:value-type="float" office:value="5.10783585601278" calcext:value-type="float">
            <text:p>5.10783585601278</text:p>
          </table:table-cell>
        </table:table-row>
        <table:table-row table:style-name="ro1">
          <table:table-cell office:value-type="float" office:value="3.14495746469802" calcext:value-type="float">
            <text:p>3.14495746469802</text:p>
          </table:table-cell>
        </table:table-row>
        <table:table-row table:style-name="ro1">
          <table:table-cell office:value-type="float" office:value="1.56506908559226" calcext:value-type="float">
            <text:p>1.56506908559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6506908559226" calcext:value-type="float">
            <text:p>-1.56506908559226</text:p>
          </table:table-cell>
        </table:table-row>
        <table:table-row table:style-name="ro1">
          <table:table-cell office:value-type="float" office:value="-3.12780612128616" calcext:value-type="float">
            <text:p>-3.12780612128616</text:p>
          </table:table-cell>
        </table:table-row>
        <table:table-row table:style-name="ro1">
          <table:table-cell office:value-type="float" office:value="-4.9697407281103" calcext:value-type="float">
            <text:p>-4.9697407281103</text:p>
          </table:table-cell>
        </table:table-row>
        <table:table-row table:style-name="ro1">
          <table:table-cell office:value-type="float" office:value="-6.51101944340065" calcext:value-type="float">
            <text:p>-6.51101944340065</text:p>
          </table:table-cell>
        </table:table-row>
        <table:table-row table:style-name="ro1">
          <table:table-cell office:value-type="float" office:value="-7.73737277320629" calcext:value-type="float">
            <text:p>-7.73737277320629</text:p>
          </table:table-cell>
        </table:table-row>
        <table:table-row table:style-name="ro1">
          <table:table-cell office:value-type="float" office:value="-9.61456927090095" calcext:value-type="float">
            <text:p>-9.61456927090095</text:p>
          </table:table-cell>
        </table:table-row>
        <table:table-row table:style-name="ro1">
          <table:table-cell office:value-type="float" office:value="-11.4914390881134" calcext:value-type="float">
            <text:p>-11.4914390881134</text:p>
          </table:table-cell>
        </table:table-row>
        <table:table-row table:style-name="ro1">
          <table:table-cell office:value-type="float" office:value="-13.4355233623192" calcext:value-type="float">
            <text:p>-13.4355233623192</text:p>
          </table:table-cell>
        </table:table-row>
        <table:table-row table:style-name="ro1">
          <table:table-cell office:value-type="float" office:value="-15.0110775779913" calcext:value-type="float">
            <text:p>-15.0110775779913</text:p>
          </table:table-cell>
        </table:table-row>
        <table:table-row table:style-name="ro1">
          <table:table-cell office:value-type="float" office:value="-16.2849224718834" calcext:value-type="float">
            <text:p>-16.2849224718834</text:p>
          </table:table-cell>
        </table:table-row>
        <table:table-row table:style-name="ro1">
          <table:table-cell office:value-type="float" office:value="-17.6501242199301" calcext:value-type="float">
            <text:p>-17.6501242199301</text:p>
          </table:table-cell>
        </table:table-row>
        <table:table-row table:style-name="ro1">
          <table:table-cell office:value-type="float" office:value="-19.3193760244144" calcext:value-type="float">
            <text:p>-19.3193760244144</text:p>
          </table:table-cell>
        </table:table-row>
        <table:table-row table:style-name="ro1">
          <table:table-cell office:value-type="float" office:value="-20.8819974652456" calcext:value-type="float">
            <text:p>-20.8819974652456</text:p>
          </table:table-cell>
        </table:table-row>
        <table:table-row table:style-name="ro1">
          <table:table-cell office:value-type="float" office:value="-22.4303798033416" calcext:value-type="float">
            <text:p>-22.4303798033416</text:p>
          </table:table-cell>
        </table:table-row>
        <table:table-row table:style-name="ro1">
          <table:table-cell office:value-type="float" office:value="-24.0874523086323" calcext:value-type="float">
            <text:p>-24.0874523086323</text:p>
          </table:table-cell>
        </table:table-row>
        <table:table-row table:style-name="ro1">
          <table:table-cell office:value-type="float" office:value="-25.5963742621442" calcext:value-type="float">
            <text:p>-25.5963742621442</text:p>
          </table:table-cell>
        </table:table-row>
        <table:table-row table:style-name="ro1">
          <table:table-cell office:value-type="float" office:value="-26.9802307182228" calcext:value-type="float">
            <text:p>-26.9802307182228</text:p>
          </table:table-cell>
        </table:table-row>
        <table:table-row table:style-name="ro1">
          <table:table-cell office:value-type="float" office:value="-28.6350818301191" calcext:value-type="float">
            <text:p>-28.6350818301191</text:p>
          </table:table-cell>
        </table:table-row>
        <table:table-row table:style-name="ro1">
          <table:table-cell office:value-type="float" office:value="-30.1672956103844" calcext:value-type="float">
            <text:p>-30.1672956103844</text:p>
          </table:table-cell>
        </table:table-row>
        <table:table-row table:style-name="ro1">
          <table:table-cell office:value-type="float" office:value="-32.3034510483872" calcext:value-type="float">
            <text:p>-32.3034510483872</text:p>
          </table:table-cell>
        </table:table-row>
        <table:table-row table:style-name="ro1">
          <table:table-cell office:value-type="float" office:value="-33.8636905688183" calcext:value-type="float">
            <text:p>-33.8636905688183</text:p>
          </table:table-cell>
        </table:table-row>
        <table:table-row table:style-name="ro1">
          <table:table-cell office:value-type="float" office:value="-35.6829139308738" calcext:value-type="float">
            <text:p>-35.6829139308738</text:p>
          </table:table-cell>
        </table:table-row>
        <table:table-row table:style-name="ro1">
          <table:table-cell office:value-type="float" office:value="-37.4346789315677" calcext:value-type="float">
            <text:p>-37.4346789315677</text:p>
          </table:table-cell>
        </table:table-row>
        <table:table-row table:style-name="ro1">
          <table:table-cell office:value-type="float" office:value="-39.443961576875" calcext:value-type="float">
            <text:p>-39.443961576875</text:p>
          </table:table-cell>
        </table:table-row>
        <table:table-row table:style-name="ro1">
          <table:table-cell office:value-type="float" office:value="-40.7718172948384" calcext:value-type="float">
            <text:p>-40.7718172948384</text:p>
          </table:table-cell>
        </table:table-row>
        <table:table-row table:style-name="ro1">
          <table:table-cell office:value-type="float" office:value="-42.1265615024065" calcext:value-type="float">
            <text:p>-42.1265615024065</text:p>
          </table:table-cell>
        </table:table-row>
        <table:table-row table:style-name="ro1">
          <table:table-cell office:value-type="float" office:value="-43.8854367275153" calcext:value-type="float">
            <text:p>-43.8854367275153</text:p>
          </table:table-cell>
        </table:table-row>
        <table:table-row table:style-name="ro1">
          <table:table-cell office:value-type="float" office:value="-46.1233027140754" calcext:value-type="float">
            <text:p>-46.1233027140754</text:p>
          </table:table-cell>
        </table:table-row>
        <table:table-row table:style-name="ro1">
          <table:table-cell office:value-type="float" office:value="-47.9184347207816" calcext:value-type="float">
            <text:p>-47.9184347207816</text:p>
          </table:table-cell>
        </table:table-row>
        <table:table-row table:style-name="ro1">
          <table:table-cell office:value-type="float" office:value="-49.2612232444987" calcext:value-type="float">
            <text:p>-49.2612232444987</text:p>
          </table:table-cell>
        </table:table-row>
        <table:table-row table:style-name="ro1">
          <table:table-cell office:value-type="float" office:value="-50.8445658773869" calcext:value-type="float">
            <text:p>-50.8445658773869</text:p>
          </table:table-cell>
        </table:table-row>
        <table:table-row table:style-name="ro1">
          <table:table-cell office:value-type="float" office:value="-52.7447105464229" calcext:value-type="float">
            <text:p>-52.7447105464229</text:p>
          </table:table-cell>
        </table:table-row>
        <table:table-row table:style-name="ro1">
          <table:table-cell office:value-type="float" office:value="-54.4247018723203" calcext:value-type="float">
            <text:p>-54.4247018723203</text:p>
          </table:table-cell>
        </table:table-row>
        <table:table-row table:style-name="ro1">
          <table:table-cell office:value-type="float" office:value="-56.3099324740202" calcext:value-type="float">
            <text:p>-56.3099324740202</text:p>
          </table:table-cell>
        </table:table-row>
        <table:table-row table:style-name="ro1">
          <table:table-cell office:value-type="float" office:value="-58.3067577810692" calcext:value-type="float">
            <text:p>-58.3067577810692</text:p>
          </table:table-cell>
        </table:table-row>
        <table:table-row table:style-name="ro1">
          <table:table-cell office:value-type="float" office:value="-60.2145409623114" calcext:value-type="float">
            <text:p>-60.2145409623114</text:p>
          </table:table-cell>
        </table:table-row>
        <table:table-row table:style-name="ro1">
          <table:table-cell office:value-type="float" office:value="-61.8316687582415" calcext:value-type="float">
            <text:p>-61.8316687582415</text:p>
          </table:table-cell>
        </table:table-row>
        <table:table-row table:style-name="ro1">
          <table:table-cell office:value-type="float" office:value="-63.5811112087015" calcext:value-type="float">
            <text:p>-63.5811112087015</text:p>
          </table:table-cell>
        </table:table-row>
        <table:table-row table:style-name="ro1">
          <table:table-cell office:value-type="float" office:value="-65.6661234309533" calcext:value-type="float">
            <text:p>-65.6661234309533</text:p>
          </table:table-cell>
        </table:table-row>
        <table:table-row table:style-name="ro1">
          <table:table-cell office:value-type="float" office:value="-67.4569389999421" calcext:value-type="float">
            <text:p>-67.4569389999421</text:p>
          </table:table-cell>
        </table:table-row>
        <table:table-row table:style-name="ro1">
          <table:table-cell office:value-type="float" office:value="-69.561044085087" calcext:value-type="float">
            <text:p>-69.561044085087</text:p>
          </table:table-cell>
        </table:table-row>
        <table:table-row table:style-name="ro1">
          <table:table-cell office:value-type="float" office:value="-71.2473329206733" calcext:value-type="float">
            <text:p>-71.2473329206733</text:p>
          </table:table-cell>
        </table:table-row>
        <table:table-row table:style-name="ro1">
          <table:table-cell office:value-type="float" office:value="-72.9466852312991" calcext:value-type="float">
            <text:p>-72.9466852312991</text:p>
          </table:table-cell>
        </table:table-row>
        <table:table-row table:style-name="ro1">
          <table:table-cell office:value-type="float" office:value="-74.3318395782475" calcext:value-type="float">
            <text:p>-74.3318395782475</text:p>
          </table:table-cell>
        </table:table-row>
        <table:table-row table:style-name="ro1">
          <table:table-cell office:value-type="float" office:value="-76.3730051401085" calcext:value-type="float">
            <text:p>-76.3730051401085</text:p>
          </table:table-cell>
        </table:table-row>
        <table:table-row table:style-name="ro1">
          <table:table-cell office:value-type="float" office:value="-78.4248111826038" calcext:value-type="float">
            <text:p>-78.4248111826038</text:p>
          </table:table-cell>
        </table:table-row>
        <table:table-row table:style-name="ro1">
          <table:table-cell office:value-type="float" office:value="-80.4257721149082" calcext:value-type="float">
            <text:p>-80.4257721149082</text:p>
          </table:table-cell>
        </table:table-row>
        <table:table-row table:style-name="ro1">
          <table:table-cell office:value-type="float" office:value="-82.4505782317367" calcext:value-type="float">
            <text:p>-82.4505782317367</text:p>
          </table:table-cell>
        </table:table-row>
        <table:table-row table:style-name="ro1">
          <table:table-cell office:value-type="float" office:value="-84.867445560127" calcext:value-type="float">
            <text:p>-84.867445560127</text:p>
          </table:table-cell>
        </table:table-row>
        <table:table-row table:style-name="ro1">
          <table:table-cell office:value-type="float" office:value="-87.5997855391434" calcext:value-type="float">
            <text:p>-87.5997855391434</text:p>
          </table:table-cell>
        </table:table-row>
        <table:table-row table:style-name="ro1">
          <table:table-cell office:value-type="float" office:value="-89.6548488768359" calcext:value-type="float">
            <text:p>-89.6548488768359</text:p>
          </table:table-cell>
        </table:table-row>
        <table:table-row table:style-name="ro1">
          <table:table-cell office:value-type="float" office:value="-91.04162667601" calcext:value-type="float">
            <text:p>-91.04162667601</text:p>
          </table:table-cell>
        </table:table-row>
        <table:table-row table:style-name="ro1">
          <table:table-cell office:value-type="float" office:value="-92.7591076586203" calcext:value-type="float">
            <text:p>-92.7591076586203</text:p>
          </table:table-cell>
        </table:table-row>
        <table:table-row table:style-name="ro1">
          <table:table-cell office:value-type="float" office:value="-95.5386375327905" calcext:value-type="float">
            <text:p>-95.5386375327905</text:p>
          </table:table-cell>
        </table:table-row>
        <table:table-row table:style-name="ro1">
          <table:table-cell office:value-type="float" office:value="-97.3412258113642" calcext:value-type="float">
            <text:p>-97.3412258113642</text:p>
          </table:table-cell>
        </table:table-row>
        <table:table-row table:style-name="ro1">
          <table:table-cell office:value-type="float" office:value="-98.7197465062373" calcext:value-type="float">
            <text:p>-98.7197465062373</text:p>
          </table:table-cell>
        </table:table-row>
        <table:table-row table:style-name="ro1">
          <table:table-cell office:value-type="float" office:value="-100.491477012332" calcext:value-type="float">
            <text:p>-100.491477012332</text:p>
          </table:table-cell>
        </table:table-row>
        <table:table-row table:style-name="ro1">
          <table:table-cell office:value-type="float" office:value="-103.020767305625" calcext:value-type="float">
            <text:p>-103.020767305625</text:p>
          </table:table-cell>
        </table:table-row>
        <table:table-row table:style-name="ro1">
          <table:table-cell office:value-type="float" office:value="-105.65578195885" calcext:value-type="float">
            <text:p>-105.65578195885</text:p>
          </table:table-cell>
        </table:table-row>
        <table:table-row table:style-name="ro1">
          <table:table-cell office:value-type="float" office:value="-107.102728969052" calcext:value-type="float">
            <text:p>-107.102728969052</text:p>
          </table:table-cell>
        </table:table-row>
        <table:table-row table:style-name="ro1">
          <table:table-cell office:value-type="float" office:value="-108.877378480962" calcext:value-type="float">
            <text:p>-108.877378480962</text:p>
          </table:table-cell>
        </table:table-row>
        <table:table-row table:style-name="ro1">
          <table:table-cell office:value-type="float" office:value="-111.412969474872" calcext:value-type="float">
            <text:p>-111.412969474872</text:p>
          </table:table-cell>
        </table:table-row>
        <table:table-row table:style-name="ro1">
          <table:table-cell office:value-type="float" office:value="-113.749494492867" calcext:value-type="float">
            <text:p>-113.749494492867</text:p>
          </table:table-cell>
        </table:table-row>
        <table:table-row table:style-name="ro1">
          <table:table-cell office:value-type="float" office:value="-115.942295489872" calcext:value-type="float">
            <text:p>-115.942295489872</text:p>
          </table:table-cell>
        </table:table-row>
        <table:table-row table:style-name="ro1">
          <table:table-cell office:value-type="float" office:value="-117.499138731047" calcext:value-type="float">
            <text:p>-117.499138731047</text:p>
          </table:table-cell>
        </table:table-row>
        <table:table-row table:style-name="ro1">
          <table:table-cell office:value-type="float" office:value="-119.831105128787" calcext:value-type="float">
            <text:p>-119.831105128787</text:p>
          </table:table-cell>
        </table:table-row>
        <table:table-row table:style-name="ro1">
          <table:table-cell office:value-type="float" office:value="-122.042419905907" calcext:value-type="float">
            <text:p>-122.042419905907</text:p>
          </table:table-cell>
        </table:table-row>
        <table:table-row table:style-name="ro1">
          <table:table-cell office:value-type="float" office:value="-123.882657656153" calcext:value-type="float">
            <text:p>-123.882657656153</text:p>
          </table:table-cell>
        </table:table-row>
        <table:table-row table:style-name="ro1">
          <table:table-cell office:value-type="float" office:value="-125.618489839252" calcext:value-type="float">
            <text:p>-125.618489839252</text:p>
          </table:table-cell>
        </table:table-row>
        <table:table-row table:style-name="ro1">
          <table:table-cell office:value-type="float" office:value="-127.844458465114" calcext:value-type="float">
            <text:p>-127.844458465114</text:p>
          </table:table-cell>
        </table:table-row>
        <table:table-row table:style-name="ro1">
          <table:table-cell office:value-type="float" office:value="-129.84991766198" calcext:value-type="float">
            <text:p>-129.84991766198</text:p>
          </table:table-cell>
        </table:table-row>
        <table:table-row table:style-name="ro1">
          <table:table-cell office:value-type="float" office:value="-131.576128755069" calcext:value-type="float">
            <text:p>-131.576128755069</text:p>
          </table:table-cell>
        </table:table-row>
        <table:table-row table:style-name="ro1">
          <table:table-cell office:value-type="float" office:value="-133.54364136566" calcext:value-type="float">
            <text:p>-133.54364136566</text:p>
          </table:table-cell>
        </table:table-row>
        <table:table-row table:style-name="ro1">
          <table:table-cell office:value-type="float" office:value="-135.962863625636" calcext:value-type="float">
            <text:p>-135.962863625636</text:p>
          </table:table-cell>
        </table:table-row>
        <table:table-row table:style-name="ro1">
          <table:table-cell office:value-type="float" office:value="-138.113438748057" calcext:value-type="float">
            <text:p>-138.113438748057</text:p>
          </table:table-cell>
        </table:table-row>
        <table:table-row table:style-name="ro1">
          <table:table-cell office:value-type="float" office:value="-139.583529809117" calcext:value-type="float">
            <text:p>-139.583529809117</text:p>
          </table:table-cell>
        </table:table-row>
        <table:table-row table:style-name="ro1">
          <table:table-cell office:value-type="float" office:value="-141.499346279655" calcext:value-type="float">
            <text:p>-141.499346279655</text:p>
          </table:table-cell>
        </table:table-row>
        <table:table-row table:style-name="ro1">
          <table:table-cell office:value-type="float" office:value="-143.87328422721" calcext:value-type="float">
            <text:p>-143.87328422721</text:p>
          </table:table-cell>
        </table:table-row>
        <table:table-row table:style-name="ro1">
          <table:table-cell office:value-type="float" office:value="-146.402494234389" calcext:value-type="float">
            <text:p>-146.402494234389</text:p>
          </table:table-cell>
        </table:table-row>
        <table:table-row table:style-name="ro1">
          <table:table-cell office:value-type="float" office:value="-148.065221536847" calcext:value-type="float">
            <text:p>-148.065221536847</text:p>
          </table:table-cell>
        </table:table-row>
        <table:table-row table:style-name="ro1">
          <table:table-cell office:value-type="float" office:value="-149.55137645616" calcext:value-type="float">
            <text:p>-149.55137645616</text:p>
          </table:table-cell>
        </table:table-row>
        <table:table-row table:style-name="ro1">
          <table:table-cell office:value-type="float" office:value="-151.203774214891" calcext:value-type="float">
            <text:p>-151.203774214891</text:p>
          </table:table-cell>
        </table:table-row>
        <table:table-row table:style-name="ro1">
          <table:table-cell office:value-type="float" office:value="-153.729526070589" calcext:value-type="float">
            <text:p>-153.729526070589</text:p>
          </table:table-cell>
        </table:table-row>
        <table:table-row table:style-name="ro1">
          <table:table-cell office:value-type="float" office:value="-155.937285274275" calcext:value-type="float">
            <text:p>-155.937285274275</text:p>
          </table:table-cell>
        </table:table-row>
        <table:table-row table:style-name="ro1">
          <table:table-cell office:value-type="float" office:value="-157.405408883365" calcext:value-type="float">
            <text:p>-157.405408883365</text:p>
          </table:table-cell>
        </table:table-row>
        <table:table-row table:style-name="ro1">
          <table:table-cell office:value-type="float" office:value="-159.174781957635" calcext:value-type="float">
            <text:p>-159.174781957635</text:p>
          </table:table-cell>
        </table:table-row>
        <table:table-row table:style-name="ro1">
          <table:table-cell office:value-type="float" office:value="-160.942295489872" calcext:value-type="float">
            <text:p>-160.942295489872</text:p>
          </table:table-cell>
        </table:table-row>
        <table:table-row table:style-name="ro1">
          <table:table-cell office:value-type="float" office:value="-162.801458779934" calcext:value-type="float">
            <text:p>-162.801458779934</text:p>
          </table:table-cell>
        </table:table-row>
        <table:table-row table:style-name="ro1">
          <table:table-cell office:value-type="float" office:value="-164.943528572612" calcext:value-type="float">
            <text:p>-164.943528572612</text:p>
          </table:table-cell>
        </table:table-row>
        <table:table-row table:style-name="ro1">
          <table:table-cell office:value-type="float" office:value="-166.429565614839" calcext:value-type="float">
            <text:p>-166.429565614839</text:p>
          </table:table-cell>
        </table:table-row>
        <table:table-row table:style-name="ro1">
          <table:table-cell office:value-type="float" office:value="-168.061849505495" calcext:value-type="float">
            <text:p>-168.061849505495</text:p>
          </table:table-cell>
        </table:table-row>
        <table:table-row table:style-name="ro1">
          <table:table-cell office:value-type="float" office:value="-169.695153531234" calcext:value-type="float">
            <text:p>-169.695153531234</text:p>
          </table:table-cell>
        </table:table-row>
        <table:table-row table:style-name="ro1">
          <table:table-cell office:value-type="float" office:value="-171.32682595212" calcext:value-type="float">
            <text:p>-171.32682595212</text:p>
          </table:table-cell>
        </table:table-row>
        <table:table-row table:style-name="ro1">
          <table:table-cell office:value-type="float" office:value="-172.954230875133" calcext:value-type="float">
            <text:p>-172.954230875133</text:p>
          </table:table-cell>
        </table:table-row>
        <table:table-row table:style-name="ro1">
          <table:table-cell office:value-type="float" office:value="-174.57477363158" calcext:value-type="float">
            <text:p>-174.57477363158</text:p>
          </table:table-cell>
        </table:table-row>
        <table:table-row table:style-name="ro1">
          <table:table-cell office:value-type="float" office:value="-176.206935718311" calcext:value-type="float">
            <text:p>-176.206935718311</text:p>
          </table:table-cell>
        </table:table-row>
        <table:table-row table:style-name="ro1">
          <table:table-cell office:value-type="float" office:value="-177.797401838234" calcext:value-type="float">
            <text:p>-177.797401838234</text:p>
          </table:table-cell>
        </table:table-row>
        <table:table-row table:style-name="ro1">
          <table:table-cell office:value-type="float" office:value="-179.686911424979" calcext:value-type="float">
            <text:p>-179.686911424979</text:p>
          </table:table-cell>
        </table:table-row>
        <table:table-row table:style-name="ro1">
          <table:table-cell office:value-type="float" office:value="178.740954792825" calcext:value-type="float">
            <text:p>178.740954792825</text:p>
          </table:table-cell>
        </table:table-row>
        <table:table-row table:style-name="ro1">
          <table:table-cell office:value-type="float" office:value="177.184443315789" calcext:value-type="float">
            <text:p>177.184443315789</text:p>
          </table:table-cell>
        </table:table-row>
        <table:table-row table:style-name="ro1">
          <table:table-cell office:value-type="float" office:value="175.625237719045" calcext:value-type="float">
            <text:p>175.625237719045</text:p>
          </table:table-cell>
        </table:table-row>
        <table:table-row table:style-name="ro1">
          <table:table-cell office:value-type="float" office:value="173.762919923542" calcext:value-type="float">
            <text:p>173.762919923542</text:p>
          </table:table-cell>
        </table:table-row>
        <table:table-row table:style-name="ro1">
          <table:table-cell office:value-type="float" office:value="172.220862809086" calcext:value-type="float">
            <text:p>172.220862809086</text:p>
          </table:table-cell>
        </table:table-row>
        <table:table-row table:style-name="ro1">
          <table:table-cell office:value-type="float" office:value="170.897377511708" calcext:value-type="float">
            <text:p>170.897377511708</text:p>
          </table:table-cell>
        </table:table-row>
        <table:table-row table:style-name="ro1">
          <table:table-cell office:value-type="float" office:value="169.303489264222" calcext:value-type="float">
            <text:p>169.303489264222</text:p>
          </table:table-cell>
        </table:table-row>
        <table:table-row table:style-name="ro1">
          <table:table-cell office:value-type="float" office:value="167.403426764182" calcext:value-type="float">
            <text:p>167.403426764182</text:p>
          </table:table-cell>
        </table:table-row>
        <table:table-row table:style-name="ro1">
          <table:table-cell office:value-type="float" office:value="165.888466457784" calcext:value-type="float">
            <text:p>165.888466457784</text:p>
          </table:table-cell>
        </table:table-row>
        <table:table-row table:style-name="ro1">
          <table:table-cell office:value-type="float" office:value="164.310007070916" calcext:value-type="float">
            <text:p>164.310007070916</text:p>
          </table:table-cell>
        </table:table-row>
        <table:table-row table:style-name="ro1">
          <table:table-cell office:value-type="float" office:value="162.738179628387" calcext:value-type="float">
            <text:p>162.738179628387</text:p>
          </table:table-cell>
        </table:table-row>
        <table:table-row table:style-name="ro1">
          <table:table-cell office:value-type="float" office:value="161.075355583949" calcext:value-type="float">
            <text:p>161.075355583949</text:p>
          </table:table-cell>
        </table:table-row>
        <table:table-row table:style-name="ro1">
          <table:table-cell office:value-type="float" office:value="159.698439437257" calcext:value-type="float">
            <text:p>159.698439437257</text:p>
          </table:table-cell>
        </table:table-row>
        <table:table-row table:style-name="ro1">
          <table:table-cell office:value-type="float" office:value="158.025492008528" calcext:value-type="float">
            <text:p>158.025492008528</text:p>
          </table:table-cell>
        </table:table-row>
        <table:table-row table:style-name="ro1">
          <table:table-cell office:value-type="float" office:value="156.352839594708" calcext:value-type="float">
            <text:p>156.352839594708</text:p>
          </table:table-cell>
        </table:table-row>
        <table:table-row table:style-name="ro1">
          <table:table-cell office:value-type="float" office:value="154.403625737856" calcext:value-type="float">
            <text:p>154.403625737856</text:p>
          </table:table-cell>
        </table:table-row>
        <table:table-row table:style-name="ro1">
          <table:table-cell office:value-type="float" office:value="153.296218393034" calcext:value-type="float">
            <text:p>153.296218393034</text:p>
          </table:table-cell>
        </table:table-row>
        <table:table-row table:style-name="ro1">
          <table:table-cell office:value-type="float" office:value="151.909271810541" calcext:value-type="float">
            <text:p>151.909271810541</text:p>
          </table:table-cell>
        </table:table-row>
        <table:table-row table:style-name="ro1">
          <table:table-cell office:value-type="float" office:value="150.101098161385" calcext:value-type="float">
            <text:p>150.101098161385</text:p>
          </table:table-cell>
        </table:table-row>
        <table:table-row table:style-name="ro1">
          <table:table-cell office:value-type="float" office:value="148.190610712207" calcext:value-type="float">
            <text:p>148.190610712207</text:p>
          </table:table-cell>
        </table:table-row>
        <table:table-row table:style-name="ro1">
          <table:table-cell office:value-type="float" office:value="146.911215431972" calcext:value-type="float">
            <text:p>146.911215431972</text:p>
          </table:table-cell>
        </table:table-row>
        <table:table-row table:style-name="ro1">
          <table:table-cell office:value-type="float" office:value="145.265140460214" calcext:value-type="float">
            <text:p>145.265140460214</text:p>
          </table:table-cell>
        </table:table-row>
        <table:table-row table:style-name="ro1">
          <table:table-cell office:value-type="float" office:value="143.50870331627" calcext:value-type="float">
            <text:p>143.50870331627</text:p>
          </table:table-cell>
        </table:table-row>
        <table:table-row table:style-name="ro1">
          <table:table-cell office:value-type="float" office:value="141.931356798316" calcext:value-type="float">
            <text:p>141.931356798316</text:p>
          </table:table-cell>
        </table:table-row>
        <table:table-row table:style-name="ro1">
          <table:table-cell office:value-type="float" office:value="140.599339336521" calcext:value-type="float">
            <text:p>140.599339336521</text:p>
          </table:table-cell>
        </table:table-row>
        <table:table-row table:style-name="ro1">
          <table:table-cell office:value-type="float" office:value="139.02199017702" calcext:value-type="float">
            <text:p>139.02199017702</text:p>
          </table:table-cell>
        </table:table-row>
        <table:table-row table:style-name="ro1">
          <table:table-cell office:value-type="float" office:value="137.219655553198" calcext:value-type="float">
            <text:p>137.219655553198</text:p>
          </table:table-cell>
        </table:table-row>
        <table:table-row table:style-name="ro1">
          <table:table-cell office:value-type="float" office:value="135.221218126665" calcext:value-type="float">
            <text:p>135.221218126665</text:p>
          </table:table-cell>
        </table:table-row>
        <table:table-row table:style-name="ro1">
          <table:table-cell office:value-type="float" office:value="133.876697285925" calcext:value-type="float">
            <text:p>133.876697285925</text:p>
          </table:table-cell>
        </table:table-row>
        <table:table-row table:style-name="ro1">
          <table:table-cell office:value-type="float" office:value="132.03513869084" calcext:value-type="float">
            <text:p>132.03513869084</text:p>
          </table:table-cell>
        </table:table-row>
        <table:table-row table:style-name="ro1">
          <table:table-cell office:value-type="float" office:value="129.764410338202" calcext:value-type="float">
            <text:p>129.764410338202</text:p>
          </table:table-cell>
        </table:table-row>
        <table:table-row table:style-name="ro1">
          <table:table-cell office:value-type="float" office:value="128.263988785881" calcext:value-type="float">
            <text:p>128.263988785881</text:p>
          </table:table-cell>
        </table:table-row>
        <table:table-row table:style-name="ro1">
          <table:table-cell office:value-type="float" office:value="126.80573666537" calcext:value-type="float">
            <text:p>126.80573666537</text:p>
          </table:table-cell>
        </table:table-row>
        <table:table-row table:style-name="ro1">
          <table:table-cell office:value-type="float" office:value="124.777831366364" calcext:value-type="float">
            <text:p>124.777831366364</text:p>
          </table:table-cell>
        </table:table-row>
        <table:table-row table:style-name="ro1">
          <table:table-cell office:value-type="float" office:value="122.774877324264" calcext:value-type="float">
            <text:p>122.774877324264</text:p>
          </table:table-cell>
        </table:table-row>
        <table:table-row table:style-name="ro1">
          <table:table-cell office:value-type="float" office:value="120.796062046486" calcext:value-type="float">
            <text:p>120.796062046486</text:p>
          </table:table-cell>
        </table:table-row>
        <table:table-row table:style-name="ro1">
          <table:table-cell office:value-type="float" office:value="119.1808060525" calcext:value-type="float">
            <text:p>119.1808060525</text:p>
          </table:table-cell>
        </table:table-row>
        <table:table-row table:style-name="ro1">
          <table:table-cell office:value-type="float" office:value="117.299572211333" calcext:value-type="float">
            <text:p>117.299572211333</text:p>
          </table:table-cell>
        </table:table-row>
        <table:table-row table:style-name="ro1">
          <table:table-cell office:value-type="float" office:value="115.377743861349" calcext:value-type="float">
            <text:p>115.377743861349</text:p>
          </table:table-cell>
        </table:table-row>
        <table:table-row table:style-name="ro1">
          <table:table-cell office:value-type="float" office:value="113.591320094598" calcext:value-type="float">
            <text:p>113.591320094598</text:p>
          </table:table-cell>
        </table:table-row>
        <table:table-row table:style-name="ro1">
          <table:table-cell office:value-type="float" office:value="112.109448343752" calcext:value-type="float">
            <text:p>112.109448343752</text:p>
          </table:table-cell>
        </table:table-row>
        <table:table-row table:style-name="ro1">
          <table:table-cell office:value-type="float" office:value="110.869347794834" calcext:value-type="float">
            <text:p>110.869347794834</text:p>
          </table:table-cell>
        </table:table-row>
        <table:table-row table:style-name="ro1">
          <table:table-cell office:value-type="float" office:value="108.752667079327" calcext:value-type="float">
            <text:p>108.752667079327</text:p>
          </table:table-cell>
        </table:table-row>
        <table:table-row table:style-name="ro1">
          <table:table-cell office:value-type="float" office:value="106.313852426261" calcext:value-type="float">
            <text:p>106.313852426261</text:p>
          </table:table-cell>
        </table:table-row>
        <table:table-row table:style-name="ro1">
          <table:table-cell office:value-type="float" office:value="104.281095735971" calcext:value-type="float">
            <text:p>104.281095735971</text:p>
          </table:table-cell>
        </table:table-row>
        <table:table-row table:style-name="ro1">
          <table:table-cell office:value-type="float" office:value="102.63906244063" calcext:value-type="float">
            <text:p>102.63906244063</text:p>
          </table:table-cell>
        </table:table-row>
        <table:table-row table:style-name="ro1">
          <table:table-cell office:value-type="float" office:value="100.911128384283" calcext:value-type="float">
            <text:p>100.911128384283</text:p>
          </table:table-cell>
        </table:table-row>
        <table:table-row table:style-name="ro1">
          <table:table-cell office:value-type="float" office:value="99.1839192508444" calcext:value-type="float">
            <text:p>99.1839192508444</text:p>
          </table:table-cell>
        </table:table-row>
        <table:table-row table:style-name="ro1">
          <table:table-cell office:value-type="float" office:value="97.1672387285198" calcext:value-type="float">
            <text:p>97.1672387285198</text:p>
          </table:table-cell>
        </table:table-row>
        <table:table-row table:style-name="ro1">
          <table:table-cell office:value-type="float" office:value="95.4727116712505" calcext:value-type="float">
            <text:p>95.4727116712505</text:p>
          </table:table-cell>
        </table:table-row>
        <table:table-row table:style-name="ro1">
          <table:table-cell office:value-type="float" office:value="93.4064437549947" calcext:value-type="float">
            <text:p>93.4064437549947</text:p>
          </table:table-cell>
        </table:table-row>
        <table:table-row table:style-name="ro1">
          <table:table-cell office:value-type="float" office:value="91.3639275316029" calcext:value-type="float">
            <text:p>91.3639275316029</text:p>
          </table:table-cell>
        </table:table-row>
        <table:table-row table:style-name="ro1">
          <table:table-cell office:value-type="float" office:value="89.3138558021648" calcext:value-type="float">
            <text:p>89.3138558021648</text:p>
          </table:table-cell>
        </table:table-row>
        <table:table-row table:style-name="ro1">
          <table:table-cell office:value-type="float" office:value="87.9174347202691" calcext:value-type="float">
            <text:p>87.9174347202691</text:p>
          </table:table-cell>
        </table:table-row>
        <table:table-row table:style-name="ro1">
          <table:table-cell office:value-type="float" office:value="86.1859251657097" calcext:value-type="float">
            <text:p>86.1859251657097</text:p>
          </table:table-cell>
        </table:table-row>
        <table:table-row table:style-name="ro1">
          <table:table-cell office:value-type="float" office:value="84.1527445587268" calcext:value-type="float">
            <text:p>84.1527445587268</text:p>
          </table:table-cell>
        </table:table-row>
        <table:table-row table:style-name="ro1">
          <table:table-cell office:value-type="float" office:value="81.3843518158359" calcext:value-type="float">
            <text:p>81.3843518158359</text:p>
          </table:table-cell>
        </table:table-row>
        <table:table-row table:style-name="ro1">
          <table:table-cell office:value-type="float" office:value="79.2318554388922" calcext:value-type="float">
            <text:p>79.2318554388922</text:p>
          </table:table-cell>
        </table:table-row>
        <table:table-row table:style-name="ro1">
          <table:table-cell office:value-type="float" office:value="77.0573757342054" calcext:value-type="float">
            <text:p>77.0573757342054</text:p>
          </table:table-cell>
        </table:table-row>
        <table:table-row table:style-name="ro1">
          <table:table-cell office:value-type="float" office:value="75.2032377549427" calcext:value-type="float">
            <text:p>75.2032377549427</text:p>
          </table:table-cell>
        </table:table-row>
        <table:table-row table:style-name="ro1">
          <table:table-cell office:value-type="float" office:value="73.2333886253713" calcext:value-type="float">
            <text:p>73.2333886253713</text:p>
          </table:table-cell>
        </table:table-row>
        <table:table-row table:style-name="ro1">
          <table:table-cell office:value-type="float" office:value="71.4542277572322" calcext:value-type="float">
            <text:p>71.4542277572322</text:p>
          </table:table-cell>
        </table:table-row>
        <table:table-row table:style-name="ro1">
          <table:table-cell office:value-type="float" office:value="69.6889815668385" calcext:value-type="float">
            <text:p>69.6889815668385</text:p>
          </table:table-cell>
        </table:table-row>
        <table:table-row table:style-name="ro1">
          <table:table-cell office:value-type="float" office:value="67.4872799097904" calcext:value-type="float">
            <text:p>67.4872799097904</text:p>
          </table:table-cell>
        </table:table-row>
        <table:table-row table:style-name="ro1">
          <table:table-cell office:value-type="float" office:value="64.8359250267057" calcext:value-type="float">
            <text:p>64.8359250267057</text:p>
          </table:table-cell>
        </table:table-row>
        <table:table-row table:style-name="ro1">
          <table:table-cell office:value-type="float" office:value="62.660728657994" calcext:value-type="float">
            <text:p>62.660728657994</text:p>
          </table:table-cell>
        </table:table-row>
        <table:table-row table:style-name="ro1">
          <table:table-cell office:value-type="float" office:value="60.5110921877274" calcext:value-type="float">
            <text:p>60.5110921877274</text:p>
          </table:table-cell>
        </table:table-row>
        <table:table-row table:style-name="ro1">
          <table:table-cell office:value-type="float" office:value="58.7994853960194" calcext:value-type="float">
            <text:p>58.7994853960194</text:p>
          </table:table-cell>
        </table:table-row>
        <table:table-row table:style-name="ro1">
          <table:table-cell office:value-type="float" office:value="56.888658039628" calcext:value-type="float">
            <text:p>56.888658039628</text:p>
          </table:table-cell>
        </table:table-row>
        <table:table-row table:style-name="ro1">
          <table:table-cell office:value-type="float" office:value="54.7824070318073" calcext:value-type="float">
            <text:p>54.7824070318073</text:p>
          </table:table-cell>
        </table:table-row>
        <table:table-row table:style-name="ro1">
          <table:table-cell office:value-type="float" office:value="52.5785354748598" calcext:value-type="float">
            <text:p>52.5785354748598</text:p>
          </table:table-cell>
        </table:table-row>
        <table:table-row table:style-name="ro1">
          <table:table-cell office:value-type="float" office:value="50.3709946955357" calcext:value-type="float">
            <text:p>50.3709946955357</text:p>
          </table:table-cell>
        </table:table-row>
        <table:table-row table:style-name="ro1">
          <table:table-cell office:value-type="float" office:value="48.1663265190035" calcext:value-type="float">
            <text:p>48.1663265190035</text:p>
          </table:table-cell>
        </table:table-row>
        <table:table-row table:style-name="ro1">
          <table:table-cell office:value-type="float" office:value="46.4441255309358" calcext:value-type="float">
            <text:p>46.4441255309358</text:p>
          </table:table-cell>
        </table:table-row>
        <table:table-row table:style-name="ro1">
          <table:table-cell office:value-type="float" office:value="45.2397298960809" calcext:value-type="float">
            <text:p>45.2397298960809</text:p>
          </table:table-cell>
        </table:table-row>
        <table:table-row table:style-name="ro1">
          <table:table-cell office:value-type="float" office:value="43.0748162916768" calcext:value-type="float">
            <text:p>43.0748162916768</text:p>
          </table:table-cell>
        </table:table-row>
        <table:table-row table:style-name="ro1">
          <table:table-cell office:value-type="float" office:value="40.6749395652616" calcext:value-type="float">
            <text:p>40.6749395652616</text:p>
          </table:table-cell>
        </table:table-row>
        <table:table-row table:style-name="ro1">
          <table:table-cell office:value-type="float" office:value="38.5545819637403" calcext:value-type="float">
            <text:p>38.5545819637403</text:p>
          </table:table-cell>
        </table:table-row>
        <table:table-row table:style-name="ro1">
          <table:table-cell office:value-type="float" office:value="36.6686252436243" calcext:value-type="float">
            <text:p>36.6686252436243</text:p>
          </table:table-cell>
        </table:table-row>
        <table:table-row table:style-name="ro1">
          <table:table-cell office:value-type="float" office:value="35.1852133279477" calcext:value-type="float">
            <text:p>35.1852133279477</text:p>
          </table:table-cell>
        </table:table-row>
        <table:table-row table:style-name="ro1">
          <table:table-cell office:value-type="float" office:value="33.318625212609" calcext:value-type="float">
            <text:p>33.318625212609</text:p>
          </table:table-cell>
        </table:table-row>
        <table:table-row table:style-name="ro1">
          <table:table-cell office:value-type="float" office:value="31.4140087921111" calcext:value-type="float">
            <text:p>31.4140087921111</text:p>
          </table:table-cell>
        </table:table-row>
        <table:table-row table:style-name="ro1">
          <table:table-cell office:value-type="float" office:value="29.7854590376886" calcext:value-type="float">
            <text:p>29.7854590376886</text:p>
          </table:table-cell>
        </table:table-row>
        <table:table-row table:style-name="ro1">
          <table:table-cell office:value-type="float" office:value="27.4509977709322" calcext:value-type="float">
            <text:p>27.4509977709322</text:p>
          </table:table-cell>
        </table:table-row>
        <table:table-row table:style-name="ro1">
          <table:table-cell office:value-type="float" office:value="25.3777438613492" calcext:value-type="float">
            <text:p>25.3777438613492</text:p>
          </table:table-cell>
        </table:table-row>
        <table:table-row table:style-name="ro1">
          <table:table-cell office:value-type="float" office:value="23.1985905136482" calcext:value-type="float">
            <text:p>23.1985905136482</text:p>
          </table:table-cell>
        </table:table-row>
        <table:table-row table:style-name="ro1">
          <table:table-cell office:value-type="float" office:value="21.3179122754616" calcext:value-type="float">
            <text:p>21.3179122754616</text:p>
          </table:table-cell>
        </table:table-row>
        <table:table-row table:style-name="ro1">
          <table:table-cell office:value-type="float" office:value="19.5663162536045" calcext:value-type="float">
            <text:p>19.5663162536045</text:p>
          </table:table-cell>
        </table:table-row>
        <table:table-row table:style-name="ro1">
          <table:table-cell office:value-type="float" office:value="17.9187845931572" calcext:value-type="float">
            <text:p>17.9187845931572</text:p>
          </table:table-cell>
        </table:table-row>
        <table:table-row table:style-name="ro1">
          <table:table-cell office:value-type="float" office:value="16.1690316876096" calcext:value-type="float">
            <text:p>16.1690316876096</text:p>
          </table:table-cell>
        </table:table-row>
        <table:table-row table:style-name="ro1">
          <table:table-cell office:value-type="float" office:value="14.3493320429471" calcext:value-type="float">
            <text:p>14.3493320429471</text:p>
          </table:table-cell>
        </table:table-row>
        <table:table-row table:style-name="ro1">
          <table:table-cell office:value-type="float" office:value="12.9465095156369" calcext:value-type="float">
            <text:p>12.9465095156369</text:p>
          </table:table-cell>
        </table:table-row>
        <table:table-row table:style-name="ro1">
          <table:table-cell office:value-type="float" office:value="10.8735203952551" calcext:value-type="float">
            <text:p>10.8735203952551</text:p>
          </table:table-cell>
        </table:table-row>
        <table:table-row table:style-name="ro1">
          <table:table-cell office:value-type="float" office:value="8.89042325736388" calcext:value-type="float">
            <text:p>8.89042325736388</text:p>
          </table:table-cell>
        </table:table-row>
        <table:table-row table:style-name="ro1">
          <table:table-cell office:value-type="float" office:value="6.96825674137854" calcext:value-type="float">
            <text:p>6.96825674137854</text:p>
          </table:table-cell>
        </table:table-row>
        <table:table-row table:style-name="ro1">
          <table:table-cell office:value-type="float" office:value="5.71059313749964" calcext:value-type="float">
            <text:p>5.71059313749964</text:p>
          </table:table-cell>
        </table:table-row>
        <table:table-row table:style-name="ro1">
          <table:table-cell office:value-type="float" office:value="4.10811217713587" calcext:value-type="float">
            <text:p>4.10811217713587</text:p>
          </table:table-cell>
        </table:table-row>
        <table:table-row table:style-name="ro1">
          <table:table-cell office:value-type="float" office:value="2.19057386403822" calcext:value-type="float">
            <text:p>2.19057386403822</text:p>
          </table:table-cell>
        </table:table-row>
        <table:table-row table:style-name="ro1">
          <table:table-cell office:value-type="float" office:value="0.6261584535352" calcext:value-type="float">
            <text:p>0.6261584535352</text:p>
          </table:table-cell>
        </table:table-row>
        <table:table-row table:style-name="ro1">
          <table:table-cell office:value-type="float" office:value="-0.93919094573558" calcext:value-type="float">
            <text:p>-0.93919094573558</text:p>
          </table:table-cell>
        </table:table-row>
        <table:table-row table:style-name="ro1">
          <table:table-cell office:value-type="float" office:value="-2.19057386403822" calcext:value-type="float">
            <text:p>-2.19057386403822</text:p>
          </table:table-cell>
        </table:table-row>
        <table:table-row table:style-name="ro1">
          <table:table-cell office:value-type="float" office:value="-3.73139699916045" calcext:value-type="float">
            <text:p>-3.73139699916045</text:p>
          </table:table-cell>
        </table:table-row>
        <table:table-row table:style-name="ro1">
          <table:table-cell office:value-type="float" office:value="-5.89551701236935" calcext:value-type="float">
            <text:p>-5.89551701236935</text:p>
          </table:table-cell>
        </table:table-row>
        <table:table-row table:style-name="ro1">
          <table:table-cell office:value-type="float" office:value="-7.77913719091436" calcext:value-type="float">
            <text:p>-7.77913719091436</text:p>
          </table:table-cell>
        </table:table-row>
        <table:table-row table:style-name="ro1">
          <table:table-cell office:value-type="float" office:value="-9.41098191754312" calcext:value-type="float">
            <text:p>-9.41098191754312</text:p>
          </table:table-cell>
        </table:table-row>
        <table:table-row table:style-name="ro1">
          <table:table-cell office:value-type="float" office:value="-10.6965107357781" calcext:value-type="float">
            <text:p>-10.6965107357781</text:p>
          </table:table-cell>
        </table:table-row>
        <table:table-row table:style-name="ro1">
          <table:table-cell office:value-type="float" office:value="-11.8567472773952" calcext:value-type="float">
            <text:p>-11.8567472773952</text:p>
          </table:table-cell>
        </table:table-row>
        <table:table-row table:style-name="ro1">
          <table:table-cell office:value-type="float" office:value="-13.5909484478413" calcext:value-type="float">
            <text:p>-13.5909484478413</text:p>
          </table:table-cell>
        </table:table-row>
        <table:table-row table:style-name="ro1">
          <table:table-cell office:value-type="float" office:value="-15.1479237308173" calcext:value-type="float">
            <text:p>-15.1479237308173</text:p>
          </table:table-cell>
        </table:table-row>
        <table:table-row table:style-name="ro1">
          <table:table-cell office:value-type="float" office:value="-17.1705613519382" calcext:value-type="float">
            <text:p>-17.1705613519382</text:p>
          </table:table-cell>
        </table:table-row>
        <table:table-row table:style-name="ro1">
          <table:table-cell office:value-type="float" office:value="-18.7307935922031" calcext:value-type="float">
            <text:p>-18.7307935922031</text:p>
          </table:table-cell>
        </table:table-row>
        <table:table-row table:style-name="ro1">
          <table:table-cell office:value-type="float" office:value="-20.0096938886752" calcext:value-type="float">
            <text:p>-20.0096938886752</text:p>
          </table:table-cell>
        </table:table-row>
        <table:table-row table:style-name="ro1">
          <table:table-cell office:value-type="float" office:value="-21.5713071912546" calcext:value-type="float">
            <text:p>-21.5713071912546</text:p>
          </table:table-cell>
        </table:table-row>
        <table:table-row table:style-name="ro1">
          <table:table-cell office:value-type="float" office:value="-23.5232090204596" calcext:value-type="float">
            <text:p>-23.5232090204596</text:p>
          </table:table-cell>
        </table:table-row>
        <table:table-row table:style-name="ro1">
          <table:table-cell office:value-type="float" office:value="-25.1846971036335" calcext:value-type="float">
            <text:p>-25.1846971036335</text:p>
          </table:table-cell>
        </table:table-row>
        <table:table-row table:style-name="ro1">
          <table:table-cell office:value-type="float" office:value="-26.7037816069656" calcext:value-type="float">
            <text:p>-26.7037816069656</text:p>
          </table:table-cell>
        </table:table-row>
        <table:table-row table:style-name="ro1">
          <table:table-cell office:value-type="float" office:value="-28.0907281894592" calcext:value-type="float">
            <text:p>-28.0907281894592</text:p>
          </table:table-cell>
        </table:table-row>
        <table:table-row table:style-name="ro1">
          <table:table-cell office:value-type="float" office:value="-29.6290544071928" calcext:value-type="float">
            <text:p>-29.6290544071928</text:p>
          </table:table-cell>
        </table:table-row>
        <table:table-row table:style-name="ro1">
          <table:table-cell office:value-type="float" office:value="-31.7091985887141" calcext:value-type="float">
            <text:p>-31.7091985887141</text:p>
          </table:table-cell>
        </table:table-row>
        <table:table-row table:style-name="ro1">
          <table:table-cell office:value-type="float" office:value="-33.2586315575472" calcext:value-type="float">
            <text:p>-33.2586315575472</text:p>
          </table:table-cell>
        </table:table-row>
        <table:table-row table:style-name="ro1">
          <table:table-cell office:value-type="float" office:value="-34.8133702400552" calcext:value-type="float">
            <text:p>-34.8133702400552</text:p>
          </table:table-cell>
        </table:table-row>
        <table:table-row table:style-name="ro1">
          <table:table-cell office:value-type="float" office:value="-36.807483967358" calcext:value-type="float">
            <text:p>-36.807483967358</text:p>
          </table:table-cell>
        </table:table-row>
        <table:table-row table:style-name="ro1">
          <table:table-cell office:value-type="float" office:value="-38.3161358919659" calcext:value-type="float">
            <text:p>-38.3161358919659</text:p>
          </table:table-cell>
        </table:table-row>
        <table:table-row table:style-name="ro1">
          <table:table-cell office:value-type="float" office:value="-39.8859861686049" calcext:value-type="float">
            <text:p>-39.8859861686049</text:p>
          </table:table-cell>
        </table:table-row>
        <table:table-row table:style-name="ro1">
          <table:table-cell office:value-type="float" office:value="-41.4236656250027" calcext:value-type="float">
            <text:p>-41.4236656250027</text:p>
          </table:table-cell>
        </table:table-row>
        <table:table-row table:style-name="ro1">
          <table:table-cell office:value-type="float" office:value="-43.6573759734622" calcext:value-type="float">
            <text:p>-43.6573759734622</text:p>
          </table:table-cell>
        </table:table-row>
        <table:table-row table:style-name="ro1">
          <table:table-cell office:value-type="float" office:value="-45.6740368979845" calcext:value-type="float">
            <text:p>-45.6740368979845</text:p>
          </table:table-cell>
        </table:table-row>
        <table:table-row table:style-name="ro1">
          <table:table-cell office:value-type="float" office:value="-46.8039951162006" calcext:value-type="float">
            <text:p>-46.8039951162006</text:p>
          </table:table-cell>
        </table:table-row>
        <table:table-row table:style-name="ro1">
          <table:table-cell office:value-type="float" office:value="-48.1798301198642" calcext:value-type="float">
            <text:p>-48.1798301198642</text:p>
          </table:table-cell>
        </table:table-row>
        <table:table-row table:style-name="ro1">
          <table:table-cell office:value-type="float" office:value="-50.2355896617984" calcext:value-type="float">
            <text:p>-50.2355896617984</text:p>
          </table:table-cell>
        </table:table-row>
        <table:table-row table:style-name="ro1">
          <table:table-cell office:value-type="float" office:value="-52.2941963085409" calcext:value-type="float">
            <text:p>-52.2941963085409</text:p>
          </table:table-cell>
        </table:table-row>
        <table:table-row table:style-name="ro1">
          <table:table-cell office:value-type="float" office:value="-54.1623470457217" calcext:value-type="float">
            <text:p>-54.1623470457217</text:p>
          </table:table-cell>
        </table:table-row>
        <table:table-row table:style-name="ro1">
          <table:table-cell office:value-type="float" office:value="-56.0409401803237" calcext:value-type="float">
            <text:p>-56.0409401803237</text:p>
          </table:table-cell>
        </table:table-row>
        <table:table-row table:style-name="ro1">
          <table:table-cell office:value-type="float" office:value="-58.2010871757056" calcext:value-type="float">
            <text:p>-58.2010871757056</text:p>
          </table:table-cell>
        </table:table-row>
        <table:table-row table:style-name="ro1">
          <table:table-cell office:value-type="float" office:value="-59.9314171781376" calcext:value-type="float">
            <text:p>-59.9314171781376</text:p>
          </table:table-cell>
        </table:table-row>
        <table:table-row table:style-name="ro1">
          <table:table-cell office:value-type="float" office:value="-61.2323506611562" calcext:value-type="float">
            <text:p>-61.2323506611562</text:p>
          </table:table-cell>
        </table:table-row>
        <table:table-row table:style-name="ro1">
          <table:table-cell office:value-type="float" office:value="-62.9930878179737" calcext:value-type="float">
            <text:p>-62.9930878179737</text:p>
          </table:table-cell>
        </table:table-row>
        <table:table-row table:style-name="ro1">
          <table:table-cell office:value-type="float" office:value="-65.0630726660882" calcext:value-type="float">
            <text:p>-65.0630726660882</text:p>
          </table:table-cell>
        </table:table-row>
        <table:table-row table:style-name="ro1">
          <table:table-cell office:value-type="float" office:value="-67.4569389999421" calcext:value-type="float">
            <text:p>-67.4569389999421</text:p>
          </table:table-cell>
        </table:table-row>
        <table:table-row table:style-name="ro1">
          <table:table-cell office:value-type="float" office:value="-68.8186504997338" calcext:value-type="float">
            <text:p>-68.8186504997338</text:p>
          </table:table-cell>
        </table:table-row>
        <table:table-row table:style-name="ro1">
          <table:table-cell office:value-type="float" office:value="-70.188522858453" calcext:value-type="float">
            <text:p>-70.188522858453</text:p>
          </table:table-cell>
        </table:table-row>
        <table:table-row table:style-name="ro1">
          <table:table-cell office:value-type="float" office:value="-72.6259628673422" calcext:value-type="float">
            <text:p>-72.6259628673422</text:p>
          </table:table-cell>
        </table:table-row>
        <table:table-row table:style-name="ro1">
          <table:table-cell office:value-type="float" office:value="-74.7448812969422" calcext:value-type="float">
            <text:p>-74.7448812969422</text:p>
          </table:table-cell>
        </table:table-row>
        <table:table-row table:style-name="ro1">
          <table:table-cell office:value-type="float" office:value="-76.7787197682781" calcext:value-type="float">
            <text:p>-76.7787197682781</text:p>
          </table:table-cell>
        </table:table-row>
        <table:table-row table:style-name="ro1">
          <table:table-cell office:value-type="float" office:value="-78.4248111826038" calcext:value-type="float">
            <text:p>-78.4248111826038</text:p>
          </table:table-cell>
        </table:table-row>
        <table:table-row table:style-name="ro1">
          <table:table-cell office:value-type="float" office:value="-80.4820508390513" calcext:value-type="float">
            <text:p>-80.4820508390513</text:p>
          </table:table-cell>
        </table:table-row>
        <table:table-row table:style-name="ro1">
          <table:table-cell office:value-type="float" office:value="-82.495267549388" calcext:value-type="float">
            <text:p>-82.495267549388</text:p>
          </table:table-cell>
        </table:table-row>
        <table:table-row table:style-name="ro1">
          <table:table-cell office:value-type="float" office:value="-84.1875176168873" calcext:value-type="float">
            <text:p>-84.1875176168873</text:p>
          </table:table-cell>
        </table:table-row>
        <table:table-row table:style-name="ro1">
          <table:table-cell office:value-type="float" office:value="-85.1792339219074" calcext:value-type="float">
            <text:p>-85.1792339219074</text:p>
          </table:table-cell>
        </table:table-row>
        <table:table-row table:style-name="ro1">
          <table:table-cell office:value-type="float" office:value="-87.5707266765" calcext:value-type="float">
            <text:p>-87.570726676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92.0576459469483" calcext:value-type="float">
            <text:p>-92.0576459469483</text:p>
          </table:table-cell>
        </table:table-row>
        <table:table-row table:style-name="ro1">
          <table:table-cell office:value-type="float" office:value="-93.4473868518652" calcext:value-type="float">
            <text:p>-93.4473868518652</text:p>
          </table:table-cell>
        </table:table-row>
        <table:table-row table:style-name="ro1">
          <table:table-cell office:value-type="float" office:value="-95.5721978039638" calcext:value-type="float">
            <text:p>-95.5721978039638</text:p>
          </table:table-cell>
        </table:table-row>
        <table:table-row table:style-name="ro1">
          <table:table-cell office:value-type="float" office:value="-98.0316560944837" calcext:value-type="float">
            <text:p>-98.0316560944837</text:p>
          </table:table-cell>
        </table:table-row>
        <table:table-row table:style-name="ro1">
          <table:table-cell office:value-type="float" office:value="-99.8060927598971" calcext:value-type="float">
            <text:p>-99.8060927598971</text:p>
          </table:table-cell>
        </table:table-row>
        <table:table-row table:style-name="ro1">
          <table:table-cell office:value-type="float" office:value="7.63657221548884" calcext:value-type="float">
            <text:p>7.63657221548884</text:p>
          </table:table-cell>
        </table:table-row>
        <table:table-row table:style-name="ro1">
          <table:table-cell office:value-type="float" office:value="6.34019174590991" calcext:value-type="float">
            <text:p>6.34019174590991</text:p>
          </table:table-cell>
        </table:table-row>
        <table:table-row table:style-name="ro1">
          <table:table-cell office:value-type="float" office:value="4.73744334801011" calcext:value-type="float">
            <text:p>4.73744334801011</text:p>
          </table:table-cell>
        </table:table-row>
        <table:table-row table:style-name="ro1">
          <table:table-cell office:value-type="float" office:value="2.53076301763541" calcext:value-type="float">
            <text:p>2.53076301763541</text:p>
          </table:table-cell>
        </table:table-row>
        <table:table-row table:style-name="ro1">
          <table:table-cell office:value-type="float" office:value="0.633076771431131" calcext:value-type="float">
            <text:p>0.633076771431131</text:p>
          </table:table-cell>
        </table:table-row>
        <table:table-row table:style-name="ro1">
          <table:table-cell office:value-type="float" office:value="-0.944350403579633" calcext:value-type="float">
            <text:p>-0.944350403579633</text:p>
          </table:table-cell>
        </table:table-row>
        <table:table-row table:style-name="ro1">
          <table:table-cell office:value-type="float" office:value="-2.19057386403822" calcext:value-type="float">
            <text:p>-2.19057386403822</text:p>
          </table:table-cell>
        </table:table-row>
        <table:table-row table:style-name="ro1">
          <table:table-cell office:value-type="float" office:value="-4.35107795157388" calcext:value-type="float">
            <text:p>-4.35107795157388</text:p>
          </table:table-cell>
        </table:table-row>
        <table:table-row table:style-name="ro1">
          <table:table-cell office:value-type="float" office:value="-6.20344790169184" calcext:value-type="float">
            <text:p>-6.20344790169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8T15:03:48.189178018</dc:date>
    <meta:editing-duration>PT1M11S</meta:editing-duration>
    <meta:editing-cycles>1</meta:editing-cycles>
    <meta:document-statistic meta:table-count="1" meta:cell-count="1025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594cm" svg:height="9.006cm" xlink:href=".." xlink:type="simple" chart:class="chart:scatter" chart:style-name="ch1">
        <chart:legend chart:legend-position="end" svg:x="42.001cm" svg:y="4.204cm" style:legend-expansion="high" chart:style-name="ch2"/>
        <chart:plot-area chart:style-name="ch3" table:cell-range-address="phase_data_total.A1:phase_data_total.A1025" chart:data-source-has-labels="row" svg:x="0.911cm" svg:y="0.18cm" svg:width="40.179cm" svg:height="8.646cm">
          <chart:coordinate-region svg:x="1.823cm" svg:y="0.379cm" svg:width="38.895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hase_data_total.A2:phase_data_total.A1025" chart:label-cell-address="phase_data_total.A1:phase_data_total.A1" chart:class="chart:scatte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degrees</text:p>
                <draw:g>
                  <svg:desc>phase_data_total.A1:phase_data_tota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3.1942633346302">
                <text:p>-53.1942633346302</text:p>
                <draw:g>
                  <svg:desc>phase_data_total.A2:phase_data_total.A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4.1623470457217">
                <text:p>-54.1623470457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5.6763556826958">
                <text:p>-55.6763556826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8.0291948079437">
                <text:p>-58.0291948079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.051219992591">
                <text:p>-60.051219992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1.8110189254262">
                <text:p>-61.8110189254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2.9930878179737">
                <text:p>-62.9930878179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.9037495373078">
                <text:p>-64.9037495373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6.8449142460344">
                <text:p>-66.8449142460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9.1306522051661">
                <text:p>-69.1306522051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.8209919741893">
                <text:p>-70.82099197418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2.4075754378184">
                <text:p>-72.4075754378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4.422174225689">
                <text:p>-74.422174225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6.7014296695057">
                <text:p>-76.7014296695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8.7564588977868">
                <text:p>-78.7564588977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0.8160807491557">
                <text:p>-80.8160807491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2.8749836510982">
                <text:p>-82.8749836510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4.5596679689945">
                <text:p>-84.5596679689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6.2314702908646">
                <text:p>-86.2314702908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7.9423540530517">
                <text:p>-87.9423540530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0.3451511231641">
                <text:p>-90.3451511231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3.1221304621157">
                <text:p>-93.1221304621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5.1944289077348">
                <text:p>-95.1944289077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6.9529574681739">
                <text:p>-96.9529574681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8.7197465062373">
                <text:p>-98.7197465062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1.173838241815">
                <text:p>-101.173838241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2.942624265795">
                <text:p>-102.942624265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4.796762245057">
                <text:p>-104.796762245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7.000094453639">
                <text:p>-107.000094453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9.093492000486">
                <text:p>-109.093492000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0.839084876676">
                <text:p>-110.839084876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2.833654177918">
                <text:p>-112.8336541779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14.848252965788">
                <text:p>-114.848252965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7.189503612078">
                <text:p>-117.189503612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9.52867183448">
                <text:p>-119.52867183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21.857998891328">
                <text:p>-121.857998891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3.882657656153">
                <text:p>-123.88265765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25.900049640216">
                <text:p>-125.900049640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7.631948928378">
                <text:p>-127.631948928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29.629005304464">
                <text:p>-129.629005304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31.833673480997">
                <text:p>-131.833673480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4.268604246902">
                <text:p>-134.268604246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5.962863625636">
                <text:p>-135.962863625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.385944030389">
                <text:p>-137.385944030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9.289153328819">
                <text:p>-139.289153328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41.976196477045">
                <text:p>-141.976196477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3.947584754816">
                <text:p>-143.947584754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5.561010691196">
                <text:p>-145.561010691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7.144278049567">
                <text:p>-147.144278049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9.55137645616">
                <text:p>-149.55137645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1.203774214891">
                <text:p>-151.203774214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2.256795527994">
                <text:p>-152.256795527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4.025606037569">
                <text:p>-154.025606037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6.408679905402">
                <text:p>-156.408679905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8.629377730657">
                <text:p>-158.6293777306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59.904768808095">
                <text:p>-159.9047688080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61.462186333354">
                <text:p>-161.4621863333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63.518727788671">
                <text:p>-163.518727788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65.570247750244">
                <text:p>-165.570247750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67.366638064725">
                <text:p>-167.3666380647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68.69006752598">
                <text:p>-168.69006752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70.643292012471">
                <text:p>-170.643292012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72.363427784511">
                <text:p>-172.363427784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73.694554022731">
                <text:p>-173.694554022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75.288469053898">
                <text:p>-175.288469053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77.184443315789">
                <text:p>-177.184443315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78.747832624796">
                <text:p>-178.7478326247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9.373841546465">
                <text:p>179.373841546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7.809426135962">
                <text:p>177.8094261359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6.22771639062">
                <text:p>176.227716390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4.382419409873">
                <text:p>174.382419409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.528440823408">
                <text:p>172.528440823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1.253837737445">
                <text:p>171.2538377374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.973962909679">
                <text:p>169.973962909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8.446774807715">
                <text:p>168.446774807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.564476637681">
                <text:p>166.564476637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.908427321405">
                <text:p>164.9084273214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3.62798667047">
                <text:p>163.627986670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1.958830403165">
                <text:p>161.95883040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.990306111325">
                <text:p>159.990306111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.314222605929">
                <text:p>158.3142226059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.332288900649">
                <text:p>157.3322889006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.658910063308">
                <text:p>155.658910063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3.296218393034">
                <text:p>153.296218393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.762554461833">
                <text:p>151.762554461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.642246457209">
                <text:p>150.642246457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.250032697804">
                <text:p>149.250032697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.171458208587">
                <text:p>147.1714582085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.443194063497">
                <text:p>145.443194063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.949458084209">
                <text:p>143.9494580842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.37376636133">
                <text:p>142.37376636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.799217629098">
                <text:p>140.7992176290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9.261223244499">
                <text:p>139.261223244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7.918434720782">
                <text:p>137.9184347207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.123302714075">
                <text:p>136.123302714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4.09777883847">
                <text:p>134.097778838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2.490635260148">
                <text:p>132.4906352601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.881810296011">
                <text:p>130.881810296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062583900518">
                <text:p>129.062583900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.316018170266">
                <text:p>127.3160181702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.387885245634">
                <text:p>125.3878852456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41050233261">
                <text:p>123.2410502332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.522177246759">
                <text:p>121.5221772467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.905937174963">
                <text:p>119.905937174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.3229376385">
                <text:p>118.3229376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.565051177078">
                <text:p>116.565051177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.636129649891">
                <text:p>114.6361296498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.543061000058">
                <text:p>112.5430610000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438955914913">
                <text:p>110.4389559149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329431852869">
                <text:p>108.3294318528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6.635119157787">
                <text:p>106.6351191577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4.931417178138">
                <text:p>104.9314171781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.63906244063">
                <text:p>102.639062440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.304846468766">
                <text:p>100.3048464687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.5645186425756">
                <text:p>98.56451864257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.2099618456159">
                <text:p>97.20996184561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.5054778579784">
                <text:p>95.50547785797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2.7591076586203">
                <text:p>92.75910765862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.3451511231641">
                <text:p>90.3451511231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6196459265556">
                <text:p>88.6196459265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.8966406782566">
                <text:p>86.8966406782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.8055710922652">
                <text:p>84.80557109226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.004807702742">
                <text:p>83.004807702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1.2802534937627">
                <text:p>81.28025349376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.5085229876684">
                <text:p>79.50852298766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7.7352262721076">
                <text:p>77.735226272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.5406048496815">
                <text:p>75.5406048496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.3342424831246">
                <text:p>73.33424248312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.2351367071037">
                <text:p>71.23513670710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.3624530153122">
                <text:p>69.36245301531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.7098827598713">
                <text:p>66.70988275987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.5217302759202">
                <text:p>64.5217302759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.660728657994">
                <text:p>62.6607286579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.2503380337904">
                <text:p>61.2503380337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.0362434679265">
                <text:p>59.03624346792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.4065525839724">
                <text:p>56.4065525839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.0999503597838">
                <text:p>54.09995035978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.5785354748598">
                <text:p>52.57853547485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.3709946955357">
                <text:p>50.37099469553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.9108378261678">
                <text:p>47.91083782616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.9710219310792">
                <text:p>45.97102193107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.5144541699919">
                <text:p>44.51445416999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.1135814561354">
                <text:p>42.11358145613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.7625239331875">
                <text:p>39.7625239331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0816135933063">
                <text:p>38.08161359330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869897645844">
                <text:p>36.869897645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.7164293488647">
                <text:p>34.71642934886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.3944226456154">
                <text:p>32.3944226456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5662698895545">
                <text:p>30.56626988955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7962257851092">
                <text:p>28.79622578510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157234529207">
                <text:p>27.1572345292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5341329916476">
                <text:p>25.53413299164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.929254767451">
                <text:p>23.9292547674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0434176754884">
                <text:p>22.04341767548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9831065219">
                <text:p>19.98310652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7200653222909">
                <text:p>17.72006532229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2987963815373">
                <text:p>16.29879638153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056471427388">
                <text:p>15.0564714273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4075084370632">
                <text:p>13.4075084370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6893691754392">
                <text:p>11.68936917543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93409747035657">
                <text:p>9.934097470356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26449408465858">
                <text:p>8.264494084658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0544597726862">
                <text:p>6.305445977268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6336599293304">
                <text:p>4.063365992933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8955292199916">
                <text:p>2.489552921999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5216737520385">
                <text:p>1.252167375203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314808807389103">
                <text:p>-0.3148088073891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19057386403822">
                <text:p>-2.190573864038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.04135585443149">
                <text:p>-4.041355854431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58724396420435">
                <text:p>-5.58724396420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.20249538147656">
                <text:p>-7.202495381476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.05343866217377">
                <text:p>-9.053438662173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0.5251078710283">
                <text:p>-10.52510787102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.7307753322874">
                <text:p>-11.7307753322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3.1340223063963">
                <text:p>-13.134022306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5.3912129352633">
                <text:p>-15.39121293526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7.2618203716128">
                <text:p>-17.2618203716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8.2394008466512">
                <text:p>-18.23940084665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9.6120937089041">
                <text:p>-19.61209370890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1.7442850989853">
                <text:p>-21.74428509898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3.6820877245384">
                <text:p>-23.68208772453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4.9047688080952">
                <text:p>-24.90476880809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6.4259840241669">
                <text:p>-26.42598402416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8.7836329109175">
                <text:p>-28.7836329109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0.5432445999452">
                <text:p>-30.54324459994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1.8093892877931">
                <text:p>-31.80938928779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3.2586315575472">
                <text:p>-33.25863155754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5.2475750583462">
                <text:p>-35.24757505834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7.0565281894096">
                <text:p>-37.0565281894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8.5619504850016">
                <text:p>-38.56195048500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0.5328409386107">
                <text:p>-40.53284093861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2.316224840531">
                <text:p>-42.3162248405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4.1048262897889">
                <text:p>-44.10482628978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5.6740368979845">
                <text:p>-45.67403689798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7.0373306968199">
                <text:p>-47.0373306968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8.8441355762924">
                <text:p>-48.84413557629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0.4403320310055">
                <text:p>-50.44033203100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2.0407165870047">
                <text:p>-52.04071658700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4.0902769208223">
                <text:p>-54.09027692082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6.0409401803237">
                <text:p>-56.04094018032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7.8556339729091">
                <text:p>-57.8556339729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9.317931363128">
                <text:p>-59.317931363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0.9453959009229">
                <text:p>-60.94539590092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62.8503183022168">
                <text:p>-62.85031830221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4.7637363530964">
                <text:p>-64.76373635309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6.8449142460344">
                <text:p>-66.84491424603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8.1985905136482">
                <text:p>-68.19859051364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0.188522858453">
                <text:p>-70.1885228584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2.2040110760696">
                <text:p>-72.20401107606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4.0084722414829">
                <text:p>-74.00847224148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5.393262645553">
                <text:p>-75.3932626455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7.0307465439713">
                <text:p>-77.03074654397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9.3593802975894">
                <text:p>-79.35938029758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81.8218710187744">
                <text:p>-81.82187101877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83.8481566207144">
                <text:p>-83.84815662071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85.5221204261504">
                <text:p>-85.52212042615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87.2573886425184">
                <text:p>-87.25738864251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88.9769698113322">
                <text:p>-88.97696981133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0.6861441978353">
                <text:p>-90.68614419783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93.1221304621157">
                <text:p>-93.12213046211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95.2259274089668">
                <text:p>-95.22592740896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97.2531946127253">
                <text:p>-97.25319461272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99.3489775892873">
                <text:p>-99.34897758928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01.173838241815">
                <text:p>-101.173838241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03.441204837099">
                <text:p>-103.4412048370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5.897489741925">
                <text:p>-105.8974897419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07.665186201579">
                <text:p>-107.6651862015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09.653824058053">
                <text:p>-109.6538240580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1.540975918538">
                <text:p>-111.5409759185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13.428692808745">
                <text:p>-113.4286928087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15.628418878218">
                <text:p>-115.6284188782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17.66073851196">
                <text:p>-117.660738511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19.701409545411">
                <text:p>-119.7014095454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1.561811841649">
                <text:p>-121.5618118416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3.593447416028">
                <text:p>-123.5934474160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5.618489839252">
                <text:p>-125.6184898392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27.631948928378">
                <text:p>-127.6319489283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9.629005304464">
                <text:p>-129.629005304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31.833673480997">
                <text:p>-131.8336734809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34.028978068921">
                <text:p>-134.0289780689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35.962863625636">
                <text:p>-135.9628636256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37.657390682905">
                <text:p>-137.657390682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39.102796923242">
                <text:p>-139.1027969232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40.758260164367">
                <text:p>-140.7582601643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42.657709693714">
                <text:p>-142.6577096937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45.283570651135">
                <text:p>-145.2835706511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47.425942865428">
                <text:p>-147.4259428654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48.807519016201">
                <text:p>-148.8075190162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50.624234581187">
                <text:p>-150.6242345811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52.549002229068">
                <text:p>-152.5490022290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54.763736353096">
                <text:p>-154.7637363530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56.238430527436">
                <text:p>-156.238430527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58.137637579714">
                <text:p>-158.1376375797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60.433683746396">
                <text:p>-160.4336837463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62.181111085477">
                <text:p>-162.1811110854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63.518727788671">
                <text:p>-163.5187277886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65.256437163529">
                <text:p>-165.256437163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67.366638064725">
                <text:p>-167.3666380647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69.066183214244">
                <text:p>-169.0661832142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70.326644567597">
                <text:p>-170.3266445675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72.005135269237">
                <text:p>-172.0051352692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74.2894068625">
                <text:p>-174.2894068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75.891887822864">
                <text:p>-175.8918878228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77.153383084184">
                <text:p>-177.153383084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78.740954792825">
                <text:p>-178.7409547928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9.060809054264">
                <text:p>179.0608090542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7.496860220415">
                <text:p>177.4968602204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5.914383220025">
                <text:p>175.9143832200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4.351752626265">
                <text:p>174.3517526262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2.178647895625">
                <text:p>172.17864789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0.897377511708">
                <text:p>170.8973775117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9.919402012458">
                <text:p>169.9194020124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8.384329875534">
                <text:p>168.3843298755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6.115332314742">
                <text:p>166.1153323147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.839853307436">
                <text:p>163.8398533074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2.645975363739">
                <text:p>162.6459753637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1.467443469947">
                <text:p>161.4674434699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9.911811927852">
                <text:p>159.911811927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7.569620196658">
                <text:p>157.5696201966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6.194056481542">
                <text:p>156.1940564815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4.815302896366">
                <text:p>154.8153028963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3.296218393034">
                <text:p>153.2962183930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1.216367089083">
                <text:p>151.2163670890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9.300277449186">
                <text:p>149.3002774491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8.190610712207">
                <text:p>148.1906107122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6.741368442453">
                <text:p>146.7413684424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4.645844256612">
                <text:p>144.645844256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2.815293546767">
                <text:p>142.8152935467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1.877934978952">
                <text:p>141.8779349789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0.556038423125">
                <text:p>140.5560384231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8.81407483429">
                <text:p>138.814074834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6.789910608246">
                <text:p>136.7899106082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3.427569572327">
                <text:p>133.4275695723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1.820169880136">
                <text:p>131.8201698801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0.010637430358">
                <text:p>130.0106374303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8.609504685353">
                <text:p>128.6095046853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7.193599170764">
                <text:p>127.1935991707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5.311213439633">
                <text:p>125.3112134396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3.146995832256">
                <text:p>123.1469958322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1.075226779591">
                <text:p>121.0752267795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9.339970868156">
                <text:p>119.3399708681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8.033851891464">
                <text:p>118.0338518914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6.119756156993">
                <text:p>116.1197561569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4.333876569047">
                <text:p>114.3338765690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2.543061000058">
                <text:p>112.5430610000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0.438955914913">
                <text:p>110.4389559149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8.434948822922">
                <text:p>108.4349488229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6.635119157787">
                <text:p>106.6351191577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4.691960527235">
                <text:p>104.6919605272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2.969253456029">
                <text:p>102.9692534560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.975655172813">
                <text:p>100.9756551728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8.901716032892">
                <text:p>98.9017160328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6.8699923082143">
                <text:p>96.86999230821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4.4778795738497">
                <text:p>94.47787957384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2.7426113574816">
                <text:p>92.74261135748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0.6861441978353">
                <text:p>90.68614419783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8.6279083505394">
                <text:p>88.62790835053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.5526131481348">
                <text:p>86.55261314813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4.4613624672095">
                <text:p>84.46136246720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.3595932389732">
                <text:p>82.35959323897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1939072401029">
                <text:p>80.19390724010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.0031006920764">
                <text:p>78.00310069207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6.3012829929155">
                <text:p>76.30128299291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4.1974860460645">
                <text:p>74.19748604606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2.1107087704937">
                <text:p>72.11070877049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13570259659">
                <text:p>70.135702596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8.263185502643">
                <text:p>68.2631855026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9312766981252">
                <text:p>65.93127669812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3.434948822922">
                <text:p>63.4349488229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1.5823619409829">
                <text:p>61.58236194098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0.3408907640049">
                <text:p>60.34089076400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8.1420011086722">
                <text:p>58.14200110867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.3486840879955">
                <text:p>55.34868408799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.3374444388467">
                <text:p>53.33744443884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.60994389363">
                <text:p>51.609943893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.6223702416842">
                <text:p>49.62237024168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.1747441146101">
                <text:p>47.17474411461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.2417529092681">
                <text:p>45.24175290926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.7914075679731">
                <text:p>43.79140756797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.0891621738322">
                <text:p>42.08916217383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.6742593752323">
                <text:p>39.67425937523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.5479225565953">
                <text:p>37.54792255659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.1998021236195">
                <text:p>36.19980212361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8006705012875">
                <text:p>34.80067050128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.6752725658626">
                <text:p>32.67527256586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.4486235438405">
                <text:p>30.44862354384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.3456936230767">
                <text:p>28.34569362307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.7127203849381">
                <text:p>26.71272038493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7981324534377">
                <text:p>24.79813245343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8972631215466">
                <text:p>22.89726312154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5940902203088">
                <text:p>20.59409022030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.2592916437672">
                <text:p>19.25929164376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.6076304481073">
                <text:p>17.60763044810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7671825424757">
                <text:p>15.76718254247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.8811808437634">
                <text:p>13.88118084376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.1836565859874">
                <text:p>12.18365658598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304846468766">
                <text:p>10.3048464687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35656670649716">
                <text:p>8.356566706497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6544250460066">
                <text:p>6.65442504600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02407525853955">
                <text:p>5.024075258539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43986969374602">
                <text:p>3.439869693746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86767883943417">
                <text:p>1.867678839434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25216737520385">
                <text:p>-1.252167375203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.14495746469802">
                <text:p>-3.144957464698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.71153094610156">
                <text:p>-4.711530946101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.23708007645849">
                <text:p>-6.237080076458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7.47155917659238">
                <text:p>-7.471559176592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9.05343866217377">
                <text:p>-9.053438662173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0.9442196990676">
                <text:p>-10.94421969906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3.0639541273863">
                <text:p>-13.06395412738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4.6338309715662">
                <text:p>-14.63383097156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6.2849224718834">
                <text:p>-16.28492247188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7.8503183022168">
                <text:p>-17.85031830221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9.5085089868081">
                <text:p>-19.50850898680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1.1705505220352">
                <text:p>-21.17055052203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2.9540865376285">
                <text:p>-22.95408653762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4.6235647861636">
                <text:p>-24.62356478616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6.1518676220504">
                <text:p>-26.15186762205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7.2553283749431">
                <text:p>-27.25532837494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9.2054615164352">
                <text:p>-29.20546151643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0.7499673021964">
                <text:p>-30.74996730219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2.1372489810418">
                <text:p>-32.13724898104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3.6900675259798">
                <text:p>-33.69006752597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5.2475750583462">
                <text:p>-35.24757505834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7.2447828926594">
                <text:p>-37.24478289265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38.806095032849">
                <text:p>-38.8060950328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40.3286219646505">
                <text:p>-40.32862196465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42.316224840531">
                <text:p>-42.3162248405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4.0977788384698">
                <text:p>-44.09777883846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45.6740368979845">
                <text:p>-45.67403689798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47.254574965935">
                <text:p>-47.2545749659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9.0856167799749">
                <text:p>-49.08561677997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0.6879912532625">
                <text:p>-50.68799125326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52.2941963085409">
                <text:p>-52.29419630854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54.0902769208223">
                <text:p>-54.09027692082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55.7736381877762">
                <text:p>-55.77363818777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57.7533002545757">
                <text:p>-57.75330025457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59.6012722858339">
                <text:p>-59.60127228583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1.3631367508748">
                <text:p>-61.36313675087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63.1380821555973">
                <text:p>-63.13808215559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4.7637363530964">
                <text:p>-64.76373635309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6.2384305274357">
                <text:p>-66.23843052743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68.4429207149623">
                <text:p>-68.44292071496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70.6154843206422">
                <text:p>-70.61548432064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72.9466852312991">
                <text:p>-72.94668523129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74.9816393688493">
                <text:p>-74.98163936884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76.4520610119995">
                <text:p>-76.45206101199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77.7638884905837">
                <text:p>-77.76388849058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79.695153531234">
                <text:p>-79.6951535312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82.0644496299112">
                <text:p>-82.06444962991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3.8481566207144">
                <text:p>-83.84815662071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5.9143832200251">
                <text:p>-85.91438322002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87.9423540530517">
                <text:p>-87.94235405305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91.7357045889284">
                <text:p>-91.73570458892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93.4473868518652">
                <text:p>-93.44738685186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95.5386375327905">
                <text:p>-95.53863753279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98.0316560944837">
                <text:p>-98.03165609448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99.8060927598971">
                <text:p>-99.80609275989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01.583418604687">
                <text:p>-101.5834186046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03.441204837099">
                <text:p>-103.4412048370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05.99358409773">
                <text:p>-105.993584097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07.771320822909">
                <text:p>-107.7713208229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09.536654938128">
                <text:p>-109.5366549381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11.997403406642">
                <text:p>-111.9974034066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14.21175431097">
                <text:p>-114.211754310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15.942295489872">
                <text:p>-115.9422954898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17.499138731047">
                <text:p>-117.4991387310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19.224419190201">
                <text:p>-119.2244191902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21.745287422355">
                <text:p>-121.7452874223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24.169920456593">
                <text:p>-124.1699204565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26.179620447979">
                <text:p>-126.1796204479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27.844458465114">
                <text:p>-127.8444584651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29.582977886143">
                <text:p>-129.5829778861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31.833673480997">
                <text:p>-131.8336734809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34.274775700941">
                <text:p>-134.2747757009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36.208592432027">
                <text:p>-136.2085924320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38.13966014782">
                <text:p>-138.139660147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39.325060434738">
                <text:p>-139.3250604347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41.234480095541">
                <text:p>-141.2344800955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43.67317404788">
                <text:p>-143.673174047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45.750966993188">
                <text:p>-145.7509669931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47.605577354385">
                <text:p>-147.6055773543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49.26451229808">
                <text:p>-149.264512298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51.495988478189">
                <text:p>-151.4959884781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53.138082155597">
                <text:p>-153.1380821555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55.36387035011">
                <text:p>-155.363870350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57.278501846781">
                <text:p>-157.2785018467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59.057349450012">
                <text:p>-159.0573494500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60.632652452224">
                <text:p>-160.6326524522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62.490755209742">
                <text:p>-162.4907552097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64.320475877581">
                <text:p>-164.3204758775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65.963756532074">
                <text:p>-165.9637565320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67.611536846691">
                <text:p>-167.6115368466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69.380344723845">
                <text:p>-169.3803447238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71.37481682183">
                <text:p>-171.374816821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73.308735567448">
                <text:p>-173.3087355674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74.920392139985">
                <text:p>-174.9203921399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76.206935718311">
                <text:p>-176.2069357183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78.111811993259">
                <text:p>-178.1118119932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8.426335945897">
                <text:p>178.4263359458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6.837702247861">
                <text:p>176.8377022478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5.601294645005">
                <text:p>175.6012946450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4.07249580761">
                <text:p>174.072495807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2.528440823408">
                <text:p>172.5284408234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0.589018082457">
                <text:p>170.5890180824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8.628525358978">
                <text:p>168.6285253589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7.098927254785">
                <text:p>167.0989272547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5.888466457784">
                <text:p>165.8884664577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4.310007070916">
                <text:p>164.3100070709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2.149681697783">
                <text:p>162.1496816977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0.491491013192">
                <text:p>160.4914910131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9.118002534754">
                <text:p>159.1180025347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.451546456004">
                <text:p>157.4515464560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5.942650549988">
                <text:p>155.9426505499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4.403625737856">
                <text:p>154.4036257378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3.019769281777">
                <text:p>153.0197692817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0.945395900923">
                <text:p>150.9453959009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9.142346642033">
                <text:p>149.1423466420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7.862751018958">
                <text:p>147.8627510189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6.569972047902">
                <text:p>146.5699720479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4.571595653757">
                <text:p>144.5715956537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2.755217107341">
                <text:p>142.7552171073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1.193904967151">
                <text:p>141.1939049671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9.67137803535">
                <text:p>139.671378035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7.895761973467">
                <text:p>137.8957619734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6.114563272485">
                <text:p>136.1145632724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4.552385829139">
                <text:p>134.5523858291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2.745425034065">
                <text:p>132.7454250340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0.946445768169">
                <text:p>130.9464457681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9.109373583796">
                <text:p>129.1093735837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7.193599170764">
                <text:p>127.1935991707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5.311213439633">
                <text:p>125.3112134396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3.69006752598">
                <text:p>123.690067525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1.798912824294">
                <text:p>121.7989128242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9.785459037689">
                <text:p>119.7854590376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7.897271030948">
                <text:p>117.8972710309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5.974393962431">
                <text:p>115.9743939624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3.761569472564">
                <text:p>113.7615694725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2.234990892489">
                <text:p>112.2349908924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.556045219583">
                <text:p>110.5560452195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9.179008025811">
                <text:p>109.1790080258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7.053314768701">
                <text:p>107.0533147687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4.364582449697">
                <text:p>104.3645824496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2.308015817428">
                <text:p>102.3080158174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0.911128384283">
                <text:p>100.9111283842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9.5179491609488">
                <text:p>99.51794916094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7.504732450612">
                <text:p>97.5047324506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5.5054778579784">
                <text:p>95.50547785797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3.4473868518652">
                <text:p>93.44738685186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1.3720916494606">
                <text:p>91.37209164946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9.6569156004765">
                <text:p>89.65691560047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7.5853434791492">
                <text:p>87.58534347914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5.495093136393">
                <text:p>85.4950931363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3.3915356616832">
                <text:p>83.39153566168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1.2802534937627">
                <text:p>81.28025349376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9.5085229876684">
                <text:p>79.50852298766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7.7352262721076">
                <text:p>77.73522627210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5.5406048496815">
                <text:p>75.54060484968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3.3342424831246">
                <text:p>73.33424248312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1.2351367071037">
                <text:p>71.23513670710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9.4844751269235">
                <text:p>69.48447512692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7.6198649480404">
                <text:p>67.61986494804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.1517470342119">
                <text:p>65.15174703421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.1218602479014">
                <text:p>63.12186024790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.5570713756367">
                <text:p>61.55707137563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9.6934133704912">
                <text:p>59.69341337049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7.3690615259255">
                <text:p>57.36906152592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5.2613747172344">
                <text:p>55.26137471723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5427899076757">
                <text:p>53.54278990767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1.3401917459099">
                <text:p>51.34019174590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9.1375935841441">
                <text:p>49.13759358414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.9414863909144">
                <text:p>46.94148639091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5.2417529092681">
                <text:p>45.24175290926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.3082114317355">
                <text:p>43.30821143173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1.4087409627945">
                <text:p>41.40874096279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9.7625239331875">
                <text:p>39.76252393318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7.6095907907123">
                <text:p>37.60959079071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1852133279477">
                <text:p>35.18521332794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3.318625212609">
                <text:p>33.3186252126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.6512728867126">
                <text:p>31.65127288671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9.7034526855699">
                <text:p>29.70345268556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.7432044720063">
                <text:p>27.74320447200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.9819081629801">
                <text:p>25.98190816298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.6607778873478">
                <text:p>24.66077788734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.5945911166347">
                <text:p>22.59459111663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.709037591649">
                <text:p>20.7090375916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7413404451927">
                <text:p>18.74134044519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.3156355100038">
                <text:p>17.31563551000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.6795241224193">
                <text:p>15.67952412241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.5704343851615">
                <text:p>13.57043438516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5601307942178">
                <text:p>11.56013079421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.61972779969885">
                <text:p>9.619727799698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6789638073687">
                <text:p>7.67896380736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7924971638495">
                <text:p>5.679249716384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08561677997488">
                <text:p>4.085616779974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83100167786527">
                <text:p>2.831001677865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57366405410255">
                <text:p>1.573664054102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311387040274828">
                <text:p>-0.3113870402748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.19057386403822">
                <text:p>-2.190573864038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.08561677997488">
                <text:p>-4.085616779974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5.64824737373526">
                <text:p>-5.648247373735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6.81821457165187">
                <text:p>-6.8182145716518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8.3929251873925">
                <text:p>-8.39292518739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0.2771405814124">
                <text:p>-10.27714058141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2.1595957285265">
                <text:p>-12.15959572852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3.3639640013724">
                <text:p>-13.36396400137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5.0110775779913">
                <text:p>-15.01107757799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6.3720133295301">
                <text:p>-16.37201332953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7.8503183022168">
                <text:p>-17.85031830221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9.5085089868081">
                <text:p>-19.50850898680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1.4579823533754">
                <text:p>-21.45798235337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3.1176643252128">
                <text:p>-23.11766432521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4.7751405688319">
                <text:p>-24.77514056883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6.1518676220504">
                <text:p>-26.15186762205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7.9454052505224">
                <text:p>-27.94540525052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9.6290544071928">
                <text:p>-29.62905440719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31.3403430871461">
                <text:p>-31.34034308714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32.7352262721076">
                <text:p>-32.73522627210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34.2986492761009">
                <text:p>-34.29864927610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35.6829139308738">
                <text:p>-35.68291393087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37.4926533330503">
                <text:p>-37.49265333305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38.806095032849">
                <text:p>-38.8060950328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0.3645365730974">
                <text:p>-40.36453657309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2.1042380265334">
                <text:p>-42.10423802653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4.3259631020155">
                <text:p>-44.32596310201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6.1233027140754">
                <text:p>-46.12330271407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7.7048759857357">
                <text:p>-47.70487598573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9.502189492041">
                <text:p>-49.5021894920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50.8906264162041">
                <text:p>-50.89062641620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52.5494217682633">
                <text:p>-52.54942176826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54.2355590931659">
                <text:p>-54.23555909316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56.1291892896112">
                <text:p>-56.12918928961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58.3067577810692">
                <text:p>-58.30675778106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60.2145409623114">
                <text:p>-60.21454096231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61.5208921890035">
                <text:p>-61.52089218900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63.2872796150619">
                <text:p>-63.28727961506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65.5014258085663">
                <text:p>-65.50142580856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67.2785018467807">
                <text:p>-67.27850184678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68.6293777306568">
                <text:p>-68.62937773065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70.188522858453">
                <text:p>-70.1885228584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72.9466852312991">
                <text:p>-72.94668523129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75.0685828218625">
                <text:p>-75.06858282186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77.1062559551178">
                <text:p>-77.10625595511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78.822085217494">
                <text:p>-78.8220852174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80.4257721149082">
                <text:p>-80.42577211490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81.7732775358918">
                <text:p>-81.77327753589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83.8113840367584">
                <text:p>-83.81138403675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86.5526131481348">
                <text:p>-86.55261314813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88.970845195694">
                <text:p>-88.9708451956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90.3451511231641">
                <text:p>-90.34515112316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92.0700306530411">
                <text:p>-92.07003065304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93.8140748342904">
                <text:p>-93.81407483429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95.9180603521076">
                <text:p>-95.91806035210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97.6404067610268">
                <text:p>-97.64040676102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99.7470901391075">
                <text:p>-99.74709013910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02.339087278326">
                <text:p>-102.3390872783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04.547039262089">
                <text:p>-104.5470392620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06.330248413655">
                <text:p>-106.3302484136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07.99590929724">
                <text:p>-107.995909297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10.19059162454">
                <text:p>-110.1905916245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12.969225127543">
                <text:p>-112.9692251275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14.995696372329">
                <text:p>-114.9956963723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16.720745846876">
                <text:p>-116.7207458468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18.582767169565">
                <text:p>-118.5827671695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21.083122566699">
                <text:p>-121.0831225666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22.819083920994">
                <text:p>-122.8190839209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24.651315912005">
                <text:p>-124.6513159120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26.93876273229">
                <text:p>-126.938762732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29.410131040172">
                <text:p>-129.4101310401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31.347777219694">
                <text:p>-131.3477772196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33.058513609086">
                <text:p>-133.0585136090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37.17474411461">
                <text:p>-137.174744114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38.846030090047">
                <text:p>-138.8460300900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40.06361685303">
                <text:p>-140.063616853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42.452077443405">
                <text:p>-142.4520774434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44.814786672052">
                <text:p>-144.8147866720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46.402494234389">
                <text:p>-146.4024942343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47.783453941424">
                <text:p>-147.7834539414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49.719659717493">
                <text:p>-149.71965971749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52.102728969052">
                <text:p>-152.1027289690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54.025606037569">
                <text:p>-154.0256060375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55.937285274275">
                <text:p>-155.9372852742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57.833654177918">
                <text:p>-157.8336541779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60.0168934781">
                <text:p>-160.01689347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61.668660068688">
                <text:p>-161.6686600686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63.425992243091">
                <text:p>-163.4259922430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64.859016164923">
                <text:p>-164.8590161649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66.667216429436">
                <text:p>-166.6672164294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68.375604275651">
                <text:p>-168.3756042756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69.954669630503">
                <text:p>-169.9546696305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71.960555449163">
                <text:p>-171.9605554491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73.624679025192">
                <text:p>-173.62467902519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75.57708857145">
                <text:p>-175.577088571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77.469236982365">
                <text:p>-177.4692369823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79.050433143564">
                <text:p>-179.0504331435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9.05564959642">
                <text:p>179.055649596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7.797401838234">
                <text:p>177.7974018382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6.248270929474">
                <text:p>176.2482709294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4.663679902609">
                <text:p>174.6636799026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2.797504618523">
                <text:p>172.7975046185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0.946561337826">
                <text:p>170.9465613378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9.667299484078">
                <text:p>169.6672994840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8.079261460078">
                <text:p>168.0792614600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6.115332314742">
                <text:p>166.1153323147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4.442313982469">
                <text:p>164.4423139824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2.943034423383">
                <text:p>162.94303442338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1.368833521184">
                <text:p>161.3688335211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0.096250462692">
                <text:p>160.0962504626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8.428692808745">
                <text:p>158.4286928087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6.47679097954">
                <text:p>156.476790979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4.815302896366">
                <text:p>154.8153028963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3.019769281777">
                <text:p>153.0197692817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1.488753705891">
                <text:p>151.4887537058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9.788677614165">
                <text:p>149.7886776141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8.126863018727">
                <text:p>148.1268630187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6.569972047902">
                <text:p>146.5699720479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5.007979801441">
                <text:p>145.0079798014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443190929177">
                <text:p>143.44319092917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1.877934978952">
                <text:p>141.8779349789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.114013831395">
                <text:p>140.1140138313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8.130244862219">
                <text:p>138.1302448622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5.895173710211">
                <text:p>135.8951737102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4.09777883847">
                <text:p>134.097778838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2.96266930318">
                <text:p>132.962669303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1.580016905139">
                <text:p>131.5800169051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9.764410338202">
                <text:p>129.7644103382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7.959283412995">
                <text:p>127.9592834129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6.28856244805">
                <text:p>126.288562448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4.508522987668">
                <text:p>124.5085229876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3.051446749582">
                <text:p>123.0514467495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1.522177246759">
                <text:p>121.5221772467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9.46362797636">
                <text:p>119.463627976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7.590697253043">
                <text:p>117.5906972530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5.676815681838">
                <text:p>115.6768156818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4.19758170952">
                <text:p>114.197581709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2.416147479344">
                <text:p>112.4161474793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0.125846085872">
                <text:p>110.12584608587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8.116051673356">
                <text:p>108.1160516733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6.731487212871">
                <text:p>106.7314872128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4.606737354447">
                <text:p>104.6067373544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2.236111509416">
                <text:p>102.2361115094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9.9094996998764">
                <text:p>99.90949969987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.5645186425756">
                <text:p>98.56451864257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6.4907716344757">
                <text:p>96.49077163447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4.1099979612748">
                <text:p>94.10999796127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2.0576459469483">
                <text:p>92.05764594694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0.6861441978353">
                <text:p>90.68614419783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8.6279083505394">
                <text:p>88.62790835053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6.2088343126348">
                <text:p>86.208834312634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4.4278021960362">
                <text:p>84.42780219603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3.004807702742">
                <text:p>83.0048077027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0.8821372462042">
                <text:p>80.88213724620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8.7585212323735">
                <text:p>78.75852123237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6.9792326943753">
                <text:p>76.97923269437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5.8789995236124">
                <text:p>75.87899952361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.4339241014903">
                <text:p>73.43392410149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0.5791790475332">
                <text:p>70.57917904753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8.7135948863409">
                <text:p>68.713594886340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6.7098827598713">
                <text:p>66.70988275987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4.5217302759202">
                <text:p>64.52173027592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2.1929584684989">
                <text:p>62.19295846849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0.4713281655202">
                <text:p>60.47132816552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8.9168774333013">
                <text:p>58.91687743330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6.3099324740202">
                <text:p>56.30993247402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4.0231297128907">
                <text:p>54.02312971289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2.3057595333108">
                <text:p>52.30575953331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0.6375428844599">
                <text:p>50.637542884459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9.1375935841441">
                <text:p>49.13759358414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7.4263358316024">
                <text:p>47.42633583160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5.4855458300081">
                <text:p>45.48554583000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3.293821705553">
                <text:p>43.2938217055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.897203076758">
                <text:p>40.89720307675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.0284341022036">
                <text:p>39.02843410220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.3422903062861">
                <text:p>37.34229030628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5.6553280979003">
                <text:p>35.65532809790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3.5034369824142">
                <text:p>33.50343698241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1.6512728867126">
                <text:p>31.651272886712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.9927346009944">
                <text:p>29.99273460099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8.3456936230767">
                <text:p>28.34569362307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6.1197561569928">
                <text:p>26.11975615699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4985741914338">
                <text:p>24.49857419143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2.7703789087622">
                <text:p>22.770378908762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.3179122754616">
                <text:p>21.31791227546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.4579790115899">
                <text:p>19.45797901158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.4119186342542">
                <text:p>17.41191863425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.3684633217961">
                <text:p>15.368463321796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.4075084370632">
                <text:p>13.40750843706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.6243957243489">
                <text:p>11.62439572434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.87939057950912">
                <text:p>9.879390579509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.26449408465858">
                <text:p>8.264494084658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69126443255228">
                <text:p>6.691264432552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.10783585601278">
                <text:p>5.1078358560127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14495746469802">
                <text:p>3.144957464698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56506908559226">
                <text:p>1.565069085592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56506908559226">
                <text:p>-1.565069085592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3.12780612128616">
                <text:p>-3.127806121286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4.9697407281103">
                <text:p>-4.96974072811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6.51101944340065">
                <text:p>-6.5110194434006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7.73737277320629">
                <text:p>-7.737372773206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9.61456927090095">
                <text:p>-9.614569270900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1.4914390881134">
                <text:p>-11.49143908811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3.4355233623192">
                <text:p>-13.43552336231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5.0110775779913">
                <text:p>-15.01107757799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6.2849224718834">
                <text:p>-16.28492247188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7.6501242199301">
                <text:p>-17.65012421993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9.3193760244144">
                <text:p>-19.31937602441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0.8819974652456">
                <text:p>-20.88199746524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2.4303798033416">
                <text:p>-22.43037980334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4.0874523086323">
                <text:p>-24.08745230863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5.5963742621442">
                <text:p>-25.59637426214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6.9802307182228">
                <text:p>-26.98023071822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8.6350818301191">
                <text:p>-28.63508183011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30.1672956103844">
                <text:p>-30.167295610384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32.3034510483872">
                <text:p>-32.303451048387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33.8636905688183">
                <text:p>-33.86369056881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35.6829139308738">
                <text:p>-35.68291393087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37.4346789315677">
                <text:p>-37.43467893156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39.443961576875">
                <text:p>-39.4439615768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40.7718172948384">
                <text:p>-40.77181729483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42.1265615024065">
                <text:p>-42.12656150240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43.8854367275153">
                <text:p>-43.88543672751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46.1233027140754">
                <text:p>-46.12330271407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47.9184347207816">
                <text:p>-47.91843472078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49.2612232444987">
                <text:p>-49.26122324449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50.8445658773869">
                <text:p>-50.84456587738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52.7447105464229">
                <text:p>-52.74471054642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54.4247018723203">
                <text:p>-54.424701872320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56.3099324740202">
                <text:p>-56.30993247402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58.3067577810692">
                <text:p>-58.30675778106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60.2145409623114">
                <text:p>-60.21454096231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61.8316687582415">
                <text:p>-61.83166875824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63.5811112087015">
                <text:p>-63.58111120870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65.6661234309533">
                <text:p>-65.66612343095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67.4569389999421">
                <text:p>-67.45693899994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69.561044085087">
                <text:p>-69.56104408508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71.2473329206733">
                <text:p>-71.24733292067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72.9466852312991">
                <text:p>-72.94668523129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74.3318395782475">
                <text:p>-74.33183957824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76.3730051401085">
                <text:p>-76.37300514010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78.4248111826038">
                <text:p>-78.424811182603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80.4257721149082">
                <text:p>-80.425772114908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82.4505782317367">
                <text:p>-82.45057823173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84.867445560127">
                <text:p>-84.8674455601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87.5997855391434">
                <text:p>-87.59978553914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89.6548488768359">
                <text:p>-89.65484887683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91.04162667601">
                <text:p>-91.041626676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92.7591076586203">
                <text:p>-92.759107658620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95.5386375327905">
                <text:p>-95.53863753279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97.3412258113642">
                <text:p>-97.34122581136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98.7197465062373">
                <text:p>-98.71974650623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00.491477012332">
                <text:p>-100.4914770123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03.020767305625">
                <text:p>-103.0207673056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05.65578195885">
                <text:p>-105.6557819588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07.102728969052">
                <text:p>-107.1027289690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08.877378480962">
                <text:p>-108.8773784809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11.412969474872">
                <text:p>-111.4129694748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13.749494492867">
                <text:p>-113.7494944928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15.942295489872">
                <text:p>-115.9422954898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17.499138731047">
                <text:p>-117.49913873104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19.831105128787">
                <text:p>-119.8311051287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22.042419905907">
                <text:p>-122.0424199059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23.882657656153">
                <text:p>-123.8826576561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25.618489839252">
                <text:p>-125.6184898392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27.844458465114">
                <text:p>-127.8444584651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29.84991766198">
                <text:p>-129.849917661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31.576128755069">
                <text:p>-131.5761287550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33.54364136566">
                <text:p>-133.5436413656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35.962863625636">
                <text:p>-135.9628636256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38.113438748057">
                <text:p>-138.1134387480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39.583529809117">
                <text:p>-139.5835298091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41.499346279655">
                <text:p>-141.4993462796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43.87328422721">
                <text:p>-143.873284227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46.402494234389">
                <text:p>-146.4024942343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48.065221536847">
                <text:p>-148.0652215368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49.55137645616">
                <text:p>-149.551376456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51.203774214891">
                <text:p>-151.2037742148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53.729526070589">
                <text:p>-153.7295260705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55.937285274275">
                <text:p>-155.9372852742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57.405408883365">
                <text:p>-157.4054088833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59.174781957635">
                <text:p>-159.17478195763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60.942295489872">
                <text:p>-160.9422954898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62.801458779934">
                <text:p>-162.8014587799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64.943528572612">
                <text:p>-164.9435285726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66.429565614839">
                <text:p>-166.4295656148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68.061849505495">
                <text:p>-168.0618495054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69.695153531234">
                <text:p>-169.6951535312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71.32682595212">
                <text:p>-171.326825952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72.954230875133">
                <text:p>-172.9542308751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74.57477363158">
                <text:p>-174.5747736315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76.206935718311">
                <text:p>-176.2069357183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77.797401838234">
                <text:p>-177.79740183823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79.686911424979">
                <text:p>-179.68691142497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8.740954792825">
                <text:p>178.7409547928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7.184443315789">
                <text:p>177.1844433157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5.625237719045">
                <text:p>175.62523771904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3.762919923542">
                <text:p>173.7629199235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.220862809086">
                <text:p>172.2208628090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0.897377511708">
                <text:p>170.8973775117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9.303489264222">
                <text:p>169.30348926422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7.403426764182">
                <text:p>167.40342676418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5.888466457784">
                <text:p>165.8884664577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4.310007070916">
                <text:p>164.3100070709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2.738179628387">
                <text:p>162.7381796283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1.075355583949">
                <text:p>161.0753555839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9.698439437257">
                <text:p>159.69843943725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8.025492008528">
                <text:p>158.0254920085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6.352839594708">
                <text:p>156.3528395947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4.403625737856">
                <text:p>154.4036257378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3.296218393034">
                <text:p>153.2962183930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1.909271810541">
                <text:p>151.90927181054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0.101098161385">
                <text:p>150.1010981613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8.190610712207">
                <text:p>148.1906107122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6.911215431972">
                <text:p>146.9112154319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5.265140460214">
                <text:p>145.2651404602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3.50870331627">
                <text:p>143.508703316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1.931356798316">
                <text:p>141.9313567983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0.599339336521">
                <text:p>140.5993393365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9.02199017702">
                <text:p>139.0219901770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7.219655553198">
                <text:p>137.2196555531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5.221218126665">
                <text:p>135.2212181266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3.876697285925">
                <text:p>133.8766972859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2.03513869084">
                <text:p>132.035138690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9.764410338202">
                <text:p>129.76441033820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8.263988785881">
                <text:p>128.26398878588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6.80573666537">
                <text:p>126.805736665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4.777831366364">
                <text:p>124.7778313663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22.774877324264">
                <text:p>122.7748773242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0.796062046486">
                <text:p>120.7960620464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9.1808060525">
                <text:p>119.18080605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7.299572211333">
                <text:p>117.2995722113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5.377743861349">
                <text:p>115.3777438613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3.591320094598">
                <text:p>113.5913200945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2.109448343752">
                <text:p>112.10944834375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0.869347794834">
                <text:p>110.8693477948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8.752667079327">
                <text:p>108.75266707932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6.313852426261">
                <text:p>106.3138524262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4.281095735971">
                <text:p>104.28109573597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2.63906244063">
                <text:p>102.639062440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.911128384283">
                <text:p>100.9111283842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.1839192508444">
                <text:p>99.18391925084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7.1672387285198">
                <text:p>97.16723872851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5.4727116712505">
                <text:p>95.47271167125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3.4064437549947">
                <text:p>93.40644375499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.3639275316029">
                <text:p>91.36392753160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9.3138558021648">
                <text:p>89.31385580216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7.9174347202691">
                <text:p>87.91743472026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6.1859251657097">
                <text:p>86.18592516570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4.1527445587268">
                <text:p>84.15274455872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1.3843518158359">
                <text:p>81.384351815835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9.2318554388922">
                <text:p>79.231855438892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7.0573757342054">
                <text:p>77.05737573420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5.2032377549427">
                <text:p>75.20323775494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3.2333886253713">
                <text:p>73.23338862537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1.4542277572322">
                <text:p>71.45422775723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9.6889815668385">
                <text:p>69.688981566838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7.4872799097904">
                <text:p>67.48727990979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4.8359250267057">
                <text:p>64.83592502670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2.660728657994">
                <text:p>62.66072865799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0.5110921877274">
                <text:p>60.511092187727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8.7994853960194">
                <text:p>58.79948539601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6.888658039628">
                <text:p>56.8886580396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4.7824070318073">
                <text:p>54.78240703180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2.5785354748598">
                <text:p>52.57853547485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0.3709946955357">
                <text:p>50.37099469553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8.1663265190035">
                <text:p>48.16632651900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.4441255309358">
                <text:p>46.444125530935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5.2397298960809">
                <text:p>45.23972989608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3.0748162916768">
                <text:p>43.074816291676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0.6749395652616">
                <text:p>40.67493956526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8.5545819637403">
                <text:p>38.55458196374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6.6686252436243">
                <text:p>36.668625243624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5.1852133279477">
                <text:p>35.18521332794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3.318625212609">
                <text:p>33.3186252126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4140087921111">
                <text:p>31.41400879211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.7854590376886">
                <text:p>29.78545903768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7.4509977709322">
                <text:p>27.45099777093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5.3777438613492">
                <text:p>25.377743861349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3.1985905136482">
                <text:p>23.19859051364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.3179122754616">
                <text:p>21.31791227546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.5663162536045">
                <text:p>19.566316253604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.9187845931572">
                <text:p>17.91878459315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.1690316876096">
                <text:p>16.16903168760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.3493320429471">
                <text:p>14.349332042947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.9465095156369">
                <text:p>12.946509515636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.8735203952551">
                <text:p>10.873520395255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.89042325736388">
                <text:p>8.890423257363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.96825674137854">
                <text:p>6.968256741378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.71059313749964">
                <text:p>5.710593137499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10811217713587">
                <text:p>4.108112177135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19057386403822">
                <text:p>2.190573864038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6261584535352">
                <text:p>0.62615845353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93919094573558">
                <text:p>-0.939190945735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2.19057386403822">
                <text:p>-2.190573864038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3.73139699916045">
                <text:p>-3.731396999160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5.89551701236935">
                <text:p>-5.895517012369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7.77913719091436">
                <text:p>-7.779137190914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9.41098191754312">
                <text:p>-9.410981917543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0.6965107357781">
                <text:p>-10.69651073577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1.8567472773952">
                <text:p>-11.85674727739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3.5909484478413">
                <text:p>-13.59094844784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5.1479237308173">
                <text:p>-15.14792373081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7.1705613519382">
                <text:p>-17.17056135193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8.7307935922031">
                <text:p>-18.73079359220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20.0096938886752">
                <text:p>-20.009693888675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21.5713071912546">
                <text:p>-21.57130719125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23.5232090204596">
                <text:p>-23.523209020459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25.1846971036335">
                <text:p>-25.18469710363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26.7037816069656">
                <text:p>-26.70378160696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28.0907281894592">
                <text:p>-28.09072818945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29.6290544071928">
                <text:p>-29.62905440719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31.7091985887141">
                <text:p>-31.70919858871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33.2586315575472">
                <text:p>-33.25863155754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34.8133702400552">
                <text:p>-34.81337024005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36.807483967358">
                <text:p>-36.8074839673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38.3161358919659">
                <text:p>-38.316135891965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39.8859861686049">
                <text:p>-39.88598616860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41.4236656250027">
                <text:p>-41.423665625002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43.6573759734622">
                <text:p>-43.65737597346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45.6740368979845">
                <text:p>-45.67403689798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46.8039951162006">
                <text:p>-46.80399511620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48.1798301198642">
                <text:p>-48.179830119864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50.2355896617984">
                <text:p>-50.23558966179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52.2941963085409">
                <text:p>-52.29419630854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54.1623470457217">
                <text:p>-54.16234704572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56.0409401803237">
                <text:p>-56.04094018032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58.2010871757056">
                <text:p>-58.20108717570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59.9314171781376">
                <text:p>-59.931417178137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61.2323506611562">
                <text:p>-61.23235066115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62.9930878179737">
                <text:p>-62.993087817973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65.0630726660882">
                <text:p>-65.06307266608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67.4569389999421">
                <text:p>-67.456938999942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68.8186504997338">
                <text:p>-68.818650499733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70.188522858453">
                <text:p>-70.1885228584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72.6259628673422">
                <text:p>-72.625962867342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74.7448812969422">
                <text:p>-74.744881296942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76.7787197682781">
                <text:p>-76.778719768278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78.4248111826038">
                <text:p>-78.424811182603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80.4820508390513">
                <text:p>-80.482050839051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82.495267549388">
                <text:p>-82.4952675493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84.1875176168873">
                <text:p>-84.187517616887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85.1792339219074">
                <text:p>-85.179233921907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87.5707266765">
                <text:p>-87.570726676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92.0576459469483">
                <text:p>-92.057645946948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93.4473868518652">
                <text:p>-93.447386851865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95.5721978039638">
                <text:p>-95.572197803963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98.0316560944837">
                <text:p>-98.031656094483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99.8060927598971">
                <text:p>-99.80609275989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.63657221548884">
                <text:p>7.6365722154888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.34019174590991">
                <text:p>6.340191745909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.73744334801011">
                <text:p>4.737443348010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.53076301763541">
                <text:p>2.5307630176354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633076771431131">
                <text:p>0.63307677143113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944350403579633">
                <text:p>-0.94435040357963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2.19057386403822">
                <text:p>-2.190573864038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4.35107795157388">
                <text:p>-4.3510779515738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6.20344790169184">
                <text:p>-6.2034479016918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